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B2E00000A4100000E39404777B034D65905.svg" manifest:media-type="image/svg+xml"/>
  <manifest:file-entry manifest:full-path="Pictures/10000201000000760000008E3E0450F2CBB5DFB9.png" manifest:media-type="image/png"/>
  <manifest:file-entry manifest:full-path="Pictures/1000020100000161000001365B5D1CCCCF4326CD.png" manifest:media-type="image/png"/>
  <manifest:file-entry manifest:full-path="Pictures/10000AF300000C3D00000EAAC159B67807786B07.svg" manifest:media-type="image/svg+xml"/>
  <manifest:file-entry manifest:full-path="Pictures/100011210000247E00002015ED940AFE92C74AD1.svg" manifest:media-type="image/svg+xml"/>
  <manifest:file-entry manifest:full-path="Pictures/100024150000162900001743A196EAC713DE9CA7.svg" manifest:media-type="image/svg+xml"/>
  <manifest:file-entry manifest:full-path="Pictures/1000020100000320000000CC92ED98D1A1A58207.png" manifest:media-type="image/png"/>
  <manifest:file-entry manifest:full-path="Pictures/10000201000000D6000000E15E321B5D8CE68D7E.png" manifest:media-type="image/png"/>
  <manifest:file-entry manifest:full-path="Pictures/10000B3E00000A4100000E392856780DCD2092F1.svg" manifest:media-type="image/svg+xml"/>
  <manifest:file-entry manifest:full-path="Pictures/10000201000000630000008A3FF5378EB45745A2.png" manifest:media-type="image/png"/>
  <manifest:file-entry manifest:full-path="Pictures/10000201000000630000008A03F9A5F67356512E.png" manifest:media-type="image/png"/>
  <manifest:file-entry manifest:full-path="Pictures/100037E200001CC600001CC63531727BC5EA3235.svg" manifest:media-type="image/svg+xml"/>
  <manifest:file-entry manifest:full-path="Pictures/1000020100000116000001162B3486F6335D7D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Osaka1" svg:font-family="Osaka"/>
    <style:font-face style:name="ＭＳ Ｐゴシック1" svg:font-family="'ＭＳ Ｐゴシック'"/>
    <style:font-face style:name="Arial" svg:font-family="Arial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Heiti TC1" svg:font-family="'Heiti TC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.885cm" fo:min-width="0.001cm" fo:padding-top="0.125cm" fo:padding-bottom="0.125cm" fo:padding-left="0.25cm" fo:padding-right="0.25cm" fo:wrap-option="wrap"/>
    </style:style>
    <style:style style:name="gr2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59cm" svg:stroke-color="#0066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08cm"/>
    </style:style>
    <style:style style:name="gr5" style:family="graphic" style:parent-style-name="objectwithoutfill">
      <style:graphic-properties svg:stroke-width="0.159cm" svg:stroke-color="#ff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draw:stroke="dash" draw:stroke-dash="Fine_20_Dashed" svg:stroke-width="0.159cm" svg:stroke-color="#ff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5cm" fo:min-width="4.231cm" fo:padding-top="0.125cm" fo:padding-bottom="0.125cm" fo:padding-left="0.25cm" fo:padding-right="0.25cm" fo:wrap-option="wrap"/>
    </style:style>
    <style:style style:name="gr8" style:family="graphic" style:parent-style-name="objectwithoutfill">
      <style:graphic-properties svg:stroke-width="0.159cm" svg:stroke-color="#ffce3a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3.631cm" fo:padding-top="0.125cm" fo:padding-bottom="0.125cm" fo:padding-left="0.25cm" fo:padding-right="0.25cm" fo:wrap-option="wrap"/>
    </style:style>
    <style:style style:name="gr10" style:family="graphic" style:parent-style-name="objectwithoutfill">
      <style:graphic-properties svg:stroke-width="0.159cm" svg:stroke-color="#0066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4.931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4.93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5" style:family="graphic" style:parent-style-name="objectwithoutfill">
      <style:graphic-properties svg:stroke-width="0.159cm" svg:stroke-color="#cc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731cm" fo:padding-top="0.125cm" fo:padding-bottom="0.125cm" fo:padding-left="0.25cm" fo:padding-right="0.25cm" fo:wrap-option="wrap"/>
    </style:style>
    <style:style style:name="gr17" style:family="graphic" style:parent-style-name="objectwithoutfill">
      <style:graphic-properties draw:stroke="dash" draw:stroke-dash="Fine_20_Dashed" svg:stroke-width="0.159cm" svg:stroke-color="#cc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7.441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5.701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731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5.281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5.786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321cm" fo:padding-top="0.125cm" fo:padding-bottom="0.125cm" fo:padding-left="0.25cm" fo:padding-right="0.25cm" fo:wrap-option="wrap"/>
    </style:style>
    <style:style style:name="gr24" style:family="graphic" style:parent-style-name="objectwithoutfill">
      <style:graphic-properties svg:stroke-width="0.159cm" svg:stroke-color="#00ff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5" style:family="graphic">
      <style:graphic-properties style:protect="size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631cm" fo:padding-top="0.125cm" fo:padding-bottom="0.125cm" fo:padding-left="0.25cm" fo:padding-right="0.25cm" fo:wrap-option="wrap"/>
    </style:style>
    <style:style style:name="gr27" style:family="graphic" style:parent-style-name="objectwithoutfill">
      <style:graphic-properties svg:stroke-width="0.159cm" svg:stroke-color="#0099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221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5cm" fo:min-width="4.771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cm"/>
    </style:style>
    <style:style style:name="gr31" style:family="graphic" style:parent-style-name="objectwithoutfill">
      <style:graphic-properties draw:stroke="dash" draw:stroke-dash="Fine_20_Dashed" svg:stroke-width="0.159cm" svg:stroke-color="#0099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05cm"/>
    </style:style>
    <style:style style:name="gr33" style:family="graphic" style:parent-style-name="objectwithoutfill">
      <style:graphic-properties svg:stroke-width="0.159cm" svg:stroke-color="#6600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5.939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8cm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4.659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2cm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4.659cm" fo:padding-top="0.125cm" fo:padding-bottom="0.125cm" fo:padding-left="0.25cm" fo:padding-right="0.25cm" fo:wrap-option="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7.441cm" fo:padding-top="0.125cm" fo:padding-bottom="0.125cm" fo:padding-left="0.25cm" fo:padding-right="0.25cm" fo:wrap-option="wrap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321cm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321cm" fo:padding-top="0.125cm" fo:padding-bottom="0.125cm" fo:padding-left="0.25cm" fo:padding-right="0.25cm" fo:wrap-option="wrap"/>
    </style:style>
    <style:style style:name="gr42" style:family="graphic" style:parent-style-name="objectwithoutfill">
      <style:graphic-properties svg:stroke-width="0.159cm" svg:stroke-color="#ffcc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321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631cm" fo:padding-top="0.125cm" fo:padding-bottom="0.125cm" fo:padding-left="0.25cm" fo:padding-right="0.25cm" fo:wrap-option="wrap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321cm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631cm" fo:padding-top="0.125cm" fo:padding-bottom="0.125cm" fo:padding-left="0.25cm" fo:padding-right="0.25cm" fo:wrap-option="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7.431cm" fo:padding-top="0.125cm" fo:padding-bottom="0.125cm" fo:padding-left="0.25cm" fo:padding-right="0.25cm" fo:wrap-option="wrap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689cm" fo:padding-top="0.125cm" fo:padding-bottom="0.125cm" fo:padding-left="0.25cm" fo:padding-right="0.25cm" fo:wrap-option="wrap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11.331cm" fo:padding-top="0.125cm" fo:padding-bottom="0.125cm" fo:padding-left="0.25cm" fo:padding-right="0.25cm" fo:wrap-option="wrap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12.331cm" fo:padding-top="0.125cm" fo:padding-bottom="0.125cm" fo:padding-left="0.25cm" fo:padding-right="0.25cm" fo:wrap-option="wrap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10.601cm" fo:padding-top="0.125cm" fo:padding-bottom="0.125cm" fo:padding-left="0.25cm" fo:padding-right="0.25cm" fo:wrap-option="wrap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11.721cm" fo:padding-top="0.125cm" fo:padding-bottom="0.125cm" fo:padding-left="0.25cm" fo:padding-right="0.25cm" fo:wrap-option="wrap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9.531cm" fo:padding-top="0.125cm" fo:padding-bottom="0.125cm" fo:padding-left="0.25cm" fo:padding-right="0.25cm" fo:wrap-option="wrap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10.731cm" fo:padding-top="0.125cm" fo:padding-bottom="0.125cm" fo:padding-left="0.25cm" fo:padding-right="0.25cm" fo:wrap-option="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9.201cm" fo:padding-top="0.125cm" fo:padding-bottom="0.125cm" fo:padding-left="0.25cm" fo:padding-right="0.25cm" fo:wrap-option="wrap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501cm" fo:padding-top="0.125cm" fo:padding-bottom="0.125cm" fo:padding-left="0.25cm" fo:padding-right="0.25cm" fo:wrap-option="wrap"/>
    </style:style>
    <style:style style:name="pr1" style:family="presentation" style:parent-style-name="預設_20_3-title">
      <style:graphic-properties draw:auto-grow-height="true" fo:min-height="1.6cm"/>
    </style:style>
    <style:style style:name="pr2" style:family="presentation" style:parent-style-name="預設_20_3-notes">
      <style:graphic-properties draw:fill-color="#ffffff" draw:auto-grow-height="true" fo:min-height="13.364cm"/>
    </style:style>
    <style:style style:name="pr3" style:family="presentation" style:parent-style-name="預設_20_3-notes">
      <style:graphic-properties draw:fill-color="#ffffff" fo:min-height="13.364cm"/>
    </style:style>
    <style:style style:name="pr4" style:family="presentation" style:parent-style-name="預設_20_5-title">
      <style:graphic-properties fo:min-height="1.596cm"/>
    </style:style>
    <style:style style:name="pr5" style:family="presentation" style:parent-style-name="預設_20_5-notes">
      <style:graphic-properties draw:fill-color="#ffffff" draw:auto-grow-height="true" fo:min-height="13.364cm"/>
    </style:style>
    <style:style style:name="pr6" style:family="presentation" style:parent-style-name="預設_20_1-title">
      <style:graphic-properties draw:auto-grow-height="true" fo:min-height="1.596cm"/>
    </style:style>
    <style:style style:name="pr7" style:family="presentation" style:parent-style-name="預設_20_1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/>
      <style:text-properties fo:font-size="12pt" style:font-size-asian="12pt"/>
    </style:style>
    <style:style style:name="P2" style:family="paragraph">
      <loext:graphic-properties draw:fill="none"/>
      <style:paragraph-properties fo:text-align="center"/>
      <style:text-properties fo:font-size="12pt" style:font-size-asian="12pt"/>
    </style:style>
    <style:style style:name="P3" style:family="paragraph">
      <loext:graphic-properties draw:fill="none" draw:fill-color="#ffffff"/>
      <style:text-properties fo:color="#ff0000" fo:font-size="12pt" style:font-size-asian="12pt" style:font-size-complex="12pt"/>
    </style:style>
    <style:style style:name="P4" style:family="paragraph">
      <loext:graphic-properties draw:fill="none" draw:fill-color="#ffffff"/>
      <style:text-properties fo:color="#ff0000" fo:font-size="12pt" style:font-size-asian="12pt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2pt" fo:font-weight="bold" style:font-size-asian="12pt"/>
    </style:style>
    <style:style style:name="P7" style:family="paragraph">
      <loext:graphic-properties draw:fill="none"/>
      <style:paragraph-properties fo:margin-left="0cm" fo:margin-right="0.4cm" fo:margin-top="0cm" fo:margin-bottom="0cm" fo:line-height="100%" fo:text-align="start" fo:text-indent="0cm" style:font-independent-line-spacing="true"/>
      <style:text-properties fo:font-size="12pt" fo:font-weight="bold" style:font-size-asian="12pt"/>
    </style:style>
    <style:style style:name="P8" style:family="paragraph">
      <loext:graphic-properties draw:fill="none"/>
      <style:paragraph-properties fo:margin-left="0cm" fo:margin-right="0.4cm" fo:margin-top="0cm" fo:margin-bottom="0cm" fo:line-height="100%" fo:text-align="end" fo:text-indent="0cm" style:font-independent-line-spacing="true"/>
      <style:text-properties fo:font-size="12pt" fo:font-weight="bold" style:font-size-asian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4pt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margin-left="0cm" fo:margin-right="0.4cm" fo:margin-top="0cm" fo:margin-bottom="0cm" fo:line-height="100%" fo:text-align="start" fo:text-indent="0cm" style:font-independent-line-spacing="true"/>
      <style:text-properties fo:font-size="12pt" style:font-size-asian="12pt"/>
    </style:style>
    <style:style style:name="P1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2pt" style:font-size-asian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margin-left="0cm" fo:margin-right="0.4cm" fo:margin-top="0cm" fo:margin-bottom="0cm" fo:line-height="100%" fo:text-align="end" fo:text-indent="0cm" style:font-independent-line-spacing="true"/>
      <style:text-properties fo:font-size="12pt" style:font-size-asian="12pt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loext:graphic-properties draw:fill="none"/>
      <style:paragraph-properties fo:margin-left="0cm" fo:margin-right="0.4cm" fo:margin-top="0cm" fo:margin-bottom="0cm" fo:line-height="100%" fo:text-align="start" fo:text-indent="0cm" style:font-independent-line-spacing="true"/>
      <style:text-properties fo:font-size="14pt"/>
    </style:style>
    <style:style style:name="P19" style:family="paragraph">
      <loext:graphic-properties draw:fill="none" draw:fill-color="#ffffff"/>
      <style:text-properties fo:color="#ff0000" fo:font-size="14pt"/>
    </style:style>
    <style:style style:name="T1" style:family="text">
      <style:text-properties fo:color="#ff0000" fo:font-size="12pt" style:font-size-asian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size="12pt" style:font-size-asian="12pt" style:font-size-complex="14pt"/>
    </style:style>
    <style:style style:name="T4" style:family="text">
      <style:text-properties fo:color="#ff0000" fo:font-size="14pt" style:font-size-asian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7" style:family="text">
      <style:text-properties fo:color="#ff0000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_20_3" presentation:presentation-page-layout-name="AL1T1">
        <office:forms form:automatic-focus="false" form:apply-design-mode="false"/>
        <draw:frame presentation:style-name="pr1" draw:layer="layout" svg:width="18cm" svg:height="1.6cm" svg:x="2.4cm" svg:y="0.4cm" presentation:class="title">
          <draw:text-box>
            <text:p>All Projects</text:p>
          </draw:text-box>
        </draw:frame>
        <draw:custom-shape draw:name="CustomShape 50" draw:style-name="gr1" draw:text-style-name="P1" draw:layer="layout" svg:width="0.5cm" svg:height="1.134cm" svg:x="16.98cm" svg:y="3.2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" draw:text-style-name="P1" draw:layer="layout" svg:width="0.5cm" svg:height="1.134cm" svg:x="17.02cm" svg:y="3.2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0.51cm" svg:height="0.7cm" svg:x="10.92cm" svg:y="3.705cm">
          <draw:image xlink:href="Pictures/10000B3E00000A4100000E392856780DCD2092F1.svg" xlink:type="simple" xlink:show="embed" xlink:actuate="onLoad">
            <text:p/>
          </draw:image>
          <draw:image xlink:href="Pictures/10000201000000630000008A03F9A5F67356512E.png" xlink:type="simple" xlink:show="embed" xlink:actuate="onLoad"/>
        </draw:frame>
        <draw:line draw:style-name="gr3" draw:text-style-name="P2" draw:layer="layout" svg:x1="1cm" svg:y1="4.458cm" svg:x2="11.22cm" svg:y2="4.458cm">
          <text:p/>
        </draw:line>
        <draw:frame draw:style-name="gr4" draw:text-style-name="P3" draw:layer="layout" svg:width="2.708cm" svg:height="0.806cm" svg:x="11.22cm" svg:y="3.652cm">
          <draw:text-box>
            <text:p><text:span text:style-name="T1">2017/5/12</text:span></text:p>
          </draw:text-box>
        </draw:frame>
        <draw:line draw:style-name="gr5" draw:text-style-name="P2" draw:layer="layout" svg:x1="1cm" svg:y1="5.505cm" svg:x2="6.628cm" svg:y2="5.505cm">
          <text:p/>
        </draw:line>
        <draw:line draw:style-name="gr5" draw:text-style-name="P2" draw:layer="layout" svg:x1="11.02cm" svg:y1="5.525cm" svg:x2="12.98cm" svg:y2="5.525cm">
          <text:p/>
        </draw:line>
        <draw:frame draw:style-name="gr2" draw:text-style-name="P2" draw:layer="layout" svg:width="0.51cm" svg:height="0.7cm" svg:x="12.68cm" svg:y="4.827cm">
          <draw:image xlink:href="Pictures/10000B3E00000A4100000E392856780DCD2092F1.svg" xlink:type="simple" xlink:show="embed" xlink:actuate="onLoad">
            <text:p/>
          </draw:image>
          <draw:image xlink:href="Pictures/10000201000000630000008A03F9A5F67356512E.png" xlink:type="simple" xlink:show="embed" xlink:actuate="onLoad"/>
        </draw:frame>
        <draw:frame draw:style-name="gr4" draw:text-style-name="P4" draw:layer="layout" svg:width="2.708cm" svg:height="0.806cm" svg:x="12.98cm" svg:y="4.774cm">
          <draw:text-box>
            <text:p><text:span text:style-name="T1">2017/6/16</text:span></text:p>
          </draw:text-box>
        </draw:frame>
        <draw:line draw:style-name="gr6" draw:text-style-name="P2" draw:layer="layout" svg:x1="4.56cm" svg:y1="5.505cm" svg:x2="11.396cm" svg:y2="5.525cm">
          <text:p/>
        </draw:line>
        <draw:frame draw:style-name="gr2" draw:text-style-name="P2" draw:layer="layout" svg:width="0.51cm" svg:height="0.7cm" svg:x="6.42cm" svg:y="4.805cm">
          <draw:image xlink:href="Pictures/10000B3E00000A4100000E392856780DCD2092F1.svg" xlink:type="simple" xlink:show="embed" xlink:actuate="onLoad">
            <text:p/>
          </draw:image>
          <draw:image xlink:href="Pictures/10000201000000630000008A03F9A5F67356512E.png" xlink:type="simple" xlink:show="embed" xlink:actuate="onLoad"/>
        </draw:frame>
        <draw:frame draw:style-name="gr4" draw:text-style-name="P4" draw:layer="layout" svg:width="2.708cm" svg:height="0.806cm" svg:x="3.92cm" svg:y="4.752cm">
          <draw:text-box>
            <text:p><text:span text:style-name="T1">2017/2/17</text:span></text:p>
          </draw:text-box>
        </draw:frame>
        <draw:custom-shape draw:name="CustomShape 67" draw:style-name="gr7" draw:text-style-name="P6" draw:layer="layout" svg:width="4.73cm" svg:height="0.804cm" svg:x="8.16cm" svg:y="4.721cm">
          <text:p text:style-name="P5"><text:span text:style-name="T2">Quanmax - P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2" draw:layer="layout" svg:x1="5.26cm" svg:y1="6.501cm" svg:x2="10.44cm" svg:y2="6.501cm">
          <text:p/>
        </draw:line>
        <draw:custom-shape draw:name="CustomShape 64" draw:style-name="gr9" draw:text-style-name="P7" draw:layer="layout" svg:width="4.13cm" svg:height="0.8cm" svg:x="6.12cm" svg:y="5.705cm">
          <text:p text:style-name="P5"><text:span text:style-name="T2">AX - Treadmi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0.51cm" svg:height="0.7cm" svg:x="10.14cm" svg:y="5.801cm">
          <draw:image xlink:href="Pictures/10000B3E00000A4100000E392856780DCD2092F1.svg" xlink:type="simple" xlink:show="embed" xlink:actuate="onLoad">
            <text:p/>
          </draw:image>
          <draw:image xlink:href="Pictures/10000201000000630000008A03F9A5F67356512E.png" xlink:type="simple" xlink:show="embed" xlink:actuate="onLoad"/>
        </draw:frame>
        <draw:frame draw:style-name="gr4" draw:text-style-name="P4" draw:layer="layout" svg:width="2.708cm" svg:height="0.806cm" svg:x="10.44cm" svg:y="5.748cm">
          <draw:text-box>
            <text:p><text:span text:style-name="T1">2017/4/29</text:span></text:p>
          </draw:text-box>
        </draw:frame>
        <draw:line draw:style-name="gr10" draw:text-style-name="P2" draw:layer="layout" svg:x1="1cm" svg:y1="7.515cm" svg:x2="5.14cm" svg:y2="7.515cm">
          <text:p/>
        </draw:line>
        <draw:custom-shape draw:name="CustomShape 64" draw:style-name="gr11" draw:text-style-name="P8" draw:layer="layout" svg:width="5.43cm" svg:height="0.8cm" svg:x="-0.38cm" svg:y="6.7cm">
          <text:p text:style-name="P5"><text:span text:style-name="T2">RTX - A6 - Android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0.51cm" svg:height="0.7cm" svg:x="4.84cm" svg:y="6.815cm">
          <draw:image xlink:href="Pictures/10000B3E00000A4100000E392856780DCD2092F1.svg" xlink:type="simple" xlink:show="embed" xlink:actuate="onLoad">
            <text:p/>
          </draw:image>
          <draw:image xlink:href="Pictures/10000201000000630000008A03F9A5F67356512E.png" xlink:type="simple" xlink:show="embed" xlink:actuate="onLoad"/>
        </draw:frame>
        <draw:frame draw:style-name="gr4" draw:text-style-name="P4" draw:layer="layout" svg:width="2.708cm" svg:height="0.806cm" svg:x="5.14cm" svg:y="6.762cm">
          <draw:text-box>
            <text:p><text:span text:style-name="T1">2017/1/17</text:span></text:p>
          </draw:text-box>
        </draw:frame>
        <draw:line draw:style-name="gr10" draw:text-style-name="P2" draw:layer="layout" svg:x1="10.46cm" svg:y1="8.529cm" svg:x2="12.34cm" svg:y2="8.529cm">
          <text:p/>
        </draw:line>
        <draw:custom-shape draw:name="CustomShape 64" draw:style-name="gr12" draw:text-style-name="P7" draw:layer="layout" svg:width="5.43cm" svg:height="0.8cm" svg:x="6.72cm" svg:y="7.814cm">
          <text:p text:style-name="P5"><text:span text:style-name="T2">RTX - A6 - Android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0.51cm" svg:height="0.7cm" svg:x="12.04cm" svg:y="7.829cm">
          <draw:image xlink:href="Pictures/10000B3E00000A4100000E392856780DCD2092F1.svg" xlink:type="simple" xlink:show="embed" xlink:actuate="onLoad">
            <text:p/>
          </draw:image>
          <draw:image xlink:href="Pictures/10000201000000630000008A03F9A5F67356512E.png" xlink:type="simple" xlink:show="embed" xlink:actuate="onLoad"/>
        </draw:frame>
        <draw:frame draw:style-name="gr13" draw:text-style-name="P4" draw:layer="layout" svg:width="2.432cm" svg:height="0.806cm" svg:x="12.34cm" svg:y="7.776cm">
          <draw:text-box>
            <text:p><text:span text:style-name="T1">2017/6/2</text:span></text:p>
          </draw:text-box>
        </draw:frame>
        <draw:frame draw:style-name="gr14" draw:text-style-name="P9" draw:layer="layout" svg:width="3.702cm" svg:height="0.806cm" svg:x="7.294cm" svg:y="3.652cm">
          <draw:text-box>
            <text:p><text:span text:style-name="T3">ADLINK - ABB</text:span></text:p>
          </draw:text-box>
        </draw:frame>
        <draw:line draw:style-name="gr15" draw:text-style-name="P2" draw:layer="layout" svg:x1="3.956cm" svg:y1="11.335cm" svg:x2="5.26cm" svg:y2="11.335cm">
          <text:p/>
        </draw:line>
        <draw:custom-shape draw:name="CustomShape 64" draw:style-name="gr16" draw:text-style-name="P7" draw:layer="layout" svg:width="7.23cm" svg:height="0.8cm" svg:x="0.46cm" svg:y="10.52cm">
          <text:p text:style-name="P5"><text:span text:style-name="T2">ALF - PICO - Ububtu 5G/L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0.51cm" svg:height="0.7cm" svg:x="7.58cm" svg:y="10.635cm">
          <draw:image xlink:href="Pictures/10000B3E00000A4100000E392856780DCD2092F1.svg" xlink:type="simple" xlink:show="embed" xlink:actuate="onLoad">
            <text:p/>
          </draw:image>
          <draw:image xlink:href="Pictures/10000201000000630000008A03F9A5F67356512E.png" xlink:type="simple" xlink:show="embed" xlink:actuate="onLoad"/>
        </draw:frame>
        <draw:frame draw:style-name="gr4" draw:text-style-name="P4" draw:layer="layout" svg:width="2.708cm" svg:height="0.806cm" svg:x="7.88cm" svg:y="10.582cm">
          <draw:text-box>
            <text:p><text:span text:style-name="T1">2017/3/10</text:span></text:p>
          </draw:text-box>
        </draw:frame>
        <draw:line draw:style-name="gr17" draw:text-style-name="P2" draw:layer="layout" svg:x1="3.956cm" svg:y1="11.335cm" svg:x2="7.06cm" svg:y2="11.335cm">
          <text:p/>
        </draw:line>
        <draw:line draw:style-name="gr15" draw:text-style-name="P2" draw:layer="layout" svg:x1="6.569cm" svg:y1="11.335cm" svg:x2="7.88cm" svg:y2="11.335cm">
          <text:p/>
        </draw:line>
        <draw:custom-shape draw:name="CustomShape 64" draw:style-name="gr18" draw:text-style-name="P7" draw:layer="layout" svg:width="7.94cm" svg:height="0.8cm" svg:x="-1.18cm" svg:y="11.534cm">
          <text:p text:style-name="P5"><text:span text:style-name="T2">ALF - BISHOP - USB Wifi Dr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0.51cm" svg:height="0.7cm" svg:x="6.64cm" svg:y="11.649cm">
          <draw:image xlink:href="Pictures/10000B3E00000A4100000E392856780DCD2092F1.svg" xlink:type="simple" xlink:show="embed" xlink:actuate="onLoad">
            <text:p/>
          </draw:image>
          <draw:image xlink:href="Pictures/10000201000000630000008A03F9A5F67356512E.png" xlink:type="simple" xlink:show="embed" xlink:actuate="onLoad"/>
        </draw:frame>
        <draw:frame draw:style-name="gr4" draw:text-style-name="P4" draw:layer="layout" svg:width="2.708cm" svg:height="0.806cm" svg:x="6.94cm" svg:y="11.596cm">
          <draw:text-box>
            <text:p><text:span text:style-name="T1">2017/2/24</text:span></text:p>
          </draw:text-box>
        </draw:frame>
        <draw:line draw:style-name="gr15" draw:text-style-name="P2" draw:layer="layout" svg:x1="5.46cm" svg:y1="12.351cm" svg:x2="6.94cm" svg:y2="12.349cm">
          <text:p/>
        </draw:line>
        <draw:line draw:style-name="gr10" draw:text-style-name="P2" draw:layer="layout" svg:x1="7.86cm" svg:y1="13.32cm" svg:x2="10.48cm" svg:y2="13.335cm">
          <text:p/>
        </draw:line>
        <draw:custom-shape draw:name="CustomShape 64" draw:style-name="gr19" draw:text-style-name="P7" draw:layer="layout" svg:width="6.2cm" svg:height="0.8cm" svg:x="4.06cm" svg:y="12.52cm">
          <text:p text:style-name="P5"><text:span text:style-name="T2">RTX - A6Plus - MP-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0.51cm" svg:height="0.7cm" svg:x="10.18cm" svg:y="12.635cm">
          <draw:image xlink:href="Pictures/10000B3E00000A4100000E392856780DCD2092F1.svg" xlink:type="simple" xlink:show="embed" xlink:actuate="onLoad">
            <text:p/>
          </draw:image>
          <draw:image xlink:href="Pictures/10000201000000630000008A03F9A5F67356512E.png" xlink:type="simple" xlink:show="embed" xlink:actuate="onLoad"/>
        </draw:frame>
        <draw:frame draw:style-name="gr4" draw:text-style-name="P4" draw:layer="layout" svg:width="2.708cm" svg:height="0.806cm" svg:x="10.48cm" svg:y="12.582cm">
          <draw:text-box>
            <text:p><text:span text:style-name="T1">2017/4/28</text:span></text:p>
          </draw:text-box>
        </draw:frame>
        <draw:custom-shape draw:name="CustomShape 64" draw:style-name="gr20" draw:text-style-name="P7" draw:layer="layout" svg:width="7.23cm" svg:height="0.8cm" svg:x="2.72cm" svg:y="13.534cm">
          <text:p text:style-name="P5"><text:span text:style-name="T2">ALF - PICO - Debian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0.51cm" svg:height="0.7cm" svg:x="9.84cm" svg:y="13.649cm">
          <draw:image xlink:href="Pictures/10000B3E00000A4100000E392856780DCD2092F1.svg" xlink:type="simple" xlink:show="embed" xlink:actuate="onLoad">
            <text:p/>
          </draw:image>
          <draw:image xlink:href="Pictures/10000201000000630000008A03F9A5F67356512E.png" xlink:type="simple" xlink:show="embed" xlink:actuate="onLoad"/>
        </draw:frame>
        <draw:frame draw:style-name="gr4" draw:text-style-name="P4" draw:layer="layout" svg:width="2.708cm" svg:height="0.806cm" svg:x="10.14cm" svg:y="13.596cm">
          <draw:text-box>
            <text:p><text:span text:style-name="T1">2017/4/25</text:span></text:p>
          </draw:text-box>
        </draw:frame>
        <draw:line draw:style-name="gr15" draw:text-style-name="P2" draw:layer="layout" svg:x1="9.76cm" svg:y1="14.334cm" svg:x2="10.12cm" svg:y2="14.334cm">
          <text:p/>
        </draw:line>
        <draw:custom-shape draw:name="CustomShape 64" draw:style-name="gr21" draw:text-style-name="P7" draw:layer="layout" svg:width="5.78cm" svg:height="0.8cm" svg:x="4.38cm" svg:y="14.54cm">
          <text:p text:style-name="P5"><text:span text:style-name="T2">ALF - Q7 - Yocto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0.51cm" svg:height="0.7cm" svg:x="10.1cm" svg:y="14.655cm">
          <draw:image xlink:href="Pictures/10000B3E00000A4100000E392856780DCD2092F1.svg" xlink:type="simple" xlink:show="embed" xlink:actuate="onLoad">
            <text:p/>
          </draw:image>
          <draw:image xlink:href="Pictures/10000201000000630000008A03F9A5F67356512E.png" xlink:type="simple" xlink:show="embed" xlink:actuate="onLoad"/>
        </draw:frame>
        <draw:frame draw:style-name="gr4" draw:text-style-name="P4" draw:layer="layout" svg:width="2.708cm" svg:height="0.806cm" svg:x="10.4cm" svg:y="14.602cm">
          <draw:text-box>
            <text:p><text:span text:style-name="T1">2017/4/27</text:span></text:p>
          </draw:text-box>
        </draw:frame>
        <draw:line draw:style-name="gr15" draw:text-style-name="P2" draw:layer="layout" svg:x1="10.02cm" svg:y1="15.34cm" svg:x2="10.38cm" svg:y2="15.34cm">
          <text:p/>
        </draw:line>
        <draw:line draw:style-name="gr10" draw:text-style-name="P2" draw:layer="layout" svg:x1="12.26cm" svg:y1="9.535cm" svg:x2="12.66cm" svg:y2="9.535cm">
          <text:p/>
        </draw:line>
        <draw:custom-shape draw:name="CustomShape 64" draw:style-name="gr22" draw:text-style-name="P7" draw:layer="layout" svg:width="6.285cm" svg:height="0.8cm" svg:x="6.305cm" svg:y="8.82cm">
          <text:p text:style-name="P5"><text:span text:style-name="T2">RTX - A6Plus - Android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0.51cm" svg:height="0.7cm" svg:x="12.38cm" svg:y="8.835cm">
          <draw:image xlink:href="Pictures/10000B3E00000A4100000E392856780DCD2092F1.svg" xlink:type="simple" xlink:show="embed" xlink:actuate="onLoad">
            <text:p/>
          </draw:image>
          <draw:image xlink:href="Pictures/10000201000000630000008A03F9A5F67356512E.png" xlink:type="simple" xlink:show="embed" xlink:actuate="onLoad"/>
        </draw:frame>
        <draw:frame draw:style-name="gr13" draw:text-style-name="P4" draw:layer="layout" svg:width="2.432cm" svg:height="0.806cm" svg:x="12.78cm" svg:y="8.782cm">
          <draw:text-box>
            <text:p><text:span text:style-name="T1">2017/6/9</text:span></text:p>
          </draw:text-box>
        </draw:frame>
        <draw:custom-shape draw:name="CustomShape 64" draw:style-name="gr23" draw:text-style-name="P7" draw:layer="layout" svg:width="6.82cm" svg:height="0.8cm" svg:x="4.84cm" svg:y="15.706cm">
          <text:p text:style-name="P5"><text:span text:style-name="T2">微城市 </text:span><text:span text:style-name="T2">- Q7 - ubuntu 16.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0.51cm" svg:height="0.7cm" svg:x="11.66cm" svg:y="15.721cm">
          <draw:image xlink:href="Pictures/10000B3E00000A4100000E392856780DCD2092F1.svg" xlink:type="simple" xlink:show="embed" xlink:actuate="onLoad">
            <text:p/>
          </draw:image>
          <draw:image xlink:href="Pictures/10000201000000630000008A03F9A5F67356512E.png" xlink:type="simple" xlink:show="embed" xlink:actuate="onLoad"/>
        </draw:frame>
        <draw:frame draw:style-name="gr4" draw:text-style-name="P4" draw:layer="layout" svg:width="2.708cm" svg:height="0.806cm" svg:x="11.96cm" svg:y="15.668cm">
          <draw:text-box>
            <text:p><text:span text:style-name="T1">2017/5/26</text:span></text:p>
          </draw:text-box>
        </draw:frame>
        <draw:line draw:style-name="gr24" draw:text-style-name="P2" draw:layer="layout" svg:x1="11.58cm" svg:y1="16.406cm" svg:x2="11.94cm" svg:y2="16.406cm">
          <text:p/>
        </draw:line>
        <draw:g>
          <draw:frame draw:style-name="gr2" draw:text-style-name="P2" draw:layer="layout" svg:width="0.6cm" svg:height="0.719cm" svg:x="14.6cm" svg:y="3.838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15.118cm" svg:y="3.794cm">
            <draw:text-box>
              <text:p><text:span text:style-name="T3">Alston</text:span></text:p>
            </draw:text-box>
          </draw:frame>
        </draw:g>
        <draw:g>
          <draw:frame draw:style-name="gr2" draw:text-style-name="P2" draw:layer="layout" svg:width="0.6cm" svg:height="0.719cm" svg:x="18.1cm" svg:y="4.838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18.618cm" svg:y="4.794cm">
            <draw:text-box>
              <text:p><text:span text:style-name="T3">Alston</text:span></text:p>
            </draw:text-box>
          </draw:frame>
        </draw:g>
        <draw:g>
          <draw:frame draw:style-name="gr2" draw:text-style-name="P2" draw:layer="layout" svg:width="0.6cm" svg:height="0.719cm" svg:x="13.2cm" svg:y="5.838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13.718cm" svg:y="5.794cm">
            <draw:text-box>
              <text:p><text:span text:style-name="T3">Artie</text:span></text:p>
            </draw:text-box>
          </draw:frame>
        </draw:g>
        <draw:g>
          <draw:frame draw:style-name="gr2" draw:text-style-name="P2" draw:layer="layout" svg:width="0.6cm" svg:height="0.719cm" svg:x="7.5cm" svg:y="6.738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8.018cm" svg:y="6.694cm">
            <draw:text-box>
              <text:p><text:span text:style-name="T3">Artie</text:span></text:p>
            </draw:text-box>
          </draw:frame>
        </draw:g>
        <draw:g>
          <draw:frame draw:style-name="gr2" draw:text-style-name="P2" draw:layer="layout" svg:width="0.6cm" svg:height="0.719cm" svg:x="15cm" svg:y="7.838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15.518cm" svg:y="7.794cm">
            <draw:text-box>
              <text:p><text:span text:style-name="T3">Artie</text:span></text:p>
            </draw:text-box>
          </draw:frame>
        </draw:g>
        <draw:g>
          <draw:frame draw:style-name="gr2" draw:text-style-name="P2" draw:layer="layout" svg:width="0.6cm" svg:height="0.719cm" svg:x="15.4cm" svg:y="8.838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15.918cm" svg:y="8.794cm">
            <draw:text-box>
              <text:p><text:span text:style-name="T3">Artie</text:span></text:p>
            </draw:text-box>
          </draw:frame>
        </draw:g>
        <draw:g>
          <draw:frame draw:style-name="gr2" draw:text-style-name="P2" draw:layer="layout" svg:width="0.6cm" svg:height="0.719cm" svg:x="2cm" svg:y="4.838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2.518cm" svg:y="4.794cm">
            <draw:text-box>
              <text:p><text:span text:style-name="T3">Tom</text:span></text:p>
            </draw:text-box>
          </draw:frame>
        </draw:g>
        <draw:g>
          <draw:frame draw:style-name="gr2" draw:text-style-name="P2" draw:layer="layout" svg:width="0.6cm" svg:height="0.719cm" svg:x="10.3cm" svg:y="10.638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10.818cm" svg:y="10.594cm">
            <draw:text-box>
              <text:p><text:span text:style-name="T3">Kevin</text:span></text:p>
            </draw:text-box>
          </draw:frame>
        </draw:g>
        <draw:g>
          <draw:frame draw:style-name="gr2" draw:text-style-name="P2" draw:layer="layout" svg:width="0.6cm" svg:height="0.719cm" svg:x="9.4cm" svg:y="11.638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9.918cm" svg:y="11.594cm">
            <draw:text-box>
              <text:p><text:span text:style-name="T3">Kevin</text:span></text:p>
            </draw:text-box>
          </draw:frame>
        </draw:g>
        <draw:g>
          <draw:frame draw:style-name="gr2" draw:text-style-name="P2" draw:layer="layout" svg:width="0.6cm" svg:height="0.719cm" svg:x="13.5cm" svg:y="12.638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14.018cm" svg:y="12.594cm">
            <draw:text-box>
              <text:p><text:span text:style-name="T3">Kevin</text:span></text:p>
            </draw:text-box>
          </draw:frame>
        </draw:g>
        <draw:g>
          <draw:frame draw:style-name="gr2" draw:text-style-name="P2" draw:layer="layout" svg:width="0.6cm" svg:height="0.719cm" svg:x="13.2cm" svg:y="13.638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13.718cm" svg:y="13.594cm">
            <draw:text-box>
              <text:p><text:span text:style-name="T3">Chase</text:span></text:p>
            </draw:text-box>
          </draw:frame>
        </draw:g>
        <draw:g>
          <draw:frame draw:style-name="gr2" draw:text-style-name="P2" draw:layer="layout" svg:width="0.6cm" svg:height="0.719cm" svg:x="13.6cm" svg:y="14.638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14.118cm" svg:y="14.594cm">
            <draw:text-box>
              <text:p><text:span text:style-name="T3">Chase</text:span></text:p>
            </draw:text-box>
          </draw:frame>
        </draw:g>
        <draw:g>
          <draw:frame draw:style-name="gr2" draw:text-style-name="P2" draw:layer="layout" svg:width="0.6cm" svg:height="0.719cm" svg:x="15cm" svg:y="15.638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15.518cm" svg:y="15.594cm">
            <draw:text-box>
              <text:p><text:span text:style-name="T3">Chase</text:span></text:p>
            </draw:text-box>
          </draw:frame>
        </draw:g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20_3" presentation:presentation-page-layout-name="AL1T1">
        <office:forms form:automatic-focus="false" form:apply-design-mode="false"/>
        <draw:frame presentation:style-name="pr1" draw:layer="layout" svg:width="18cm" svg:height="1.6cm" svg:x="2.4cm" svg:y="0.4cm" presentation:class="title">
          <draw:text-box>
            <text:p>All Projects</text:p>
          </draw:text-box>
        </draw:frame>
        <draw:line draw:style-name="gr10" draw:text-style-name="P2" draw:layer="layout" svg:x1="12.66cm" svg:y1="8.583cm" svg:x2="16.46cm" svg:y2="8.583cm">
          <text:p/>
        </draw:line>
        <draw:custom-shape draw:name="CustomShape 64" draw:style-name="gr26" draw:text-style-name="P12" draw:layer="layout" svg:width="7.13cm" svg:height="0.8cm" svg:x="9.06cm" svg:y="7.804cm">
          <text:p text:style-name="P5"><text:span text:style-name="T2">RTX - Android 6 - RTX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7" draw:text-style-name="P2" draw:layer="layout" svg:x1="7.4cm" svg:y1="9.563cm" svg:x2="16.42cm" svg:y2="9.563cm">
          <text:p/>
        </draw:line>
        <draw:custom-shape draw:name="CustomShape 64" draw:style-name="gr28" draw:text-style-name="P12" draw:layer="layout" svg:width="6.72cm" svg:height="0.8cm" svg:x="9.42cm" svg:y="8.784cm">
          <text:p text:style-name="P5"><text:span text:style-name="T2">AcBel - EON VPP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7" draw:text-style-name="P2" draw:layer="layout" svg:x1="1cm" svg:y1="6.499cm" svg:x2="5.4cm" svg:y2="6.499cm">
          <text:p/>
        </draw:line>
        <draw:custom-shape draw:name="CustomShape 67" draw:style-name="gr29" draw:text-style-name="P13" draw:layer="layout" svg:width="5.27cm" svg:height="0.804cm" svg:x="8.62cm" svg:y="5.719cm">
          <text:p text:style-name="P5"><text:span text:style-name="T2">AcBel - BMS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2" draw:text-style-name="P2" draw:layer="layout" svg:width="0.51cm" svg:height="0.7cm" svg:x="13.88cm" svg:y="5.771cm">
            <draw:image xlink:href="Pictures/10000B3E00000A4100000E392856780DCD2092F1.svg" xlink:type="simple" xlink:show="embed" xlink:actuate="onLoad">
              <text:p/>
            </draw:image>
            <draw:image xlink:href="Pictures/10000201000000630000008A03F9A5F67356512E.png" xlink:type="simple" xlink:show="embed" xlink:actuate="onLoad"/>
          </draw:frame>
          <draw:frame draw:style-name="gr30" draw:text-style-name="P4" draw:layer="layout" svg:width="2.6cm" svg:height="0.806cm" svg:x="14.4cm" svg:y="5.718cm">
            <draw:text-box>
              <text:p><text:span text:style-name="T4">7/7</text:span></text:p>
            </draw:text-box>
          </draw:frame>
        </draw:g>
        <draw:line draw:style-name="gr31" draw:text-style-name="P2" draw:layer="layout" svg:x1="4.58cm" svg:y1="6.503cm" svg:x2="14.2cm" svg:y2="6.487cm">
          <text:p/>
        </draw:line>
        <draw:g>
          <draw:frame draw:style-name="gr2" draw:text-style-name="P2" draw:layer="layout" svg:width="0.51cm" svg:height="0.7cm" svg:x="16.18cm" svg:y="7.854cm">
            <draw:image xlink:href="Pictures/10000B3E00000A4100000E392856780DCD2092F1.svg" xlink:type="simple" xlink:show="embed" xlink:actuate="onLoad">
              <text:p/>
            </draw:image>
            <draw:image xlink:href="Pictures/10000201000000630000008A03F9A5F67356512E.png" xlink:type="simple" xlink:show="embed" xlink:actuate="onLoad"/>
          </draw:frame>
          <draw:frame draw:style-name="gr32" draw:text-style-name="P4" draw:layer="layout" svg:width="4.105cm" svg:height="0.806cm" svg:x="16.7cm" svg:y="7.801cm">
            <draw:text-box>
              <text:p><text:span text:style-name="T4">6/9 ~ 8/18</text:span></text:p>
            </draw:text-box>
          </draw:frame>
        </draw:g>
        <draw:g>
          <draw:frame draw:style-name="gr2" draw:text-style-name="P2" draw:layer="layout" svg:width="0.51cm" svg:height="0.7cm" svg:x="16.18cm" svg:y="8.834cm">
            <draw:image xlink:href="Pictures/10000B3E00000A4100000E392856780DCD2092F1.svg" xlink:type="simple" xlink:show="embed" xlink:actuate="onLoad">
              <text:p/>
            </draw:image>
            <draw:image xlink:href="Pictures/10000201000000630000008A03F9A5F67356512E.png" xlink:type="simple" xlink:show="embed" xlink:actuate="onLoad"/>
          </draw:frame>
          <draw:frame draw:style-name="gr32" draw:text-style-name="P4" draw:layer="layout" svg:width="4.105cm" svg:height="0.806cm" svg:x="16.7cm" svg:y="8.781cm">
            <draw:text-box>
              <text:p><text:span text:style-name="T4">3/1 ~ 8/18</text:span></text:p>
            </draw:text-box>
          </draw:frame>
        </draw:g>
        <draw:g>
          <draw:frame draw:style-name="gr2" draw:text-style-name="P2" draw:layer="layout" svg:width="0.51cm" svg:height="0.7cm" svg:x="5.18cm" svg:y="5.787cm">
            <draw:image xlink:href="Pictures/10000B3E00000A4100000E392856780DCD2092F1.svg" xlink:type="simple" xlink:show="embed" xlink:actuate="onLoad">
              <text:p/>
            </draw:image>
            <draw:image xlink:href="Pictures/10000201000000630000008A03F9A5F67356512E.png" xlink:type="simple" xlink:show="embed" xlink:actuate="onLoad"/>
          </draw:frame>
          <draw:frame draw:style-name="gr4" draw:text-style-name="P4" draw:layer="layout" svg:width="2.708cm" svg:height="0.806cm" svg:x="5.7cm" svg:y="5.734cm">
            <draw:text-box>
              <text:p><text:span text:style-name="T4">1/23</text:span></text:p>
            </draw:text-box>
          </draw:frame>
        </draw:g>
        <draw:line draw:style-name="gr33" draw:text-style-name="P2" draw:layer="layout" svg:x1="12.8cm" svg:y1="5.511cm" svg:x2="13.5cm" svg:y2="5.502cm">
          <text:p/>
        </draw:line>
        <draw:custom-shape draw:name="CustomShape 64" draw:style-name="gr34" draw:text-style-name="P12" draw:layer="layout" svg:width="6.438cm" svg:height="0.8cm" svg:x="6.8cm" svg:y="4.746cm">
          <text:p text:style-name="P5"><text:span text:style-name="T2">CIRCLE – Body Fat Me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2" draw:text-style-name="P2" draw:layer="layout" svg:width="0.51cm" svg:height="0.7cm" svg:x="13.24cm" svg:y="4.796cm">
            <draw:image xlink:href="Pictures/10000B3E00000A4100000E392856780DCD2092F1.svg" xlink:type="simple" xlink:show="embed" xlink:actuate="onLoad">
              <text:p/>
            </draw:image>
            <draw:image xlink:href="Pictures/10000201000000630000008A03F9A5F67356512E.png" xlink:type="simple" xlink:show="embed" xlink:actuate="onLoad"/>
          </draw:frame>
          <draw:frame draw:style-name="gr35" draw:text-style-name="P4" draw:layer="layout" svg:width="4.38cm" svg:height="0.806cm" svg:x="13.76cm" svg:y="4.743cm">
            <draw:text-box>
              <text:p><text:span text:style-name="T4">6/19 ~ 6/30</text:span></text:p>
            </draw:text-box>
          </draw:frame>
        </draw:g>
        <draw:line draw:style-name="gr33" draw:text-style-name="P2" draw:layer="layout" svg:x1="0.96cm" svg:y1="3.496cm" svg:x2="13.5cm" svg:y2="3.502cm">
          <text:p/>
        </draw:line>
        <draw:custom-shape draw:name="CustomShape 64" draw:style-name="gr36" draw:text-style-name="P12" draw:layer="layout" svg:width="5.158cm" svg:height="0.8cm" svg:x="8.08cm" svg:y="2.746cm">
          <text:p text:style-name="P5"><text:span text:style-name="T2">CIRCLE - Treadmi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2" draw:text-style-name="P2" draw:layer="layout" svg:width="0.51cm" svg:height="0.7cm" svg:x="13.24cm" svg:y="2.796cm">
            <draw:image xlink:href="Pictures/10000B3E00000A4100000E392856780DCD2092F1.svg" xlink:type="simple" xlink:show="embed" xlink:actuate="onLoad">
              <text:p/>
            </draw:image>
            <draw:image xlink:href="Pictures/10000201000000630000008A03F9A5F67356512E.png" xlink:type="simple" xlink:show="embed" xlink:actuate="onLoad"/>
          </draw:frame>
          <draw:frame draw:style-name="gr30" draw:text-style-name="P4" draw:layer="layout" svg:width="2.6cm" svg:height="0.806cm" svg:x="13.76cm" svg:y="2.743cm">
            <draw:text-box>
              <text:p><text:span text:style-name="T4">6/29</text:span></text:p>
            </draw:text-box>
          </draw:frame>
        </draw:g>
        <draw:g>
          <draw:frame draw:style-name="gr30" draw:text-style-name="P4" draw:layer="layout" svg:width="2.6cm" svg:height="0.806cm" svg:x="13.3cm" svg:y="6.502cm">
            <draw:text-box>
              <text:p><text:span text:style-name="T4">6/16</text:span></text:p>
            </draw:text-box>
          </draw:frame>
          <draw:frame draw:style-name="gr2" draw:text-style-name="P2" draw:layer="layout" svg:width="0.51cm" svg:height="0.71cm" svg:x="12.8cm" svg:y="6.55cm">
            <draw:image xlink:href="Pictures/10000B2E00000A4100000E39404777B034D65905.svg" xlink:type="simple" xlink:show="embed" xlink:actuate="onLoad">
              <text:p/>
            </draw:image>
            <draw:image xlink:href="Pictures/10000201000000630000008A3FF5378EB45745A2.png" xlink:type="simple" xlink:show="embed" xlink:actuate="onLoad"/>
          </draw:frame>
        </draw:g>
        <draw:g>
          <draw:frame draw:style-name="gr2" draw:text-style-name="P2" draw:layer="layout" svg:width="0.6cm" svg:height="0.719cm" svg:x="16.5cm" svg:y="5.782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17.018cm" svg:y="5.738cm">
            <draw:text-box>
              <text:p><text:span text:style-name="T5">Kevin</text:span></text:p>
            </draw:text-box>
          </draw:frame>
        </draw:g>
        <draw:g>
          <draw:frame draw:style-name="gr2" draw:text-style-name="P2" draw:layer="layout" svg:width="0.6cm" svg:height="0.719cm" svg:x="18.4cm" svg:y="4.782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18.918cm" svg:y="4.738cm">
            <draw:text-box>
              <text:p><text:span text:style-name="T5">Tom</text:span></text:p>
            </draw:text-box>
          </draw:frame>
        </draw:g>
        <draw:g>
          <draw:frame draw:style-name="gr2" draw:text-style-name="P2" draw:layer="layout" svg:width="0.6cm" svg:height="0.719cm" svg:x="15.4cm" svg:y="2.882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15.918cm" svg:y="2.838cm">
            <draw:text-box>
              <text:p><text:span text:style-name="T5">Jerry</text:span></text:p>
            </draw:text-box>
          </draw:frame>
        </draw:g>
        <draw:g>
          <draw:frame draw:style-name="gr2" draw:text-style-name="P2" draw:layer="layout" svg:width="0.6cm" svg:height="0.719cm" svg:x="17.9cm" svg:y="2.882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18.418cm" svg:y="2.838cm">
            <draw:text-box>
              <text:p><text:span text:style-name="T5">Tom</text:span></text:p>
            </draw:text-box>
          </draw:frame>
        </draw:g>
        <draw:g>
          <draw:frame draw:style-name="gr2" draw:text-style-name="P2" draw:layer="layout" svg:width="0.6cm" svg:height="0.719cm" svg:x="21.1cm" svg:y="7.882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21.618cm" svg:y="7.838cm">
            <draw:text-box>
              <text:p><text:span text:style-name="T5">Artie</text:span></text:p>
            </draw:text-box>
          </draw:frame>
        </draw:g>
        <draw:g>
          <draw:frame draw:style-name="gr2" draw:text-style-name="P2" draw:layer="layout" svg:width="0.6cm" svg:height="0.719cm" svg:x="21.1cm" svg:y="8.882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21.618cm" svg:y="8.838cm">
            <draw:text-box>
              <text:p><text:span text:style-name="T5">Kevin</text:span></text:p>
            </draw:text-box>
          </draw:frame>
        </draw:g>
        <draw:g>
          <draw:frame draw:style-name="gr2" draw:text-style-name="P14" draw:layer="layout" svg:width="0.6cm" svg:height="0.719cm" svg:x="23.3cm" svg:y="4.082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5" draw:layer="layout" svg:width="2.882cm" svg:height="0.806cm" svg:x="23.818cm" svg:y="4.038cm">
            <draw:text-box>
              <text:p><text:span text:style-name="T5">Jerry</text:span></text:p>
            </draw:text-box>
          </draw:frame>
        </draw:g>
        <draw:line draw:style-name="gr33" draw:text-style-name="P2" draw:layer="layout" svg:x1="13.8cm" svg:y1="4.502cm" svg:x2="20.2cm" svg:y2="4.502cm">
          <text:p/>
        </draw:line>
        <draw:g>
          <draw:frame draw:style-name="gr2" draw:text-style-name="P2" draw:layer="layout" svg:width="0.51cm" svg:height="0.7cm" svg:x="19.84cm" svg:y="3.796cm">
            <draw:image xlink:href="Pictures/10000B3E00000A4100000E392856780DCD2092F1.svg" xlink:type="simple" xlink:show="embed" xlink:actuate="onLoad">
              <text:p/>
            </draw:image>
            <draw:image xlink:href="Pictures/10000201000000630000008A03F9A5F67356512E.png" xlink:type="simple" xlink:show="embed" xlink:actuate="onLoad"/>
          </draw:frame>
          <draw:frame draw:style-name="gr37" draw:text-style-name="P4" draw:layer="layout" svg:width="2.72cm" svg:height="0.806cm" svg:x="20.36cm" svg:y="3.743cm">
            <draw:text-box>
              <text:p><text:span text:style-name="T4">7/3~10/31</text:span></text:p>
            </draw:text-box>
          </draw:frame>
        </draw:g>
        <draw:custom-shape draw:name="CustomShape 64" draw:style-name="gr38" draw:text-style-name="P12" draw:layer="layout" svg:width="5.158cm" svg:height="0.8cm" svg:x="14.68cm" svg:y="3.746cm">
          <text:p text:style-name="P5"><text:span text:style-name="T2">CIRCLE - Treadmi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39" draw:text-style-name="P16" draw:layer="layout" svg:width="7.94cm" svg:height="0.8cm" svg:x="5.96cm" svg:y="10.608cm">
          <text:p text:style-name="P5"><text:span text:style-name="T2">ALF - PICO - Debian 8.x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2" draw:text-style-name="P2" draw:layer="layout" svg:width="0.51cm" svg:height="0.7cm" svg:x="13.9cm" svg:y="10.658cm">
            <draw:image xlink:href="Pictures/10000B3E00000A4100000E392856780DCD2092F1.svg" xlink:type="simple" xlink:show="embed" xlink:actuate="onLoad">
              <text:p/>
            </draw:image>
            <draw:image xlink:href="Pictures/10000201000000630000008A03F9A5F67356512E.png" xlink:type="simple" xlink:show="embed" xlink:actuate="onLoad"/>
          </draw:frame>
          <draw:frame draw:style-name="gr4" draw:text-style-name="P4" draw:layer="layout" svg:width="2.708cm" svg:height="0.806cm" svg:x="14.2cm" svg:y="10.605cm">
            <draw:text-box>
              <text:p><text:span text:style-name="T4">7/3~7/7</text:span></text:p>
            </draw:text-box>
          </draw:frame>
        </draw:g>
        <draw:line draw:style-name="gr15" draw:text-style-name="P2" draw:layer="layout" svg:x1="13.8cm" svg:y1="11.366cm" svg:x2="14.2cm" svg:y2="11.364cm">
          <text:p/>
        </draw:line>
        <draw:g>
          <draw:frame draw:style-name="gr2" draw:text-style-name="P2" draw:layer="layout" svg:width="0.6cm" svg:height="0.719cm" svg:x="16.46cm" svg:y="10.653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16.978cm" svg:y="10.609cm">
            <draw:text-box>
              <text:p><text:span text:style-name="T5">Kevin</text:span></text:p>
            </draw:text-box>
          </draw:frame>
        </draw:g>
        <draw:custom-shape draw:name="CustomShape 64" draw:style-name="gr40" draw:text-style-name="P16" draw:layer="layout" svg:width="6.82cm" svg:height="0.8cm" svg:x="8.14cm" svg:y="11.587cm">
          <text:p text:style-name="P5"><text:span text:style-name="T2">微城市 </text:span><text:span text:style-name="T2">- Q7 - ubuntu 16.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4" draw:text-style-name="P2" draw:layer="layout" svg:x1="14.4cm" svg:y1="12.3cm" svg:x2="15.26cm" svg:y2="12.3cm">
          <text:p/>
        </draw:line>
        <draw:g>
          <draw:frame draw:style-name="gr2" draw:text-style-name="P2" draw:layer="layout" svg:width="0.51cm" svg:height="0.7cm" svg:x="14.96cm" svg:y="11.637cm">
            <draw:image xlink:href="Pictures/10000B3E00000A4100000E392856780DCD2092F1.svg" xlink:type="simple" xlink:show="embed" xlink:actuate="onLoad">
              <text:p/>
            </draw:image>
            <draw:image xlink:href="Pictures/10000201000000630000008A03F9A5F67356512E.png" xlink:type="simple" xlink:show="embed" xlink:actuate="onLoad"/>
          </draw:frame>
          <draw:frame draw:style-name="gr37" draw:text-style-name="P4" draw:layer="layout" svg:width="2.72cm" svg:height="0.806cm" svg:x="15.26cm" svg:y="11.584cm">
            <draw:text-box>
              <text:p><text:span text:style-name="T4">7/17~7/28</text:span></text:p>
            </draw:text-box>
          </draw:frame>
        </draw:g>
        <draw:g>
          <draw:frame draw:style-name="gr2" draw:text-style-name="P2" draw:layer="layout" svg:width="0.6cm" svg:height="0.719cm" svg:x="18.3cm" svg:y="11.538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18.818cm" svg:y="11.494cm">
            <draw:text-box>
              <text:p><text:span text:style-name="T5">Tom</text:span></text:p>
            </draw:text-box>
          </draw:frame>
        </draw:g>
        <draw:g>
          <draw:frame draw:style-name="gr2" draw:text-style-name="P2" draw:layer="layout" svg:width="0.6cm" svg:height="0.719cm" svg:x="23cm" svg:y="3.682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23.518cm" svg:y="3.638cm">
            <draw:text-box>
              <text:p><text:span text:style-name="T5">Tom</text:span></text:p>
            </draw:text-box>
          </draw:frame>
        </draw:g>
        <draw:custom-shape draw:name="CustomShape 64" draw:style-name="gr41" draw:text-style-name="P16" draw:layer="layout" svg:width="6.82cm" svg:height="0.8cm" svg:x="8.14cm" svg:y="12.587cm">
          <text:p text:style-name="P5"><text:span text:style-name="T2">III - PICO - LTIB bi-sh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2" draw:text-style-name="P2" draw:layer="layout" svg:x1="14.4cm" svg:y1="13.3cm" svg:x2="15.26cm" svg:y2="13.3cm">
          <text:p/>
        </draw:line>
        <draw:g>
          <draw:frame draw:style-name="gr2" draw:text-style-name="P2" draw:layer="layout" svg:width="0.51cm" svg:height="0.7cm" svg:x="14.96cm" svg:y="12.637cm">
            <draw:image xlink:href="Pictures/10000B3E00000A4100000E392856780DCD2092F1.svg" xlink:type="simple" xlink:show="embed" xlink:actuate="onLoad">
              <text:p/>
            </draw:image>
            <draw:image xlink:href="Pictures/10000201000000630000008A03F9A5F67356512E.png" xlink:type="simple" xlink:show="embed" xlink:actuate="onLoad"/>
          </draw:frame>
          <draw:frame draw:style-name="gr37" draw:text-style-name="P4" draw:layer="layout" svg:width="2.72cm" svg:height="0.806cm" svg:x="15.26cm" svg:y="12.584cm">
            <draw:text-box>
              <text:p><text:span text:style-name="T4">7/17~7/28</text:span></text:p>
            </draw:text-box>
          </draw:frame>
        </draw:g>
        <draw:g>
          <draw:frame draw:style-name="gr2" draw:text-style-name="P2" draw:layer="layout" svg:width="0.6cm" svg:height="0.719cm" svg:x="18cm" svg:y="12.638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18.518cm" svg:y="12.594cm">
            <draw:text-box>
              <text:p><text:span text:style-name="T5">Artie</text:span></text:p>
            </draw:text-box>
          </draw:frame>
        </draw:g>
        <draw:custom-shape draw:name="CustomShape 64" draw:style-name="gr43" draw:text-style-name="P16" draw:layer="layout" svg:width="6.82cm" svg:height="0.8cm" svg:x="9.74cm" svg:y="13.587cm">
          <text:p text:style-name="P5"><text:span text:style-name="T2">ADLINK - Q7 - Debian 8.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2" draw:text-style-name="P2" draw:layer="layout" svg:width="0.51cm" svg:height="0.7cm" svg:x="16.56cm" svg:y="13.637cm">
            <draw:image xlink:href="Pictures/10000B3E00000A4100000E392856780DCD2092F1.svg" xlink:type="simple" xlink:show="embed" xlink:actuate="onLoad">
              <text:p/>
            </draw:image>
            <draw:image xlink:href="Pictures/10000201000000630000008A03F9A5F67356512E.png" xlink:type="simple" xlink:show="embed" xlink:actuate="onLoad"/>
          </draw:frame>
          <draw:frame draw:style-name="gr37" draw:text-style-name="P4" draw:layer="layout" svg:width="2.72cm" svg:height="0.806cm" svg:x="16.86cm" svg:y="13.584cm">
            <draw:text-box>
              <text:p><text:span text:style-name="T4">7/31~8/25</text:span></text:p>
            </draw:text-box>
          </draw:frame>
        </draw:g>
        <draw:g>
          <draw:frame draw:style-name="gr2" draw:text-style-name="P2" draw:layer="layout" svg:width="0.6cm" svg:height="0.719cm" svg:x="19.6cm" svg:y="13.638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20.118cm" svg:y="13.594cm">
            <draw:text-box>
              <text:p><text:span text:style-name="T5">Alston</text:span></text:p>
            </draw:text-box>
          </draw:frame>
        </draw:g>
        <draw:line draw:style-name="gr3" draw:text-style-name="P2" draw:layer="layout" svg:x1="15.2cm" svg:y1="14.3cm" svg:x2="16.82cm" svg:y2="14.3cm">
          <text:p/>
        </draw:line>
        <draw:line draw:style-name="gr10" draw:text-style-name="P2" draw:layer="layout" svg:x1="13.2cm" svg:y1="15.28cm" svg:x2="15.061cm" svg:y2="15.295cm">
          <text:p/>
        </draw:line>
        <draw:custom-shape draw:name="CustomShape 64" draw:style-name="gr44" draw:text-style-name="P16" draw:layer="layout" svg:width="7.13cm" svg:height="0.8cm" svg:x="7.661cm" svg:y="14.516cm">
          <text:p text:style-name="P5"><text:span text:style-name="T2">RTX - Q7 - R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2" draw:text-style-name="P2" draw:layer="layout" svg:width="0.51cm" svg:height="0.7cm" svg:x="14.781cm" svg:y="14.566cm">
            <draw:image xlink:href="Pictures/10000B3E00000A4100000E392856780DCD2092F1.svg" xlink:type="simple" xlink:show="embed" xlink:actuate="onLoad">
              <text:p/>
            </draw:image>
            <draw:image xlink:href="Pictures/10000201000000630000008A03F9A5F67356512E.png" xlink:type="simple" xlink:show="embed" xlink:actuate="onLoad"/>
          </draw:frame>
          <draw:frame draw:style-name="gr32" draw:text-style-name="P4" draw:layer="layout" svg:width="4.105cm" svg:height="0.806cm" svg:x="15.301cm" svg:y="14.513cm">
            <draw:text-box>
              <text:p><text:span text:style-name="T4">6/19 ~ 7/21</text:span></text:p>
            </draw:text-box>
          </draw:frame>
        </draw:g>
        <draw:g>
          <draw:frame draw:style-name="gr2" draw:text-style-name="P2" draw:layer="layout" svg:width="0.6cm" svg:height="0.719cm" svg:x="18.2cm" svg:y="14.638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18.718cm" svg:y="14.594cm">
            <draw:text-box>
              <text:p><text:span text:style-name="T5">Alston</text:span></text:p>
            </draw:text-box>
          </draw:frame>
        </draw:g>
        <draw:custom-shape draw:name="CustomShape 64" draw:style-name="gr45" draw:text-style-name="P16" draw:layer="layout" svg:width="6.82cm" svg:height="0.8cm" svg:x="13.24cm" svg:y="15.587cm">
          <text:p text:style-name="P5"><text:span text:style-name="T2">ADLINK(SB) - MCU - RTO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2" draw:layer="layout" svg:x1="15.2cm" svg:y1="16.3cm" svg:x2="20.36cm" svg:y2="16.3cm">
          <text:p/>
        </draw:line>
        <draw:g>
          <draw:frame draw:style-name="gr2" draw:text-style-name="P2" draw:layer="layout" svg:width="0.51cm" svg:height="0.7cm" svg:x="20.06cm" svg:y="15.637cm">
            <draw:image xlink:href="Pictures/10000B3E00000A4100000E392856780DCD2092F1.svg" xlink:type="simple" xlink:show="embed" xlink:actuate="onLoad">
              <text:p/>
            </draw:image>
            <draw:image xlink:href="Pictures/10000201000000630000008A03F9A5F67356512E.png" xlink:type="simple" xlink:show="embed" xlink:actuate="onLoad"/>
          </draw:frame>
          <draw:frame draw:style-name="gr37" draw:text-style-name="P4" draw:layer="layout" svg:width="2.72cm" svg:height="0.806cm" svg:x="20.36cm" svg:y="15.584cm">
            <draw:text-box>
              <text:p><text:span text:style-name="T4">7/31~11/3</text:span></text:p>
            </draw:text-box>
          </draw:frame>
        </draw:g>
        <draw:g>
          <draw:frame draw:style-name="gr2" draw:text-style-name="P14" draw:layer="layout" svg:width="0.6cm" svg:height="0.719cm" svg:x="23.1cm" svg:y="15.638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5" draw:layer="layout" svg:width="2.882cm" svg:height="0.806cm" svg:x="23.618cm" svg:y="15.594cm">
            <draw:text-box>
              <text:p><text:span text:style-name="T5">Artie</text:span></text:p>
            </draw:text-box>
          </draw:frame>
        </draw:g>
        <draw:line draw:style-name="gr10" draw:text-style-name="P2" draw:layer="layout" svg:x1="15.2cm" svg:y1="17.309cm" svg:x2="21.8cm" svg:y2="17.309cm">
          <text:p/>
        </draw:line>
        <draw:custom-shape draw:name="CustomShape 64" draw:style-name="gr46" draw:text-style-name="P16" draw:layer="layout" svg:width="7.13cm" svg:height="0.8cm" svg:x="14.462cm" svg:y="16.517cm">
          <text:p text:style-name="P5"><text:span text:style-name="T2">RTX - iMXUL - Yoc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2" draw:text-style-name="P2" draw:layer="layout" svg:width="0.51cm" svg:height="0.7cm" svg:x="21.582cm" svg:y="16.567cm">
            <draw:image xlink:href="Pictures/10000B3E00000A4100000E392856780DCD2092F1.svg" xlink:type="simple" xlink:show="embed" xlink:actuate="onLoad">
              <text:p/>
            </draw:image>
            <draw:image xlink:href="Pictures/10000201000000630000008A03F9A5F67356512E.png" xlink:type="simple" xlink:show="embed" xlink:actuate="onLoad"/>
          </draw:frame>
          <draw:frame draw:style-name="gr32" draw:text-style-name="P4" draw:layer="layout" svg:width="4.105cm" svg:height="0.806cm" svg:x="22.102cm" svg:y="16.514cm">
            <draw:text-box>
              <text:p><text:span text:style-name="T4">7/31 ~ 12/1</text:span></text:p>
            </draw:text-box>
          </draw:frame>
        </draw:g>
        <draw:g>
          <draw:frame draw:style-name="gr2" draw:text-style-name="P2" draw:layer="layout" svg:width="0.6cm" svg:height="0.719cm" svg:x="25.101cm" svg:y="16.639cm">
            <draw:image xlink:href="Pictures/10000AF300000C3D00000EAAC159B67807786B07.svg" xlink:type="simple" xlink:show="embed" xlink:actuate="onLoad">
              <text:p/>
            </draw:image>
            <draw:image xlink:href="Pictures/10000201000000760000008E3E0450F2CBB5DFB9.png" xlink:type="simple" xlink:show="embed" xlink:actuate="onLoad"/>
          </draw:frame>
          <draw:frame draw:style-name="gr14" draw:text-style-name="P10" draw:layer="layout" svg:width="2.882cm" svg:height="0.806cm" svg:x="25.619cm" svg:y="16.595cm">
            <draw:text-box>
              <text:p><text:span text:style-name="T5">Kevin</text:span></text:p>
            </draw:text-box>
          </draw:frame>
        </draw:g>
        <presentation:notes draw:style-name="dp2">
          <draw:page-thumbnail draw:style-name="gr25" draw:layer="layout" svg:width="14.848cm" svg:height="11.136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_20_5" presentation:presentation-page-layout-name="AL2T3">
        <office:forms form:automatic-focus="false" form:apply-design-mode="false"/>
        <draw:frame presentation:style-name="pr4" draw:layer="layout" svg:width="17.8cm" svg:height="1.596cm" svg:x="2.6cm" svg:y="0.404cm" presentation:class="title" presentation:user-transformed="true">
          <draw:text-box>
            <text:p>Other Plan</text:p>
          </draw:text-box>
        </draw:frame>
        <draw:custom-shape draw:name="CustomShape 64" draw:style-name="gr47" draw:text-style-name="P18" draw:layer="layout" svg:width="7.93cm" svg:height="0.8cm" svg:x="5.4cm" svg:y="2.393cm">
          <text:p text:style-name="P17"><text:span text:style-name="T6">RTX – PICO B21 – Yocto Qt G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9" draw:layer="layout" svg:width="2.708cm" svg:height="0.806cm" svg:x="13.42cm" svg:y="2.455cm">
          <draw:text-box>
            <text:p><text:span text:style-name="T7">2017/6/30</text:span></text:p>
          </draw:text-box>
        </draw:frame>
        <draw:line draw:style-name="gr10" draw:text-style-name="P14" draw:layer="layout" svg:x1="12.8cm" svg:y1="3.2cm" svg:x2="13.42cm" svg:y2="3.194cm">
          <text:p/>
        </draw:line>
        <draw:frame draw:style-name="gr2" draw:text-style-name="P14" draw:layer="layout" svg:width="0.51cm" svg:height="0.7cm" svg:x="13.12cm" svg:y="2.508cm">
          <draw:image xlink:href="Pictures/10000B3E00000A4100000E392856780DCD2092F1.svg" xlink:type="simple" xlink:show="embed" xlink:actuate="onLoad">
            <text:p/>
          </draw:image>
          <draw:image xlink:href="Pictures/10000201000000630000008A03F9A5F67356512E.png" xlink:type="simple" xlink:show="embed" xlink:actuate="onLoad"/>
        </draw:frame>
        <draw:custom-shape draw:name="CustomShape 64" draw:style-name="gr48" draw:text-style-name="P18" draw:layer="layout" svg:width="7.188cm" svg:height="0.8cm" svg:x="9.842cm" svg:y="4.107cm">
          <text:p text:style-name="P17"><text:span text:style-name="T6">RTX – PICO B21 – Android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9" draw:layer="layout" svg:width="2.432cm" svg:height="0.806cm" svg:x="17.12cm" svg:y="4.169cm">
          <draw:text-box>
            <text:p><text:span text:style-name="T7">2017/9/1</text:span></text:p>
          </draw:text-box>
        </draw:frame>
        <draw:line draw:style-name="gr10" draw:text-style-name="P14" draw:layer="layout" svg:x1="16.5cm" svg:y1="4.907cm" svg:x2="17.12cm" svg:y2="4.908cm">
          <text:p/>
        </draw:line>
        <draw:frame draw:style-name="gr2" draw:text-style-name="P14" draw:layer="layout" svg:width="0.51cm" svg:height="0.7cm" svg:x="16.82cm" svg:y="4.222cm">
          <draw:image xlink:href="Pictures/10000B3E00000A4100000E392856780DCD2092F1.svg" xlink:type="simple" xlink:show="embed" xlink:actuate="onLoad">
            <text:p/>
          </draw:image>
          <draw:image xlink:href="Pictures/10000201000000630000008A03F9A5F67356512E.png" xlink:type="simple" xlink:show="embed" xlink:actuate="onLoad"/>
        </draw:frame>
        <draw:custom-shape draw:name="CustomShape 64" draw:style-name="gr49" draw:text-style-name="P18" draw:layer="layout" svg:width="11.83cm" svg:height="0.8cm" svg:x="2.7cm" svg:y="5.021cm">
          <text:p text:style-name="P17"><text:span text:style-name="T6">RTX – PICO B21 – Ubuntu 16.04 Base file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9" draw:layer="layout" svg:width="2.708cm" svg:height="0.806cm" svg:x="14.62cm" svg:y="5.083cm">
          <draw:text-box>
            <text:p><text:span text:style-name="T7">2017/7/14</text:span></text:p>
          </draw:text-box>
        </draw:frame>
        <draw:line draw:style-name="gr10" draw:text-style-name="P14" draw:layer="layout" svg:x1="13.498cm" svg:y1="5.81cm" svg:x2="14.62cm" svg:y2="5.81cm">
          <text:p/>
        </draw:line>
        <draw:frame draw:style-name="gr2" draw:text-style-name="P14" draw:layer="layout" svg:width="0.51cm" svg:height="0.7cm" svg:x="14.32cm" svg:y="5.136cm">
          <draw:image xlink:href="Pictures/10000B3E00000A4100000E392856780DCD2092F1.svg" xlink:type="simple" xlink:show="embed" xlink:actuate="onLoad">
            <text:p/>
          </draw:image>
          <draw:image xlink:href="Pictures/10000201000000630000008A03F9A5F67356512E.png" xlink:type="simple" xlink:show="embed" xlink:actuate="onLoad"/>
        </draw:frame>
        <draw:custom-shape draw:name="CustomShape 64" draw:style-name="gr50" draw:text-style-name="P18" draw:layer="layout" svg:width="12.83cm" svg:height="0.8cm" svg:x="2.8cm" svg:y="5.935cm">
          <text:p text:style-name="P17"><text:span text:style-name="T6">RTX – PICO B21 – Ubuntu 16.04 with gpu&amp;vpu libr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9" draw:layer="layout" svg:width="2.708cm" svg:height="0.806cm" svg:x="15.72cm" svg:y="5.997cm">
          <draw:text-box>
            <text:p><text:span text:style-name="T7">2017/7/28</text:span></text:p>
          </draw:text-box>
        </draw:frame>
        <draw:line draw:style-name="gr10" draw:text-style-name="P14" draw:layer="layout" svg:x1="14.6cm" svg:y1="6.724cm" svg:x2="15.72cm" svg:y2="6.724cm">
          <text:p/>
        </draw:line>
        <draw:frame draw:style-name="gr2" draw:text-style-name="P14" draw:layer="layout" svg:width="0.51cm" svg:height="0.7cm" svg:x="15.42cm" svg:y="6.05cm">
          <draw:image xlink:href="Pictures/10000B3E00000A4100000E392856780DCD2092F1.svg" xlink:type="simple" xlink:show="embed" xlink:actuate="onLoad">
            <text:p/>
          </draw:image>
          <draw:image xlink:href="Pictures/10000201000000630000008A03F9A5F67356512E.png" xlink:type="simple" xlink:show="embed" xlink:actuate="onLoad"/>
        </draw:frame>
        <draw:custom-shape draw:name="CustomShape 64" draw:style-name="gr51" draw:text-style-name="P18" draw:layer="layout" svg:width="11.1cm" svg:height="0.8cm" svg:x="3.5cm" svg:y="6.835cm">
          <text:p text:style-name="P17"><text:span text:style-name="T6">RTX – PICO B21 – Debian 8.x Base file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9" draw:layer="layout" svg:width="2.708cm" svg:height="0.806cm" svg:x="14.62cm" svg:y="6.897cm">
          <draw:text-box>
            <text:p><text:span text:style-name="T7">2017/7/14</text:span></text:p>
          </draw:text-box>
        </draw:frame>
        <draw:line draw:style-name="gr10" draw:text-style-name="P14" draw:layer="layout" svg:x1="13.498cm" svg:y1="7.635cm" svg:x2="14.62cm" svg:y2="7.624cm">
          <text:p/>
        </draw:line>
        <draw:frame draw:style-name="gr2" draw:text-style-name="P14" draw:layer="layout" svg:width="0.51cm" svg:height="0.7cm" svg:x="14.32cm" svg:y="6.95cm">
          <draw:image xlink:href="Pictures/10000B3E00000A4100000E392856780DCD2092F1.svg" xlink:type="simple" xlink:show="embed" xlink:actuate="onLoad">
            <text:p/>
          </draw:image>
          <draw:image xlink:href="Pictures/10000201000000630000008A03F9A5F67356512E.png" xlink:type="simple" xlink:show="embed" xlink:actuate="onLoad"/>
        </draw:frame>
        <draw:custom-shape draw:name="CustomShape 64" draw:style-name="gr52" draw:text-style-name="P18" draw:layer="layout" svg:width="12.22cm" svg:height="0.8cm" svg:x="3.5cm" svg:y="7.749cm">
          <text:p text:style-name="P17"><text:span text:style-name="T6">RTX – PICO B21 – Debian 8.x with gpu&amp;vpu libr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9" draw:layer="layout" svg:width="2.708cm" svg:height="0.806cm" svg:x="15.72cm" svg:y="7.811cm">
          <draw:text-box>
            <text:p><text:span text:style-name="T7">2017/7/28</text:span></text:p>
          </draw:text-box>
        </draw:frame>
        <draw:line draw:style-name="gr10" draw:text-style-name="P14" draw:layer="layout" svg:x1="14.6cm" svg:y1="8.538cm" svg:x2="15.72cm" svg:y2="8.538cm">
          <text:p/>
        </draw:line>
        <draw:frame draw:style-name="gr2" draw:text-style-name="P14" draw:layer="layout" svg:width="0.51cm" svg:height="0.7cm" svg:x="15.42cm" svg:y="7.864cm">
          <draw:image xlink:href="Pictures/10000B3E00000A4100000E392856780DCD2092F1.svg" xlink:type="simple" xlink:show="embed" xlink:actuate="onLoad">
            <text:p/>
          </draw:image>
          <draw:image xlink:href="Pictures/10000201000000630000008A03F9A5F67356512E.png" xlink:type="simple" xlink:show="embed" xlink:actuate="onLoad"/>
        </draw:frame>
        <draw:custom-shape draw:name="CustomShape 64" draw:style-name="gr53" draw:text-style-name="P18" draw:layer="layout" svg:width="10.03cm" svg:height="0.8cm" svg:x="4cm" svg:y="3.307cm">
          <text:p text:style-name="P17"><text:span text:style-name="T6">RTX – PICO B21 – Yocto Base file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9" draw:layer="layout" svg:width="2.432cm" svg:height="0.806cm" svg:x="14.12cm" svg:y="3.369cm">
          <draw:text-box>
            <text:p><text:span text:style-name="T7">2017/7/7</text:span></text:p>
          </draw:text-box>
        </draw:frame>
        <draw:line draw:style-name="gr10" draw:text-style-name="P14" draw:layer="layout" svg:x1="13.498cm" svg:y1="4.108cm" svg:x2="14cm" svg:y2="4.108cm">
          <text:p/>
        </draw:line>
        <draw:frame draw:style-name="gr2" draw:text-style-name="P14" draw:layer="layout" svg:width="0.51cm" svg:height="0.7cm" svg:x="13.72cm" svg:y="3.422cm">
          <draw:image xlink:href="Pictures/10000B3E00000A4100000E392856780DCD2092F1.svg" xlink:type="simple" xlink:show="embed" xlink:actuate="onLoad">
            <text:p/>
          </draw:image>
          <draw:image xlink:href="Pictures/10000201000000630000008A03F9A5F67356512E.png" xlink:type="simple" xlink:show="embed" xlink:actuate="onLoad"/>
        </draw:frame>
        <draw:custom-shape draw:name="CustomShape 64" draw:style-name="gr54" draw:text-style-name="P18" draw:layer="layout" svg:width="11.23cm" svg:height="0.8cm" svg:x="3.6cm" svg:y="10.982cm">
          <text:p text:style-name="P17"><text:span text:style-name="T6">RTX – PICO B21 – OpenWRT Base file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9" draw:layer="layout" svg:width="2.708cm" svg:height="0.806cm" svg:x="14.92cm" svg:y="11.044cm">
          <draw:text-box>
            <text:p><text:span text:style-name="T7">2017/7/21</text:span></text:p>
          </draw:text-box>
        </draw:frame>
        <draw:line draw:style-name="gr10" draw:text-style-name="P14" draw:layer="layout" svg:x1="14.2cm" svg:y1="11.8cm" svg:x2="14.8cm" svg:y2="11.8cm">
          <text:p/>
        </draw:line>
        <draw:frame draw:style-name="gr2" draw:text-style-name="P14" draw:layer="layout" svg:width="0.51cm" svg:height="0.7cm" svg:x="14.52cm" svg:y="11.097cm">
          <draw:image xlink:href="Pictures/10000B3E00000A4100000E392856780DCD2092F1.svg" xlink:type="simple" xlink:show="embed" xlink:actuate="onLoad">
            <text:p/>
          </draw:image>
          <draw:image xlink:href="Pictures/10000201000000630000008A03F9A5F67356512E.png" xlink:type="simple" xlink:show="embed" xlink:actuate="onLoad"/>
        </draw:frame>
        <draw:custom-shape draw:name="CustomShape 64" draw:style-name="gr55" draw:text-style-name="P18" draw:layer="layout" svg:width="9.7cm" svg:height="0.8cm" svg:x="6.8cm" svg:y="11.896cm">
          <text:p text:style-name="P17"><text:span text:style-name="T6">RTX – PICO B21 – OpenWRT into Yoc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9" draw:layer="layout" svg:width="2.708cm" svg:height="0.806cm" svg:x="16.62cm" svg:y="11.958cm">
          <draw:text-box>
            <text:p><text:span text:style-name="T7">2017/8/25</text:span></text:p>
          </draw:text-box>
        </draw:frame>
        <draw:line draw:style-name="gr10" draw:text-style-name="P14" draw:layer="layout" svg:x1="14.8cm" svg:y1="12.658cm" svg:x2="16.6cm" svg:y2="12.658cm">
          <text:p/>
        </draw:line>
        <draw:frame draw:style-name="gr2" draw:text-style-name="P14" draw:layer="layout" svg:width="0.51cm" svg:height="0.7cm" svg:x="16.22cm" svg:y="12.011cm">
          <draw:image xlink:href="Pictures/10000B3E00000A4100000E392856780DCD2092F1.svg" xlink:type="simple" xlink:show="embed" xlink:actuate="onLoad">
            <text:p/>
          </draw:image>
          <draw:image xlink:href="Pictures/10000201000000630000008A03F9A5F67356512E.png" xlink:type="simple" xlink:show="embed" xlink:actuate="onLoad"/>
        </draw:frame>
        <draw:custom-shape draw:name="CustomShape 64" draw:style-name="gr56" draw:text-style-name="P18" draw:layer="layout" svg:width="7cm" svg:height="0.8cm" svg:x="11.2cm" svg:y="12.696cm">
          <text:p text:style-name="P17"><text:span text:style-name="T6">RTX – MCU – ACPI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9" draw:layer="layout" svg:width="2.708cm" svg:height="0.806cm" svg:x="18.42cm" svg:y="12.758cm">
          <draw:text-box>
            <text:p><text:span text:style-name="T7">2017/9/29</text:span></text:p>
          </draw:text-box>
        </draw:frame>
        <draw:line draw:style-name="gr10" draw:text-style-name="P14" draw:layer="layout" svg:x1="16.6cm" svg:y1="13.458cm" svg:x2="18.4cm" svg:y2="13.458cm">
          <text:p/>
        </draw:line>
        <draw:frame draw:style-name="gr2" draw:text-style-name="P14" draw:layer="layout" svg:width="0.51cm" svg:height="0.7cm" svg:x="18.02cm" svg:y="12.811cm">
          <draw:image xlink:href="Pictures/10000B3E00000A4100000E392856780DCD2092F1.svg" xlink:type="simple" xlink:show="embed" xlink:actuate="onLoad">
            <text:p/>
          </draw:image>
          <draw:image xlink:href="Pictures/10000201000000630000008A03F9A5F67356512E.png" xlink:type="simple" xlink:show="embed" xlink:actuate="onLoad"/>
        </draw:frame>
        <presentation:notes draw:style-name="dp2">
          <draw:page-thumbnail draw:style-name="gr25" draw:layer="layout" svg:width="14.848cm" svg:height="11.136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_20_1" presentation:presentation-page-layout-name="AL3T19">
        <office:forms form:automatic-focus="false" form:apply-design-mode="false"/>
        <draw:frame presentation:style-name="pr6" draw:layer="layout" svg:width="19cm" svg:height="1.596cm" svg:x="1.4cm" svg:y="0.404cm" presentation:class="title" presentation:placeholder="true">
          <draw:text-box/>
        </draw:frame>
        <presentation:notes draw:style-name="dp2">
          <draw:page-thumbnail draw:style-name="gr25" draw:layer="layout" svg:width="0.001cm" svg:height="0.001cm" svg:x="0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Osaka1" svg:font-family="Osaka"/>
    <style:font-face style:name="ＭＳ Ｐゴシック1" svg:font-family="'ＭＳ Ｐゴシック'"/>
    <style:font-face style:name="Arial" svg:font-family="Arial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Heiti TC1" svg:font-family="'Heiti TC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1" draw:display-name="Gradient 11" draw:style="axial" draw:start-color="#44546a" draw:end-color="#44546a" draw:start-intensity="100%" draw:end-intensity="100%" draw:angle="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20_1-background" style:display-name="預設 1-background" style:family="presentation">
      <style:graphic-properties draw:stroke="none" draw:fill="none"/>
      <style:text-properties style:letter-kerning="true"/>
    </style:style>
    <style:style style:name="預設_20_1-backgroundobjects" style:display-name="預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1-notes" style:display-name="預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1-outline1" style:display-name="預設 1-outline1" style:family="presentation">
      <style:graphic-properties draw:stroke="none" draw:fill="none" draw:auto-grow-height="false" draw:fit-to-size="shrink-to-fit">
        <text:list-style style:name="預設_20_1-outline1" style:display-name="預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outline2" style:display-name="預設 1-outline2" style:family="presentation" style:parent-style-name="預設_20_1-outline1">
      <style:paragraph-properties fo:margin-top="0.4cm" fo:margin-bottom="0cm"/>
      <style:text-properties fo:font-size="28pt" style:font-size-asian="28pt" style:font-size-complex="28pt"/>
    </style:style>
    <style:style style:name="預設_20_1-outline3" style:display-name="預設 1-outline3" style:family="presentation" style:parent-style-name="預設_20_1-outline2">
      <style:paragraph-properties fo:margin-top="0.3cm" fo:margin-bottom="0cm"/>
      <style:text-properties fo:font-size="24pt" style:font-size-asian="24pt" style:font-size-complex="24pt"/>
    </style:style>
    <style:style style:name="預設_20_1-outline4" style:display-name="預設 1-outline4" style:family="presentation" style:parent-style-name="預設_20_1-outline3">
      <style:paragraph-properties fo:margin-top="0.2cm" fo:margin-bottom="0cm"/>
      <style:text-properties fo:font-size="20pt" style:font-size-asian="20pt" style:font-size-complex="20pt"/>
    </style:style>
    <style:style style:name="預設_20_1-outline5" style:display-name="預設 1-outline5" style:family="presentation" style:parent-style-name="預設_20_1-outline4">
      <style:paragraph-properties fo:margin-top="0.1cm" fo:margin-bottom="0cm"/>
      <style:text-properties fo:font-size="20pt" style:font-size-asian="20pt" style:font-size-complex="20pt"/>
    </style:style>
    <style:style style:name="預設_20_1-outline6" style:display-name="預設 1-outline6" style:family="presentation" style:parent-style-name="預設_20_1-outline5">
      <style:paragraph-properties fo:margin-top="0.1cm" fo:margin-bottom="0cm"/>
      <style:text-properties fo:font-size="20pt" style:font-size-asian="20pt" style:font-size-complex="20pt"/>
    </style:style>
    <style:style style:name="預設_20_1-outline7" style:display-name="預設 1-outline7" style:family="presentation" style:parent-style-name="預設_20_1-outline6">
      <style:paragraph-properties fo:margin-top="0.1cm" fo:margin-bottom="0cm"/>
      <style:text-properties fo:font-size="20pt" style:font-size-asian="20pt" style:font-size-complex="20pt"/>
    </style:style>
    <style:style style:name="預設_20_1-outline8" style:display-name="預設 1-outline8" style:family="presentation" style:parent-style-name="預設_20_1-outline7">
      <style:paragraph-properties fo:margin-top="0.1cm" fo:margin-bottom="0cm"/>
      <style:text-properties fo:font-size="20pt" style:font-size-asian="20pt" style:font-size-complex="20pt"/>
    </style:style>
    <style:style style:name="預設_20_1-outline9" style:display-name="預設 1-outline9" style:family="presentation" style:parent-style-name="預設_20_1-outline8">
      <style:paragraph-properties fo:margin-top="0.1cm" fo:margin-bottom="0cm"/>
      <style:text-properties fo:font-size="20pt" style:font-size-asian="20pt" style:font-size-complex="20pt"/>
    </style:style>
    <style:style style:name="預設_20_1-subtitle" style:display-name="預設 1-subtitle" style:family="presentation">
      <style:graphic-properties draw:stroke="none" draw:fill="none" draw:textarea-vertical-align="middle">
        <text:list-style style:name="預設_20_1-subtitle" style:display-name="預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title" style:display-name="預設 1-title" style:family="presentation">
      <style:graphic-properties draw:stroke="none" draw:fill="none" draw:textarea-vertical-align="middle">
        <text:list-style style:name="預設_20_1-title" style:display-name="預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20_3-background" style:display-name="預設 3-background" style:family="presentation">
      <style:graphic-properties draw:stroke="none" draw:fill="none"/>
      <style:text-properties style:letter-kerning="true"/>
    </style:style>
    <style:style style:name="預設_20_3-backgroundobjects" style:display-name="預設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3-notes" style:display-name="預設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3-outline1" style:display-name="預設 3-outline1" style:family="presentation">
      <style:graphic-properties draw:stroke="none" draw:fill="none" draw:auto-grow-height="false" draw:fit-to-size="shrink-to-fit">
        <text:list-style style:name="預設_20_3-outline1" style:display-name="預設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3-outline2" style:display-name="預設 3-outline2" style:family="presentation" style:parent-style-name="預設_20_3-outline1">
      <style:paragraph-properties fo:margin-top="0.4cm" fo:margin-bottom="0cm"/>
      <style:text-properties fo:font-size="28pt" style:font-size-asian="28pt" style:font-size-complex="28pt"/>
    </style:style>
    <style:style style:name="預設_20_3-outline3" style:display-name="預設 3-outline3" style:family="presentation" style:parent-style-name="預設_20_3-outline2">
      <style:paragraph-properties fo:margin-top="0.3cm" fo:margin-bottom="0cm"/>
      <style:text-properties fo:font-size="24pt" style:font-size-asian="24pt" style:font-size-complex="24pt"/>
    </style:style>
    <style:style style:name="預設_20_3-outline4" style:display-name="預設 3-outline4" style:family="presentation" style:parent-style-name="預設_20_3-outline3">
      <style:paragraph-properties fo:margin-top="0.2cm" fo:margin-bottom="0cm"/>
      <style:text-properties fo:font-size="20pt" style:font-size-asian="20pt" style:font-size-complex="20pt"/>
    </style:style>
    <style:style style:name="預設_20_3-outline5" style:display-name="預設 3-outline5" style:family="presentation" style:parent-style-name="預設_20_3-outline4">
      <style:paragraph-properties fo:margin-top="0.1cm" fo:margin-bottom="0cm"/>
      <style:text-properties fo:font-size="20pt" style:font-size-asian="20pt" style:font-size-complex="20pt"/>
    </style:style>
    <style:style style:name="預設_20_3-outline6" style:display-name="預設 3-outline6" style:family="presentation" style:parent-style-name="預設_20_3-outline5">
      <style:paragraph-properties fo:margin-top="0.1cm" fo:margin-bottom="0cm"/>
      <style:text-properties fo:font-size="20pt" style:font-size-asian="20pt" style:font-size-complex="20pt"/>
    </style:style>
    <style:style style:name="預設_20_3-outline7" style:display-name="預設 3-outline7" style:family="presentation" style:parent-style-name="預設_20_3-outline6">
      <style:paragraph-properties fo:margin-top="0.1cm" fo:margin-bottom="0cm"/>
      <style:text-properties fo:font-size="20pt" style:font-size-asian="20pt" style:font-size-complex="20pt"/>
    </style:style>
    <style:style style:name="預設_20_3-outline8" style:display-name="預設 3-outline8" style:family="presentation" style:parent-style-name="預設_20_3-outline7">
      <style:paragraph-properties fo:margin-top="0.1cm" fo:margin-bottom="0cm"/>
      <style:text-properties fo:font-size="20pt" style:font-size-asian="20pt" style:font-size-complex="20pt"/>
    </style:style>
    <style:style style:name="預設_20_3-outline9" style:display-name="預設 3-outline9" style:family="presentation" style:parent-style-name="預設_20_3-outline8">
      <style:paragraph-properties fo:margin-top="0.1cm" fo:margin-bottom="0cm"/>
      <style:text-properties fo:font-size="20pt" style:font-size-asian="20pt" style:font-size-complex="20pt"/>
    </style:style>
    <style:style style:name="預設_20_3-subtitle" style:display-name="預設 3-subtitle" style:family="presentation">
      <style:graphic-properties draw:stroke="none" draw:fill="none" draw:textarea-vertical-align="middle">
        <text:list-style style:name="預設_20_3-subtitle" style:display-name="預設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3-title" style:display-name="預設 3-title" style:family="presentation">
      <style:graphic-properties draw:stroke="none" draw:fill="none" draw:textarea-vertical-align="middle">
        <text:list-style style:name="預設_20_3-title" style:display-name="預設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預設_20_5-background" style:display-name="預設 5-background" style:family="presentation">
      <style:graphic-properties draw:stroke="none" draw:fill="none"/>
      <style:text-properties style:letter-kerning="true"/>
    </style:style>
    <style:style style:name="預設_20_5-backgroundobjects" style:display-name="預設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5-notes" style:display-name="預設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5-outline1" style:display-name="預設 5-outline1" style:family="presentation">
      <style:graphic-properties draw:stroke="none" draw:fill="none" draw:auto-grow-height="false" draw:fit-to-size="shrink-to-fit">
        <text:list-style style:name="預設_20_5-outline1" style:display-name="預設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5-outline2" style:display-name="預設 5-outline2" style:family="presentation" style:parent-style-name="預設_20_5-outline1">
      <style:paragraph-properties fo:margin-top="0.4cm" fo:margin-bottom="0cm"/>
      <style:text-properties fo:font-size="28pt" style:font-size-asian="28pt" style:font-size-complex="28pt"/>
    </style:style>
    <style:style style:name="預設_20_5-outline3" style:display-name="預設 5-outline3" style:family="presentation" style:parent-style-name="預設_20_5-outline2">
      <style:paragraph-properties fo:margin-top="0.3cm" fo:margin-bottom="0cm"/>
      <style:text-properties fo:font-size="24pt" style:font-size-asian="24pt" style:font-size-complex="24pt"/>
    </style:style>
    <style:style style:name="預設_20_5-outline4" style:display-name="預設 5-outline4" style:family="presentation" style:parent-style-name="預設_20_5-outline3">
      <style:paragraph-properties fo:margin-top="0.2cm" fo:margin-bottom="0cm"/>
      <style:text-properties fo:font-size="20pt" style:font-size-asian="20pt" style:font-size-complex="20pt"/>
    </style:style>
    <style:style style:name="預設_20_5-outline5" style:display-name="預設 5-outline5" style:family="presentation" style:parent-style-name="預設_20_5-outline4">
      <style:paragraph-properties fo:margin-top="0.1cm" fo:margin-bottom="0cm"/>
      <style:text-properties fo:font-size="20pt" style:font-size-asian="20pt" style:font-size-complex="20pt"/>
    </style:style>
    <style:style style:name="預設_20_5-outline6" style:display-name="預設 5-outline6" style:family="presentation" style:parent-style-name="預設_20_5-outline5">
      <style:paragraph-properties fo:margin-top="0.1cm" fo:margin-bottom="0cm"/>
      <style:text-properties fo:font-size="20pt" style:font-size-asian="20pt" style:font-size-complex="20pt"/>
    </style:style>
    <style:style style:name="預設_20_5-outline7" style:display-name="預設 5-outline7" style:family="presentation" style:parent-style-name="預設_20_5-outline6">
      <style:paragraph-properties fo:margin-top="0.1cm" fo:margin-bottom="0cm"/>
      <style:text-properties fo:font-size="20pt" style:font-size-asian="20pt" style:font-size-complex="20pt"/>
    </style:style>
    <style:style style:name="預設_20_5-outline8" style:display-name="預設 5-outline8" style:family="presentation" style:parent-style-name="預設_20_5-outline7">
      <style:paragraph-properties fo:margin-top="0.1cm" fo:margin-bottom="0cm"/>
      <style:text-properties fo:font-size="20pt" style:font-size-asian="20pt" style:font-size-complex="20pt"/>
    </style:style>
    <style:style style:name="預設_20_5-outline9" style:display-name="預設 5-outline9" style:family="presentation" style:parent-style-name="預設_20_5-outline8">
      <style:paragraph-properties fo:margin-top="0.1cm" fo:margin-bottom="0cm"/>
      <style:text-properties fo:font-size="20pt" style:font-size-asian="20pt" style:font-size-complex="20pt"/>
    </style:style>
    <style:style style:name="預設_20_5-subtitle" style:display-name="預設 5-subtitle" style:family="presentation">
      <style:graphic-properties draw:stroke="none" draw:fill="none" draw:textarea-vertical-align="middle">
        <text:list-style style:name="預設_20_5-subtitle" style:display-name="預設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5-title" style:display-name="預設 5-title" style:family="presentation">
      <style:graphic-properties draw:stroke="none" draw:fill="none" draw:textarea-vertical-align="middle">
        <text:list-style style:name="預設_20_5-title" style:display-name="預設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預設_20_4-background" style:display-name="預設 4-background" style:family="presentation">
      <style:graphic-properties draw:stroke="none" draw:fill="none"/>
      <style:text-properties style:letter-kerning="true"/>
    </style:style>
    <style:style style:name="預設_20_4-backgroundobjects" style:display-name="預設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4-notes" style:display-name="預設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4-outline1" style:display-name="預設 4-outline1" style:family="presentation">
      <style:graphic-properties draw:stroke="none" draw:fill="none" draw:auto-grow-height="false" draw:fit-to-size="shrink-to-fit">
        <text:list-style style:name="預設_20_4-outline1" style:display-name="預設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4-outline2" style:display-name="預設 4-outline2" style:family="presentation" style:parent-style-name="預設_20_4-outline1">
      <style:paragraph-properties fo:margin-top="0.4cm" fo:margin-bottom="0cm"/>
      <style:text-properties fo:font-size="28pt" style:font-size-asian="28pt" style:font-size-complex="28pt"/>
    </style:style>
    <style:style style:name="預設_20_4-outline3" style:display-name="預設 4-outline3" style:family="presentation" style:parent-style-name="預設_20_4-outline2">
      <style:paragraph-properties fo:margin-top="0.3cm" fo:margin-bottom="0cm"/>
      <style:text-properties fo:font-size="24pt" style:font-size-asian="24pt" style:font-size-complex="24pt"/>
    </style:style>
    <style:style style:name="預設_20_4-outline4" style:display-name="預設 4-outline4" style:family="presentation" style:parent-style-name="預設_20_4-outline3">
      <style:paragraph-properties fo:margin-top="0.2cm" fo:margin-bottom="0cm"/>
      <style:text-properties fo:font-size="20pt" style:font-size-asian="20pt" style:font-size-complex="20pt"/>
    </style:style>
    <style:style style:name="預設_20_4-outline5" style:display-name="預設 4-outline5" style:family="presentation" style:parent-style-name="預設_20_4-outline4">
      <style:paragraph-properties fo:margin-top="0.1cm" fo:margin-bottom="0cm"/>
      <style:text-properties fo:font-size="20pt" style:font-size-asian="20pt" style:font-size-complex="20pt"/>
    </style:style>
    <style:style style:name="預設_20_4-outline6" style:display-name="預設 4-outline6" style:family="presentation" style:parent-style-name="預設_20_4-outline5">
      <style:paragraph-properties fo:margin-top="0.1cm" fo:margin-bottom="0cm"/>
      <style:text-properties fo:font-size="20pt" style:font-size-asian="20pt" style:font-size-complex="20pt"/>
    </style:style>
    <style:style style:name="預設_20_4-outline7" style:display-name="預設 4-outline7" style:family="presentation" style:parent-style-name="預設_20_4-outline6">
      <style:paragraph-properties fo:margin-top="0.1cm" fo:margin-bottom="0cm"/>
      <style:text-properties fo:font-size="20pt" style:font-size-asian="20pt" style:font-size-complex="20pt"/>
    </style:style>
    <style:style style:name="預設_20_4-outline8" style:display-name="預設 4-outline8" style:family="presentation" style:parent-style-name="預設_20_4-outline7">
      <style:paragraph-properties fo:margin-top="0.1cm" fo:margin-bottom="0cm"/>
      <style:text-properties fo:font-size="20pt" style:font-size-asian="20pt" style:font-size-complex="20pt"/>
    </style:style>
    <style:style style:name="預設_20_4-outline9" style:display-name="預設 4-outline9" style:family="presentation" style:parent-style-name="預設_20_4-outline8">
      <style:paragraph-properties fo:margin-top="0.1cm" fo:margin-bottom="0cm"/>
      <style:text-properties fo:font-size="20pt" style:font-size-asian="20pt" style:font-size-complex="20pt"/>
    </style:style>
    <style:style style:name="預設_20_4-subtitle" style:display-name="預設 4-subtitle" style:family="presentation">
      <style:graphic-properties draw:stroke="none" draw:fill="none" draw:textarea-vertical-align="middle">
        <text:list-style style:name="預設_20_4-subtitle" style:display-name="預設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4-title" style:display-name="預設 4-title" style:family="presentation">
      <style:graphic-properties draw:stroke="none" draw:fill="none" draw:textarea-vertical-align="middle">
        <text:list-style style:name="預設_20_4-title" style:display-name="預設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預設_20_2-background" style:display-name="預設 2-background" style:family="presentation">
      <style:graphic-properties draw:stroke="none" draw:fill="none"/>
      <style:text-properties style:letter-kerning="true"/>
    </style:style>
    <style:style style:name="預設_20_2-backgroundobjects" style:display-name="預設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2-notes" style:display-name="預設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2-outline1" style:display-name="預設 2-outline1" style:family="presentation">
      <style:graphic-properties draw:stroke="none" draw:fill="none" draw:auto-grow-height="false" draw:fit-to-size="shrink-to-fit">
        <text:list-style style:name="預設_20_2-outline1" style:display-name="預設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2-outline2" style:display-name="預設 2-outline2" style:family="presentation" style:parent-style-name="預設_20_2-outline1">
      <style:paragraph-properties fo:margin-top="0.4cm" fo:margin-bottom="0cm"/>
      <style:text-properties fo:font-size="28pt" style:font-size-asian="28pt" style:font-size-complex="28pt"/>
    </style:style>
    <style:style style:name="預設_20_2-outline3" style:display-name="預設 2-outline3" style:family="presentation" style:parent-style-name="預設_20_2-outline2">
      <style:paragraph-properties fo:margin-top="0.3cm" fo:margin-bottom="0cm"/>
      <style:text-properties fo:font-size="24pt" style:font-size-asian="24pt" style:font-size-complex="24pt"/>
    </style:style>
    <style:style style:name="預設_20_2-outline4" style:display-name="預設 2-outline4" style:family="presentation" style:parent-style-name="預設_20_2-outline3">
      <style:paragraph-properties fo:margin-top="0.2cm" fo:margin-bottom="0cm"/>
      <style:text-properties fo:font-size="20pt" style:font-size-asian="20pt" style:font-size-complex="20pt"/>
    </style:style>
    <style:style style:name="預設_20_2-outline5" style:display-name="預設 2-outline5" style:family="presentation" style:parent-style-name="預設_20_2-outline4">
      <style:paragraph-properties fo:margin-top="0.1cm" fo:margin-bottom="0cm"/>
      <style:text-properties fo:font-size="20pt" style:font-size-asian="20pt" style:font-size-complex="20pt"/>
    </style:style>
    <style:style style:name="預設_20_2-outline6" style:display-name="預設 2-outline6" style:family="presentation" style:parent-style-name="預設_20_2-outline5">
      <style:paragraph-properties fo:margin-top="0.1cm" fo:margin-bottom="0cm"/>
      <style:text-properties fo:font-size="20pt" style:font-size-asian="20pt" style:font-size-complex="20pt"/>
    </style:style>
    <style:style style:name="預設_20_2-outline7" style:display-name="預設 2-outline7" style:family="presentation" style:parent-style-name="預設_20_2-outline6">
      <style:paragraph-properties fo:margin-top="0.1cm" fo:margin-bottom="0cm"/>
      <style:text-properties fo:font-size="20pt" style:font-size-asian="20pt" style:font-size-complex="20pt"/>
    </style:style>
    <style:style style:name="預設_20_2-outline8" style:display-name="預設 2-outline8" style:family="presentation" style:parent-style-name="預設_20_2-outline7">
      <style:paragraph-properties fo:margin-top="0.1cm" fo:margin-bottom="0cm"/>
      <style:text-properties fo:font-size="20pt" style:font-size-asian="20pt" style:font-size-complex="20pt"/>
    </style:style>
    <style:style style:name="預設_20_2-outline9" style:display-name="預設 2-outline9" style:family="presentation" style:parent-style-name="預設_20_2-outline8">
      <style:paragraph-properties fo:margin-top="0.1cm" fo:margin-bottom="0cm"/>
      <style:text-properties fo:font-size="20pt" style:font-size-asian="20pt" style:font-size-complex="20pt"/>
    </style:style>
    <style:style style:name="預設_20_2-subtitle" style:display-name="預設 2-subtitle" style:family="presentation">
      <style:graphic-properties draw:stroke="none" draw:fill="none" draw:textarea-vertical-align="middle">
        <text:list-style style:name="預設_20_2-subtitle" style:display-name="預設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2-title" style:display-name="預設 2-title" style:family="presentation">
      <style:graphic-properties draw:stroke="none" draw:fill="none" draw:textarea-vertical-align="middle">
        <text:list-style style:name="預設_20_2-title" style:display-name="預設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3">
      <style:graphic-properties draw:stroke="none" svg:stroke-width="0.026cm" draw:fill="solid" draw:fill-color="#dddddd" draw:textarea-vertical-align="top" draw:auto-grow-height="false" draw:fit-to-size="false" fo:min-height="3.752cm" fo:min-width="27.49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29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物體無填充也無線條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.026cm" draw:fill="solid" draw:fill-color="#dddddd" draw:textarea-vertical-align="top" draw:auto-grow-height="false" draw:fit-to-size="false" fo:min-height="1.553cm" fo:min-width="27.499cm" fo:padding-top="0.125cm" fo:padding-bottom="0.125cm" fo:padding-left="0.25cm" fo:padding-right="0.25cm" fo:wrap-option="wrap"/>
    </style:style>
    <style:style style:name="Mgr7" style:family="graphic" style:parent-style-name="standard" style:list-style-name="ML4">
      <style:graphic-properties draw:stroke="none" svg:stroke-width="0.026cm" draw:fill="solid" draw:fill-color="#252525" draw:textarea-horizontal-align="center" draw:textarea-vertical-align="middle" draw:auto-grow-height="false" draw:fit-to-size="false" fo:min-height="0.865cm" fo:min-width="5.295cm" fo:padding-top="0.125cm" fo:padding-bottom="0.125cm" fo:padding-left="0.25cm" fo:padding-right="0.25cm" fo:wrap-option="wrap"/>
    </style:style>
    <style:style style:name="Mgr8" style:family="graphic" style:parent-style-name="standard" style:list-style-name="ML3">
      <style:graphic-properties draw:stroke="none" svg:stroke-width="0.026cm" draw:fill="none" draw:textarea-vertical-align="top" draw:auto-grow-height="false" draw:fit-to-size="false" fo:min-height="0.348cm" fo:min-width="9.1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fill="solid" draw:fill-color="#ff0022" draw:textarea-vertical-align="top" draw:auto-grow-height="false" fo:min-height="0cm" fo:min-width="27.501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26cm" draw:fill="solid" draw:fill-color="#eaeaea" draw:textarea-vertical-align="top" draw:auto-grow-height="false" fo:min-height="0.878cm" fo:min-width="27.501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fill="solid" draw:fill-color="#dddddd" draw:textarea-vertical-align="top" draw:auto-grow-height="false" draw:fit-to-size="false" fo:min-height="1.553cm" fo:min-width="27.501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fill="solid" draw:fill-color="#252525" draw:textarea-horizontal-align="center" draw:textarea-vertical-align="middle" draw:auto-grow-height="false" draw:fit-to-size="false" fo:min-height="0.865cm" fo:min-width="5.29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26cm" draw:fill="none" draw:textarea-vertical-align="top" draw:auto-grow-height="false" draw:fit-to-size="false" fo:min-height="0.348cm" fo:min-width="9.192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draw:fill-color="#eeeeee" draw:textarea-horizontal-align="justify" draw:textarea-vertical-align="middle" draw:auto-grow-height="false" fo:min-height="0.75cm" fo:min-width="25.5cm"/>
    </style:style>
    <style:style style:name="Mgr15" style:family="graphic" style:parent-style-name="standard">
      <style:graphic-properties draw:stroke="none" draw:fill-color="#dddddd" draw:textarea-horizontal-align="justify" draw:textarea-vertical-align="middle" draw:auto-grow-height="false" fo:min-height="0.75cm" fo:min-width="25.5cm"/>
    </style:style>
    <style:style style:name="Mgr16" style:family="graphic" style:parent-style-name="standard">
      <style:graphic-properties draw:stroke="none" draw:fill="gradient" draw:fill-gradient-name="Tango_20_Orange" draw:textarea-horizontal-align="justify" draw:textarea-vertical-align="middle" draw:auto-grow-height="false" fo:min-height="0.551cm" fo:min-width="23.701cm"/>
    </style:style>
    <style:style style:name="Mgr17" style:family="graphic" style:parent-style-name="standard">
      <style:graphic-properties draw:stroke="none" draw:fill-color="#dd4814" draw:textarea-horizontal-align="justify" draw:textarea-vertical-align="middle" draw:auto-grow-height="false" fo:min-height="0.551cm" fo:min-width="0.902cm"/>
    </style:style>
    <style:style style:name="Mgr18" style:family="graphic" style:parent-style-name="standard">
      <style:graphic-properties draw:stroke="none" draw:fill-color="#dd4814" draw:textarea-horizontal-align="justify" draw:textarea-vertical-align="middle" draw:auto-grow-height="false" fo:min-height="0.551cm" fo:min-width="0.601cm"/>
    </style:style>
    <style:style style:name="Mgr19" style:family="graphic" style:parent-style-name="standard">
      <style:graphic-properties draw:stroke="none" draw:fill-color="#dd4814" draw:opacity="100%" draw:textarea-horizontal-align="justify" draw:textarea-vertical-align="middle" draw:auto-grow-height="false" fo:min-height="0.551cm" fo:min-width="0.3cm"/>
    </style:style>
    <style:style style:name="Mgr20" style:family="graphic" style:parent-style-name="standard">
      <style:graphic-properties draw:stroke="none" draw:fill-color="#cc3300" draw:opacity="100%" draw:textarea-horizontal-align="justify" draw:textarea-vertical-align="middle" draw:auto-grow-height="false" fo:min-height="0.551cm" fo:min-width="0.3cm"/>
    </style:style>
    <style:style style:name="Mgr21" style:family="graphic" style:parent-style-name="standard">
      <style:graphic-properties draw:stroke="none" draw:fill-color="#ff3300" draw:opacity="100%" draw:textarea-horizontal-align="justify" draw:textarea-vertical-align="middle" draw:auto-grow-height="false" fo:min-height="0.551cm" fo:min-width="0.3cm"/>
    </style:style>
    <style:style style:name="Mgr22" style:family="graphic" style:parent-style-name="standard">
      <style:graphic-properties draw:stroke="none" draw:fill-color="#ff6600" draw:opacity="100%" draw:textarea-horizontal-align="justify" draw:textarea-vertical-align="middle" draw:auto-grow-height="false" fo:min-height="0.551cm" fo:min-width="0.3cm"/>
    </style:style>
    <style:style style:name="Mgr2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4" style:family="graphic" style:parent-style-name="standard">
      <style:graphic-properties draw:stroke="none" draw:stroke-dash="Ultrafine_20_Dashed" svg:stroke-color="#000000" draw:fill="none" draw:fill-color="#ffffff" draw:textarea-horizontal-align="center" draw:textarea-vertical-align="middle" draw:auto-grow-height="true" draw:auto-grow-width="false" fo:min-height="0.531cm" fo:min-width="0cm"/>
    </style:style>
    <style:style style:name="Mgr25" style:family="graphic" style:parent-style-name="objectwithoutfill">
      <style:graphic-properties draw:stroke="dash" draw:stroke-dash="Fine_20_Dashed" svg:stroke-width="0.035cm" svg:stroke-color="#999999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Mgr26" style:family="graphic" style:parent-style-name="objectwithoutfill">
      <style:graphic-properties draw:stroke="dash" draw:stroke-dash="Fine_20_Dotted" draw:fill="none" draw:textarea-vertical-align="middle"/>
    </style:style>
    <style:style style:name="Mgr27" style:family="graphic" style:parent-style-name="standard">
      <style:graphic-properties draw:stroke="none" svg:stroke-width="0.035cm" draw:stroke-linejoin="miter" draw:fill="gradient" draw:fill-gradient-name="Gradient_20_11" draw:textarea-vertical-align="middle" draw:auto-grow-height="false" draw:fit-to-size="false" fo:min-height="0.499cm" fo:min-width="25.192cm" fo:padding-top="0.125cm" fo:padding-bottom="0.125cm" fo:padding-left="0.25cm" fo:padding-right="0.25cm" fo:wrap-option="wrap"/>
    </style:style>
    <style:style style:name="Mgr28" style:family="graphic" style:parent-style-name="standard" style:list-style-name="ML5">
      <style:graphic-properties draw:stroke="none" svg:stroke-width="0cm" draw:fill="none" draw:textarea-vertical-align="middle" draw:auto-grow-height="false" draw:fit-to-size="false" fo:min-height="0.517cm" fo:min-width="1.597cm" fo:padding-top="0cm" fo:padding-bottom="0cm" fo:padding-left="0cm" fo:padding-right="0cm" fo:wrap-option="wrap"/>
    </style:style>
    <style:style style:name="Mgr29" style:family="graphic" style:parent-style-name="standard">
      <style:graphic-properties draw:stroke="solid" svg:stroke-width="0.018cm" svg:stroke-color="#e7e6e6" svg:stroke-opacity="30%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30" style:family="graphic" style:parent-style-name="standard" style:list-style-name="ML5">
      <style:graphic-properties draw:stroke="none" svg:stroke-width="0cm" draw:fill="none" draw:textarea-vertical-align="middle" draw:auto-grow-height="false" draw:fit-to-size="false" fo:min-height="0.517cm" fo:min-width="1.597cm" fo:padding-top="0cm" fo:padding-bottom="0cm" fo:padding-left="0cm" fo:padding-right="0cm" fo:wrap-option="wrap"/>
    </style:style>
    <style:style style:name="Mgr31" style:family="graphic" style:parent-style-name="standard" style:list-style-name="ML5">
      <style:graphic-properties draw:stroke="none" svg:stroke-width="0cm" draw:fill="none" draw:textarea-vertical-align="middle" draw:auto-grow-height="false" draw:fit-to-size="false" fo:min-height="0.517cm" fo:min-width="1.601cm" fo:padding-top="0cm" fo:padding-bottom="0cm" fo:padding-left="0cm" fo:padding-right="0cm" fo:wrap-option="wrap"/>
    </style:style>
    <style:style style:name="Mgr32" style:family="graphic" style:parent-style-name="standard" style:list-style-name="ML5">
      <style:graphic-properties draw:stroke="none" svg:stroke-width="0cm" draw:fill="none" draw:textarea-vertical-align="middle" draw:auto-grow-height="false" draw:fit-to-size="false" fo:min-height="0.517cm" fo:min-width="1.601cm" fo:padding-top="0cm" fo:padding-bottom="0cm" fo:padding-left="0cm" fo:padding-right="0cm" fo:wrap-option="wrap"/>
    </style:style>
    <style:style style:name="Mgr33" style:family="graphic" style:parent-style-name="standard" style:list-style-name="ML5">
      <style:graphic-properties draw:stroke="none" svg:stroke-width="0cm" draw:fill="none" draw:textarea-vertical-align="middle" draw:auto-grow-height="false" draw:fit-to-size="false" fo:min-height="0.517cm" fo:min-width="1.601cm" fo:padding-top="0cm" fo:padding-bottom="0cm" fo:padding-left="0cm" fo:padding-right="0cm" fo:wrap-option="wrap"/>
    </style:style>
    <style:style style:name="Mgr34" style:family="graphic" style:parent-style-name="standard" style:list-style-name="ML5">
      <style:graphic-properties draw:stroke="none" svg:stroke-width="0cm" draw:fill="none" draw:textarea-vertical-align="middle" draw:auto-grow-height="false" draw:fit-to-size="false" fo:min-height="0.517cm" fo:min-width="1.601cm" fo:padding-top="0cm" fo:padding-bottom="0cm" fo:padding-left="0cm" fo:padding-right="0cm" fo:wrap-option="wrap"/>
    </style:style>
    <style:style style:name="Mgr35" style:family="graphic" style:parent-style-name="standard" style:list-style-name="ML5">
      <style:graphic-properties draw:stroke="none" svg:stroke-width="0cm" draw:fill="none" draw:textarea-vertical-align="middle" draw:auto-grow-height="false" draw:fit-to-size="false" fo:min-height="0.517cm" fo:min-width="1.597cm" fo:padding-top="0cm" fo:padding-bottom="0cm" fo:padding-left="0cm" fo:padding-right="0cm" fo:wrap-option="wrap"/>
    </style:style>
    <style:style style:name="Mgr36" style:family="graphic" style:parent-style-name="standard" style:list-style-name="ML5">
      <style:graphic-properties draw:stroke="none" svg:stroke-width="0cm" draw:fill="none" draw:textarea-vertical-align="middle" draw:auto-grow-height="false" draw:fit-to-size="false" fo:min-height="0.517cm" fo:min-width="1.597cm" fo:padding-top="0cm" fo:padding-bottom="0cm" fo:padding-left="0cm" fo:padding-right="0cm" fo:wrap-option="wrap"/>
    </style:style>
    <style:style style:name="Mgr37" style:family="graphic" style:parent-style-name="standard" style:list-style-name="ML5">
      <style:graphic-properties draw:stroke="none" svg:stroke-width="0cm" draw:fill="none" draw:textarea-vertical-align="middle" draw:auto-grow-height="false" draw:fit-to-size="false" fo:min-height="0.517cm" fo:min-width="1.605cm" fo:padding-top="0cm" fo:padding-bottom="0cm" fo:padding-left="0cm" fo:padding-right="0cm" fo:wrap-option="wrap"/>
    </style:style>
    <style:style style:name="Mgr38" style:family="graphic" style:parent-style-name="standard" style:list-style-name="ML5">
      <style:graphic-properties draw:stroke="none" svg:stroke-width="0cm" draw:fill="none" draw:textarea-vertical-align="middle" draw:auto-grow-height="false" draw:fit-to-size="false" fo:min-height="0.517cm" fo:min-width="1.601cm" fo:padding-top="0cm" fo:padding-bottom="0cm" fo:padding-left="0cm" fo:padding-right="0cm" fo:wrap-option="wrap"/>
    </style:style>
    <style:style style:name="Mgr39" style:family="graphic" style:parent-style-name="standard" style:list-style-name="ML5">
      <style:graphic-properties draw:stroke="none" svg:stroke-width="0cm" draw:fill="none" draw:textarea-vertical-align="middle" draw:auto-grow-height="false" draw:fit-to-size="false" fo:min-height="0.517cm" fo:min-width="1.601cm" fo:padding-top="0cm" fo:padding-bottom="0cm" fo:padding-left="0cm" fo:padding-right="0cm" fo:wrap-option="wrap"/>
    </style:style>
    <style:style style:name="Mgr40" style:family="graphic" style:parent-style-name="standard" style:list-style-name="ML5">
      <style:graphic-properties draw:stroke="none" svg:stroke-width="0cm" draw:fill="none" draw:textarea-vertical-align="middle" draw:auto-grow-height="false" draw:fit-to-size="false" fo:min-height="0.517cm" fo:min-width="1.601cm" fo:padding-top="0cm" fo:padding-bottom="0cm" fo:padding-left="0cm" fo:padding-right="0cm" fo:wrap-option="wrap"/>
    </style:style>
    <style:style style:name="Mgr41" style:family="graphic" style:parent-style-name="standard">
      <style:graphic-properties draw:stroke="none" svg:stroke-width="0.035cm" draw:stroke-linejoin="miter" draw:fill="gradient" draw:fill-gradient-name="Gradient_20_11" draw:textarea-vertical-align="middle" draw:auto-grow-height="false" draw:fit-to-size="false" fo:min-height="0.499cm" fo:min-width="22.931cm" fo:padding-top="0.125cm" fo:padding-bottom="0.125cm" fo:padding-left="0.25cm" fo:padding-right="0.25cm" fo:wrap-option="wrap"/>
    </style:style>
    <style:style style:name="Mgr42" style:family="graphic" style:parent-style-name="standard" style:list-style-name="ML5">
      <style:graphic-properties draw:stroke="none" svg:stroke-width="0cm" draw:fill="none" draw:textarea-vertical-align="middle" draw:auto-grow-height="false" draw:fit-to-size="false" fo:min-height="0.517cm" fo:min-width="0.776cm" fo:padding-top="0cm" fo:padding-bottom="0cm" fo:padding-left="0cm" fo:padding-right="0cm" fo:wrap-option="wrap"/>
    </style:style>
    <style:style style:name="Mgr43" style:family="graphic" style:parent-style-name="standard" style:list-style-name="ML5">
      <style:graphic-properties draw:stroke="none" svg:stroke-width="0cm" draw:fill="none" draw:textarea-vertical-align="middle" draw:auto-grow-height="false" draw:fit-to-size="false" fo:min-height="0.517cm" fo:min-width="0.6cm" fo:padding-top="0cm" fo:padding-bottom="0cm" fo:padding-left="0cm" fo:padding-right="0cm" fo:wrap-option="wrap"/>
    </style:style>
    <style:style style:name="Mgr44" style:family="graphic" style:parent-style-name="standard" style:list-style-name="ML5">
      <style:graphic-properties draw:stroke="none" svg:stroke-width="0cm" draw:fill="none" draw:textarea-vertical-align="middle" draw:auto-grow-height="false" draw:fit-to-size="false" fo:min-height="0.517cm" fo:min-width="0.459cm" fo:padding-top="0cm" fo:padding-bottom="0cm" fo:padding-left="0cm" fo:padding-right="0cm" fo:wrap-option="wrap"/>
    </style:style>
    <style:style style:name="Mgr45" style:family="graphic" style:parent-style-name="standard" style:list-style-name="ML5">
      <style:graphic-properties draw:stroke="none" svg:stroke-width="0cm" draw:fill="none" draw:textarea-vertical-align="middle" draw:auto-grow-height="false" draw:fit-to-size="false" fo:min-height="0.517cm" fo:min-width="0.67cm" fo:padding-top="0cm" fo:padding-bottom="0cm" fo:padding-left="0cm" fo:padding-right="0cm" fo:wrap-option="wrap"/>
    </style:style>
    <style:style style:name="Mgr46" style:family="graphic" style:parent-style-name="standard" style:list-style-name="ML5">
      <style:graphic-properties draw:stroke="none" svg:stroke-width="0cm" draw:fill="none" draw:textarea-vertical-align="middle" draw:auto-grow-height="false" draw:fit-to-size="false" fo:min-height="0.517cm" fo:min-width="0.635cm" fo:padding-top="0cm" fo:padding-bottom="0cm" fo:padding-left="0cm" fo:padding-right="0cm" fo:wrap-option="wrap"/>
    </style:style>
    <style:style style:name="Mgr47" style:family="graphic" style:parent-style-name="standard" style:list-style-name="ML5">
      <style:graphic-properties draw:stroke="none" svg:stroke-width="0cm" draw:fill="none" draw:textarea-vertical-align="middle" draw:auto-grow-height="false" draw:fit-to-size="false" fo:min-height="0.517cm" fo:min-width="0.635cm" fo:padding-top="0cm" fo:padding-bottom="0cm" fo:padding-left="0cm" fo:padding-right="0cm" fo:wrap-option="wrap"/>
    </style:style>
    <style:style style:name="Mgr48" style:family="graphic" style:parent-style-name="standard" style:list-style-name="ML5">
      <style:graphic-properties draw:stroke="none" svg:stroke-width="0cm" draw:fill="none" draw:textarea-vertical-align="middle" draw:auto-grow-height="false" draw:fit-to-size="false" fo:min-height="0.517cm" fo:min-width="0.706cm" fo:padding-top="0cm" fo:padding-bottom="0cm" fo:padding-left="0cm" fo:padding-right="0cm" fo:wrap-option="wrap"/>
    </style:style>
    <style:style style:name="Mgr49" style:family="graphic" style:parent-style-name="standard" style:list-style-name="ML5">
      <style:graphic-properties draw:stroke="none" svg:stroke-width="0cm" draw:fill="none" draw:textarea-vertical-align="middle" draw:auto-grow-height="false" draw:fit-to-size="false" fo:min-height="0.517cm" fo:min-width="0.67cm" fo:padding-top="0cm" fo:padding-bottom="0cm" fo:padding-left="0cm" fo:padding-right="0cm" fo:wrap-option="wrap"/>
    </style:style>
    <style:style style:name="Mgr50" style:family="graphic" style:parent-style-name="standard" style:list-style-name="ML5">
      <style:graphic-properties draw:stroke="none" svg:stroke-width="0cm" draw:fill="none" draw:textarea-vertical-align="middle" draw:auto-grow-height="false" draw:fit-to-size="false" fo:min-height="0.517cm" fo:min-width="0.776cm" fo:padding-top="0cm" fo:padding-bottom="0cm" fo:padding-left="0cm" fo:padding-right="0cm" fo:wrap-option="wrap"/>
    </style:style>
    <style:style style:name="Mgr51" style:family="graphic" style:parent-style-name="standard" style:list-style-name="ML5">
      <style:graphic-properties draw:stroke="none" svg:stroke-width="0cm" draw:fill="none" draw:textarea-vertical-align="middle" draw:auto-grow-height="false" draw:fit-to-size="false" fo:min-height="0.517cm" fo:min-width="0.776cm" fo:padding-top="0cm" fo:padding-bottom="0cm" fo:padding-left="0cm" fo:padding-right="0cm" fo:wrap-option="wrap"/>
    </style:style>
    <style:style style:name="Mgr52" style:family="graphic" style:parent-style-name="standard" style:list-style-name="ML5">
      <style:graphic-properties draw:stroke="none" svg:stroke-width="0cm" draw:fill="none" draw:textarea-vertical-align="middle" draw:auto-grow-height="false" draw:fit-to-size="false" fo:min-height="0.517cm" fo:min-width="0.776cm" fo:padding-top="0cm" fo:padding-bottom="0cm" fo:padding-left="0cm" fo:padding-right="0cm" fo:wrap-option="wrap"/>
    </style:style>
    <style:style style:name="Mgr53" style:family="graphic" style:parent-style-name="standard" style:list-style-name="ML5">
      <style:graphic-properties draw:stroke="none" svg:stroke-width="0cm" draw:fill="none" draw:textarea-vertical-align="middle" draw:auto-grow-height="false" draw:fit-to-size="false" fo:min-height="0.517cm" fo:min-width="0.776cm" fo:padding-top="0cm" fo:padding-bottom="0cm" fo:padding-left="0cm" fo:padding-right="0cm" fo:wrap-option="wrap"/>
    </style:style>
    <style:style style:name="Mgr54" style:family="graphic" style:parent-style-name="standard" style:list-style-name="ML3">
      <style:graphic-properties draw:stroke="none" svg:stroke-width="0.026cm" draw:fill="solid" draw:fill-color="#dddddd" draw:textarea-vertical-align="top" draw:auto-grow-height="false" draw:fit-to-size="false" fo:min-height="2.791cm" fo:min-width="27.501cm" fo:padding-top="0.125cm" fo:padding-bottom="0.125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2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預設_20_1-title">
      <style:graphic-properties draw:auto-grow-height="false" fo:min-height="3.507cm"/>
    </style:style>
    <style:style style:name="Mpr4" style:family="presentation" style:parent-style-name="預設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預設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預設_20_3-title">
      <style:graphic-properties draw:auto-grow-height="false" fo:min-height="3.507cm"/>
    </style:style>
    <style:style style:name="Mpr7" style:family="presentation" style:parent-style-name="預設_20_3-backgroundobjects">
      <style:graphic-properties draw:stroke="none" draw:fill="none" draw:fill-color="#ffffff" draw:auto-grow-height="false" fo:min-height="1.485cm"/>
    </style:style>
    <style:style style:name="Mpr8" style:family="presentation" style:parent-style-name="預設_20_3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預設_20_5-title">
      <style:graphic-properties draw:auto-grow-height="false" fo:min-height="3.507cm"/>
    </style:style>
    <style:style style:name="Mpr10" style:family="presentation" style:parent-style-name="預設_20_5-backgroundobjects">
      <style:graphic-properties draw:stroke="none" draw:fill="none" draw:fill-color="#ffffff" draw:auto-grow-height="false" fo:min-height="1.485cm"/>
    </style:style>
    <style:style style:name="Mpr11" style:family="presentation" style:parent-style-name="預設_20_5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預設_20_4-title">
      <style:graphic-properties draw:auto-grow-height="false" fo:min-height="3.507cm"/>
    </style:style>
    <style:style style:name="Mpr13" style:family="presentation" style:parent-style-name="預設_20_4-backgroundobjects">
      <style:graphic-properties draw:stroke="none" draw:fill="none" draw:fill-color="#ffffff" draw:auto-grow-height="false" fo:min-height="1.485cm"/>
    </style:style>
    <style:style style:name="Mpr14" style:family="presentation" style:parent-style-name="預設_20_4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預設_20_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預設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/>
    </style:style>
    <style:style style:name="MP6" style:family="paragraph">
      <loext:graphic-properties draw:fill="solid" draw:fill-color="#dddddd"/>
      <style:paragraph-properties fo:margin-top="0cm" fo:margin-bottom="0cm" fo:line-height="100%" fo:text-align="center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50%" fo:text-align="center"/>
    </style:style>
    <style:style style:name="MP9" style:family="paragraph">
      <loext:graphic-properties draw:fill="solid" draw:fill-color="#dddddd"/>
      <style:paragraph-properties fo:margin-top="0cm" fo:margin-bottom="0cm" fo:line-height="50%" fo:text-align="center" style:font-independent-line-spacing="true"/>
      <style:text-properties fo:font-size="18pt"/>
    </style:style>
    <style:style style:name="MP10" style:family="paragraph">
      <loext:graphic-properties draw:fill="solid" draw:fill-color="#252525"/>
      <style:paragraph-properties fo:margin-top="0cm" fo:margin-bottom="0cm" fo:line-height="100%" fo:text-align="center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start"/>
    </style:style>
    <style:style style:name="MP1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MP13" style:family="paragraph">
      <loext:graphic-properties draw:fill="solid" draw:fill-color="#ff0022"/>
      <style:paragraph-properties fo:text-align="start"/>
      <style:text-properties fo:font-size="18pt"/>
    </style:style>
    <style:style style:name="MP14" style:family="paragraph">
      <loext:graphic-properties draw:fill="solid" draw:fill-color="#eaeaea"/>
      <style:paragraph-properties fo:text-align="start"/>
      <style:text-properties fo:font-size="18pt"/>
    </style:style>
    <style:style style:name="MP15" style:family="paragraph">
      <loext:graphic-properties draw:fill-color="#eeeeee"/>
      <style:paragraph-properties fo:text-align="center"/>
    </style:style>
    <style:style style:name="MP16" style:family="paragraph">
      <loext:graphic-properties draw:fill-color="#dddddd"/>
      <style:paragraph-properties fo:text-align="center"/>
    </style:style>
    <style:style style:name="MP17" style:family="paragraph">
      <loext:graphic-properties draw:fill="gradient" draw:fill-gradient-name="Tango_20_Orange"/>
      <style:paragraph-properties fo:text-align="center"/>
    </style:style>
    <style:style style:name="MP18" style:family="paragraph">
      <loext:graphic-properties draw:fill-color="#dd4814"/>
      <style:paragraph-properties fo:text-align="center"/>
    </style:style>
    <style:style style:name="MP19" style:family="paragraph">
      <loext:graphic-properties draw:fill-color="#dd4814" draw:opacity="100%"/>
      <style:paragraph-properties fo:text-align="center"/>
    </style:style>
    <style:style style:name="MP20" style:family="paragraph">
      <loext:graphic-properties draw:fill-color="#cc3300" draw:opacity="100%"/>
      <style:paragraph-properties fo:text-align="center"/>
    </style:style>
    <style:style style:name="MP21" style:family="paragraph">
      <loext:graphic-properties draw:fill-color="#ff3300" draw:opacity="100%"/>
      <style:paragraph-properties fo:text-align="center"/>
    </style:style>
    <style:style style:name="MP22" style:family="paragraph">
      <loext:graphic-properties draw:fill-color="#ff6600" draw:opacity="100%"/>
      <style:paragraph-properties fo:text-align="center"/>
    </style:style>
    <style:style style:name="MP23" style:family="paragraph">
      <loext:graphic-properties draw:fill="none"/>
      <style:paragraph-properties fo:text-align="center"/>
    </style:style>
    <style:style style:name="MP24" style:family="paragraph">
      <loext:graphic-properties draw:fill="none" draw:fill-color="#ffffff"/>
      <style:text-properties fo:font-size="13pt"/>
    </style:style>
    <style:style style:name="MP25" style:family="paragraph">
      <loext:graphic-properties draw:fill="gradient" draw:fill-gradient-name="Gradient_20_11"/>
      <style:paragraph-properties fo:text-align="start" style:font-independent-line-spacing="true"/>
      <style:text-properties fo:font-size="18pt"/>
    </style:style>
    <style:style style:name="MP2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ＭＳ Ｐゴシック1" style:font-size-asian="8pt" style:font-style-asian="normal" style:font-weight-asian="bold" style:font-name-complex="DejaVu Sans1" style:font-size-complex="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Osaka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7" style:family="text">
      <style:text-properties fo:font-size="13pt"/>
    </style:style>
    <style:style style:name="MT8" style:family="text">
      <style:text-properties fo:font-variant="normal" fo:text-transform="none" fo:color="#e7e6e6" style:text-line-through-style="none" style:text-line-through-type="none" style:text-position="0% 100%" style:font-name="Calibri" fo:font-size="12pt" fo:letter-spacing="-0.005cm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e7e6e6" style:text-line-through-style="none" style:text-line-through-type="none" style:text-position="0% 100%" style:font-name="Calibri" fo:font-size="12pt" fo:letter-spacing="-0.006cm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e7e6e6" style:text-line-through-style="none" style:text-line-through-type="none" style:text-position="0% 100%" style:font-name="Calibri" fo:font-size="12pt" fo:letter-spacing="-0.007cm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e7e6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5.137cm" presentation:class="title" presentation:placeholder="true">
        <draw:text-box/>
      </draw:frame>
      <draw:frame presentation:style-name="預設-outline1" draw:layer="backgroundobjects" svg:width="25.199cm" svg:height="8.4cm" svg:x="1.4cm" svg:y="9.4cm" presentation:class="outline" presentation:placeholder="true">
        <draw:text-box/>
      </draw:frame>
      <draw:g>
        <draw:custom-shape draw:name="CustomShape 6" draw:style-name="Mgr3" draw:text-style-name="MP6" draw:layer="backgroundobjects" svg:width="27.998cm" svg:height="4.001cm" svg:x="0cm" svg:y="0.253cm">
          <text:p text:style-name="MP5"><text:span text:style-name="MT2"><text:s/></text:span></text:p>
          <text:p text:style-name="MP5"><text:span text:style-name="MT2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Mgr4" draw:text-style-name="MP7" draw:layer="backgroundobjects" svg:x1="0cm" svg:y1="0.124cm" svg:x2="28cm" svg:y2="0.125cm">
          <text:p/>
        </draw:line>
        <draw:frame draw:name="Picture 2" draw:style-name="Mgr5" draw:text-style-name="MP7" draw:layer="backgroundobjects" svg:width="9.156cm" svg:height="2.332cm" svg:x="17.461cm" svg:y="1.141cm">
          <draw:image xlink:href="Pictures/1000020100000320000000CC92ED98D1A1A58207.png" xlink:type="simple" xlink:show="embed" xlink:actuate="onLoad">
            <text:p/>
          </draw:image>
        </draw:frame>
        <draw:custom-shape draw:name="CustomShape 3" draw:style-name="Mgr6" draw:text-style-name="MP9" draw:layer="backgroundobjects" svg:width="27.998cm" svg:height="1.802cm" svg:x="0cm" svg:y="19.242cm">
          <text:p text:style-name="MP8"><text:span text:style-name="MT3"><text:s text:c="194"/></text:span><text:span text:style-name="MT4"><text:s text:c="2"/></text:span><text:span text:style-name="MT2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Mgr7" draw:text-style-name="MP10" draw:layer="backgroundobjects" svg:width="5.794cm" svg:height="1.114cm" svg:x="1.624cm" svg:y="19.238cm">
          <text:p text:style-name="MP5"><text:span text:style-name="MT5">Confid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Mgr8" draw:text-style-name="MP12" draw:layer="backgroundobjects" svg:width="9.689cm" svg:height="0.597cm" svg:x="7.633cm" svg:y="19.417cm">
          <text:p text:style-name="MP11"><text:span text:style-name="MT6">©2006. Retronix Technology Inc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0" draw:style-name="Mgr5" draw:text-style-name="MP7" draw:layer="backgroundobjects" svg:width="3.864cm" svg:height="0.983cm" svg:x="23.566cm" svg:y="19.293cm">
          <draw:image xlink:href="Pictures/1000020100000320000000CC92ED98D1A1A58207.png" xlink:type="simple" xlink:show="embed" xlink:actuate="onLoad">
            <text:p/>
          </draw:image>
        </draw:frame>
      </draw:g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預設_20_1" style:display-name="預設 1" style:page-layout-name="PM1" draw:style-name="Mdp1">
      <draw:frame presentation:style-name="預設_20_1-outline1" draw:layer="backgroundobjects" svg:width="25.199cm" svg:height="15.4cm" svg:x="1.4cm" svg:y="3cm" presentation:class="outline" presentation:placeholder="true">
        <draw:text-box/>
      </draw:frame>
      <draw:custom-shape draw:name="CustomShape 1" draw:style-name="Mgr9" draw:text-style-name="MP13" draw:layer="backgroundobjects" svg:width="28cm" svg:height="0.2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0" draw:text-style-name="MP14" draw:layer="backgroundobjects" svg:width="28cm" svg:height="1.127cm" svg:x="0cm" svg:y="0.4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2" draw:style-name="Mgr5" draw:text-style-name="MP7" draw:layer="backgroundobjects" svg:width="6.511cm" svg:height="1.658cm" svg:x="20.922cm" svg:y="0.533cm">
        <draw:image xlink:href="Pictures/1000020100000320000000CC92ED98D1A1A58207.png" xlink:type="simple" xlink:show="embed" xlink:actuate="onLoad">
          <text:p/>
        </draw:image>
      </draw:frame>
      <draw:custom-shape draw:name="CustomShape 3" draw:style-name="Mgr11" draw:text-style-name="MP9" draw:layer="backgroundobjects" svg:width="28cm" svg:height="1.802cm" svg:x="0cm" svg:y="19.248cm">
        <text:p text:style-name="MP8"><text:span text:style-name="MT3"><text:s text:c="194"/></text:span><text:span text:style-name="MT4"><text:s text:c="2"/></text:span><text:span text:style-name="MT2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2" draw:text-style-name="MP10" draw:layer="backgroundobjects" svg:width="5.795cm" svg:height="1.114cm" svg:x="1.624cm" svg:y="19.244cm">
        <text:p text:style-name="MP5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3" draw:text-style-name="MP12" draw:layer="backgroundobjects" svg:width="9.691cm" svg:height="0.597cm" svg:x="7.633cm" svg:y="19.423cm">
        <text:p text:style-name="MP11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5" draw:text-style-name="MP7" draw:layer="backgroundobjects" svg:width="3.864cm" svg:height="0.983cm" svg:x="23.568cm" svg:y="19.299cm">
        <draw:image xlink:href="Pictures/1000020100000320000000CC92ED98D1A1A58207.png" xlink:type="simple" xlink:show="embed" xlink:actuate="onLoad">
          <text:p/>
        </draw:image>
      </draw:frame>
      <draw:frame presentation:style-name="Mpr3" draw:layer="backgroundobjects" svg:width="19cm" svg:height="1.596cm" svg:x="1.4cm" svg:y="0.404cm" presentation:class="title">
        <draw:text-box>
          <text:p>請按一下滑鼠，編輯題名文字格式。</text:p>
        </draw:text-box>
      </draw:frame>
      <presentation:notes style:page-layout-name="PM0">
        <draw:page-thumbnail presentation:style-name="預設_20_1-title" draw:layer="backgroundobjects" svg:width="0.001cm" svg:height="0.001cm" svg:x="0cm" svg:y="2.257cm" presentation:class="page"/>
        <draw:frame presentation:style-name="預設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預設_20_3" style:display-name="預設 3" style:page-layout-name="PM1" draw:style-name="Mdp1">
      <draw:custom-shape draw:style-name="Mgr14" draw:text-style-name="MP15" draw:layer="backgroundobjects" svg:width="26cm" svg:height="1cm" svg:x="1cm" svg:y="8.7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5" draw:text-style-name="MP16" draw:layer="backgroundobjects" svg:width="26cm" svg:height="1cm" svg:x="1cm" svg:y="7.7cm">
        <text:p/>
        <draw:enhanced-geometry svg:viewBox="0 0 21600 21600" draw:type="rectangle" draw:enhanced-path="M 0 0 L 21600 0 21600 21600 0 21600 0 0 Z N"/>
      </draw:custom-shape>
      <draw:custom-shape draw:style-name="Mgr14" draw:text-style-name="MP15" draw:layer="backgroundobjects" svg:width="26cm" svg:height="1cm" svg:x="1cm" svg:y="6.7cm">
        <text:p/>
        <draw:enhanced-geometry svg:viewBox="0 0 21600 21600" draw:type="rectangle" draw:enhanced-path="M 0 0 L 21600 0 21600 21600 0 21600 0 0 Z N"/>
      </draw:custom-shape>
      <draw:custom-shape draw:style-name="Mgr15" draw:text-style-name="MP16" draw:layer="backgroundobjects" svg:width="26cm" svg:height="1cm" svg:x="1cm" svg:y="5.7cm">
        <text:p/>
        <draw:enhanced-geometry svg:viewBox="0 0 21600 21600" draw:type="rectangle" draw:enhanced-path="M 0 0 L 21600 0 21600 21600 0 21600 0 0 Z N"/>
      </draw:custom-shape>
      <draw:custom-shape draw:style-name="Mgr14" draw:text-style-name="MP15" draw:layer="backgroundobjects" svg:width="26cm" svg:height="1cm" svg:x="1cm" svg:y="4.7cm">
        <text:p/>
        <draw:enhanced-geometry svg:viewBox="0 0 21600 21600" draw:type="rectangle" draw:enhanced-path="M 0 0 L 21600 0 21600 21600 0 21600 0 0 Z N"/>
      </draw:custom-shape>
      <draw:custom-shape draw:style-name="Mgr15" draw:text-style-name="MP16" draw:layer="backgroundobjects" svg:width="26cm" svg:height="1cm" svg:x="1cm" svg:y="3.7cm">
        <text:p/>
        <draw:enhanced-geometry svg:viewBox="0 0 21600 21600" draw:type="rectangle" draw:enhanced-path="M 0 0 L 21600 0 21600 21600 0 21600 0 0 Z N"/>
      </draw:custom-shape>
      <draw:custom-shape draw:style-name="Mgr14" draw:text-style-name="MP15" draw:layer="backgroundobjects" svg:width="26cm" svg:height="1cm" svg:x="1cm" svg:y="2.7cm">
        <text:p/>
        <draw:enhanced-geometry svg:viewBox="0 0 21600 21600" draw:type="rectangle" draw:enhanced-path="M 0 0 L 21600 0 21600 21600 0 21600 0 0 Z N"/>
      </draw:custom-shape>
      <draw:custom-shape draw:style-name="Mgr14" draw:text-style-name="MP15" draw:layer="backgroundobjects" svg:width="26cm" svg:height="1cm" svg:x="1cm" svg:y="16.5cm">
        <text:p/>
        <draw:enhanced-geometry svg:viewBox="0 0 21600 21600" draw:type="rectangle" draw:enhanced-path="M 0 0 L 21600 0 21600 21600 0 21600 0 0 Z N"/>
      </draw:custom-shape>
      <draw:custom-shape draw:style-name="Mgr15" draw:text-style-name="MP16" draw:layer="backgroundobjects" svg:width="26cm" svg:height="1cm" svg:x="1cm" svg:y="15.5cm">
        <text:p/>
        <draw:enhanced-geometry svg:viewBox="0 0 21600 21600" draw:type="rectangle" draw:enhanced-path="M 0 0 L 21600 0 21600 21600 0 21600 0 0 Z N"/>
      </draw:custom-shape>
      <draw:custom-shape draw:style-name="Mgr14" draw:text-style-name="MP15" draw:layer="backgroundobjects" svg:width="26cm" svg:height="1cm" svg:x="1cm" svg:y="14.5cm">
        <text:p/>
        <draw:enhanced-geometry svg:viewBox="0 0 21600 21600" draw:type="rectangle" draw:enhanced-path="M 0 0 L 21600 0 21600 21600 0 21600 0 0 Z N"/>
      </draw:custom-shape>
      <draw:custom-shape draw:style-name="Mgr15" draw:text-style-name="MP16" draw:layer="backgroundobjects" svg:width="26cm" svg:height="1cm" svg:x="1cm" svg:y="13.5cm">
        <text:p/>
        <draw:enhanced-geometry svg:viewBox="0 0 21600 21600" draw:type="rectangle" draw:enhanced-path="M 0 0 L 21600 0 21600 21600 0 21600 0 0 Z N"/>
      </draw:custom-shape>
      <draw:custom-shape draw:style-name="Mgr14" draw:text-style-name="MP15" draw:layer="backgroundobjects" svg:width="26cm" svg:height="1cm" svg:x="1cm" svg:y="12.5cm">
        <text:p/>
        <draw:enhanced-geometry svg:viewBox="0 0 21600 21600" draw:type="rectangle" draw:enhanced-path="M 0 0 L 21600 0 21600 21600 0 21600 0 0 Z N"/>
      </draw:custom-shape>
      <draw:custom-shape draw:style-name="Mgr15" draw:text-style-name="MP16" draw:layer="backgroundobjects" svg:width="26cm" svg:height="1cm" svg:x="1cm" svg:y="11.5cm">
        <text:p/>
        <draw:enhanced-geometry svg:viewBox="0 0 21600 21600" draw:type="rectangle" draw:enhanced-path="M 0 0 L 21600 0 21600 21600 0 21600 0 0 Z N"/>
      </draw:custom-shape>
      <draw:custom-shape draw:style-name="Mgr14" draw:text-style-name="MP15" draw:layer="backgroundobjects" svg:width="26cm" svg:height="1cm" svg:x="1cm" svg:y="10.5cm">
        <text:p/>
        <draw:enhanced-geometry svg:viewBox="0 0 21600 21600" draw:type="rectangle" draw:enhanced-path="M 0 0 L 21600 0 21600 21600 0 21600 0 0 Z N"/>
      </draw:custom-shape>
      <draw:custom-shape draw:style-name="Mgr15" draw:text-style-name="MP16" draw:layer="backgroundobjects" svg:width="26cm" svg:height="1cm" svg:x="1cm" svg:y="17.5cm">
        <text:p/>
        <draw:enhanced-geometry svg:viewBox="0 0 21600 21600" draw:type="rectangle" draw:enhanced-path="M 0 0 L 21600 0 21600 21600 0 21600 0 0 Z N"/>
      </draw:custom-shape>
      <draw:custom-shape draw:style-name="Mgr16" draw:text-style-name="MP17" draw:layer="backgroundobjects" svg:width="24.2cm" svg:height="0.8cm" svg:x="0.76cm" svg:y="9.71cm">
        <text:p/>
        <draw:enhanced-geometry svg:viewBox="0 0 21600 21600" draw:text-areas="0 0 21600 21600" draw:type="chevron" draw:modifiers="21185.5974574629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draw:style-name="Mgr17" draw:text-style-name="MP18" draw:layer="backgroundobjects" svg:width="1.401cm" svg:height="0.8cm" svg:x="24.66cm" svg:y="9.711cm">
        <text:p/>
        <draw:enhanced-geometry svg:viewBox="0 0 21600 21600" draw:text-areas="0 0 21600 21600" draw:type="chevron" draw:modifiers="14512.9814550642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draw:style-name="Mgr18" draw:text-style-name="MP18" draw:layer="backgroundobjects" svg:width="1.1cm" svg:height="0.8cm" svg:x="25.86cm" svg:y="9.712cm">
        <text:p/>
        <draw:enhanced-geometry svg:viewBox="0 0 21600 21600" draw:text-areas="0 0 21600 21600" draw:type="chevron" draw:modifiers="12340.0544959128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draw:style-name="Mgr19" draw:text-style-name="MP19" draw:layer="backgroundobjects" svg:width="0.799cm" svg:height="0.8cm" svg:x="26.761cm" svg:y="9.713cm">
        <text:p/>
        <draw:enhanced-geometry svg:viewBox="0 0 21600 21600" draw:text-areas="0 0 21600 21600" draw:type="chevron" draw:modifiers="9261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draw:style-name="Mgr20" draw:text-style-name="MP20" draw:layer="backgroundobjects" svg:width="0.799cm" svg:height="0.8cm" svg:x="0.961cm" svg:y="9.714cm">
        <text:p/>
        <draw:enhanced-geometry svg:viewBox="0 0 21600 21600" draw:text-areas="0 0 21600 21600" draw:type="chevron" draw:modifiers="9261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draw:style-name="Mgr21" draw:text-style-name="MP21" draw:layer="backgroundobjects" svg:width="0.799cm" svg:height="0.8cm" svg:x="1.461cm" svg:y="9.715cm">
        <text:p/>
        <draw:enhanced-geometry svg:viewBox="0 0 21600 21600" draw:text-areas="0 0 21600 21600" draw:type="chevron" draw:modifiers="9261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draw:style-name="Mgr22" draw:text-style-name="MP22" draw:layer="backgroundobjects" svg:width="0.799cm" svg:height="0.8cm" svg:x="2.061cm" svg:y="9.716cm">
        <text:p/>
        <draw:enhanced-geometry svg:viewBox="0 0 21600 21600" draw:text-areas="0 0 21600 21600" draw:type="chevron" draw:modifiers="9261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frame draw:style-name="Mgr23" draw:text-style-name="MP23" draw:layer="backgroundobjects" svg:width="1.264cm" svg:height="1.111cm" svg:x="1.396cm" svg:y="9.114cm">
        <draw:image xlink:href="Pictures/100011210000247E00002015ED940AFE92C74AD1.svg" xlink:type="simple" xlink:show="embed" xlink:actuate="onLoad">
          <text:p/>
        </draw:image>
        <draw:image xlink:href="Pictures/1000020100000161000001365B5D1CCCCF4326CD.png" xlink:type="simple" xlink:show="embed" xlink:actuate="onLoad"/>
      </draw:frame>
      <draw:frame draw:style-name="Mgr24" draw:text-style-name="MP24" draw:layer="backgroundobjects" svg:width="1.6cm" svg:height="0.781cm" svg:x="4.091cm" svg:y="9.71cm">
        <draw:text-box>
          <text:p><text:span text:style-name="MT7">1</text:span></text:p>
        </draw:text-box>
      </draw:frame>
      <draw:frame draw:style-name="Mgr24" draw:text-style-name="MP24" draw:layer="backgroundobjects" svg:width="1.609cm" svg:height="0.781cm" svg:x="5.691cm" svg:y="9.711cm">
        <draw:text-box>
          <text:p><text:span text:style-name="MT7">2</text:span></text:p>
        </draw:text-box>
      </draw:frame>
      <draw:frame draw:style-name="Mgr24" draw:text-style-name="MP24" draw:layer="backgroundobjects" svg:width="1.609cm" svg:height="0.781cm" svg:x="7.3cm" svg:y="9.71cm">
        <draw:text-box>
          <text:p><text:span text:style-name="MT7">3</text:span></text:p>
        </draw:text-box>
      </draw:frame>
      <draw:frame draw:style-name="Mgr24" draw:text-style-name="MP24" draw:layer="backgroundobjects" svg:width="1.609cm" svg:height="0.781cm" svg:x="8.909cm" svg:y="9.711cm">
        <draw:text-box>
          <text:p><text:span text:style-name="MT7">4</text:span></text:p>
        </draw:text-box>
      </draw:frame>
      <draw:frame draw:style-name="Mgr24" draw:text-style-name="MP24" draw:layer="backgroundobjects" svg:width="1.609cm" svg:height="0.781cm" svg:x="10.518cm" svg:y="9.71cm">
        <draw:text-box>
          <text:p><text:span text:style-name="MT7">5</text:span></text:p>
        </draw:text-box>
      </draw:frame>
      <draw:frame draw:style-name="Mgr24" draw:text-style-name="MP24" draw:layer="backgroundobjects" svg:width="1.609cm" svg:height="0.781cm" svg:x="12.127cm" svg:y="9.711cm">
        <draw:text-box>
          <text:p><text:span text:style-name="MT7">6</text:span></text:p>
        </draw:text-box>
      </draw:frame>
      <draw:frame draw:style-name="Mgr24" draw:text-style-name="MP24" draw:layer="backgroundobjects" svg:width="1.609cm" svg:height="0.781cm" svg:x="13.736cm" svg:y="9.71cm">
        <draw:text-box>
          <text:p><text:span text:style-name="MT7">7</text:span></text:p>
        </draw:text-box>
      </draw:frame>
      <draw:frame draw:style-name="Mgr24" draw:text-style-name="MP24" draw:layer="backgroundobjects" svg:width="1.609cm" svg:height="0.781cm" svg:x="15.345cm" svg:y="9.711cm">
        <draw:text-box>
          <text:p><text:span text:style-name="MT7">8</text:span></text:p>
        </draw:text-box>
      </draw:frame>
      <draw:frame draw:style-name="Mgr24" draw:text-style-name="MP24" draw:layer="backgroundobjects" svg:width="1.609cm" svg:height="0.781cm" svg:x="16.954cm" svg:y="9.71cm">
        <draw:text-box>
          <text:p><text:span text:style-name="MT7">9</text:span></text:p>
        </draw:text-box>
      </draw:frame>
      <draw:frame draw:style-name="Mgr24" draw:text-style-name="MP24" draw:layer="backgroundobjects" svg:width="1.609cm" svg:height="0.781cm" svg:x="18.563cm" svg:y="9.711cm">
        <draw:text-box>
          <text:p><text:span text:style-name="MT7">10</text:span></text:p>
        </draw:text-box>
      </draw:frame>
      <draw:frame draw:style-name="Mgr24" draw:text-style-name="MP24" draw:layer="backgroundobjects" svg:width="1.626cm" svg:height="0.781cm" svg:x="20.155cm" svg:y="9.71cm">
        <draw:text-box>
          <text:p><text:span text:style-name="MT7">11</text:span></text:p>
        </draw:text-box>
      </draw:frame>
      <draw:frame draw:style-name="Mgr24" draw:text-style-name="MP24" draw:layer="backgroundobjects" svg:width="1.39cm" svg:height="0.781cm" svg:x="22cm" svg:y="9.711cm">
        <draw:text-box>
          <text:p><text:span text:style-name="MT7">12</text:span></text:p>
        </draw:text-box>
      </draw:frame>
      <draw:frame draw:style-name="Mgr23" draw:text-style-name="MP23" draw:layer="backgroundobjects" svg:width="1.806cm" svg:height="1.896cm" svg:x="25.255cm" svg:y="8.518cm">
        <draw:image xlink:href="Pictures/100024150000162900001743A196EAC713DE9CA7.svg" xlink:type="simple" xlink:show="embed" xlink:actuate="onLoad">
          <text:p/>
        </draw:image>
        <draw:image xlink:href="Pictures/10000201000000D6000000E15E321B5D8CE68D7E.png" xlink:type="simple" xlink:show="embed" xlink:actuate="onLoad"/>
      </draw:frame>
      <draw:line draw:style-name="Mgr25" draw:text-style-name="MP23" draw:layer="backgroundobjects" svg:x1="4.091cm" svg:y1="18.7cm" svg:x2="4.091cm" svg:y2="2.3cm">
        <text:p/>
      </draw:line>
      <draw:line draw:style-name="Mgr26" draw:text-style-name="MP23" draw:layer="backgroundobjects" svg:x1="4.5cm" svg:y1="2.5cm" svg:x2="4.5cm" svg:y2="18.7cm">
        <text:p/>
      </draw:line>
      <draw:line draw:style-name="Mgr26" draw:text-style-name="MP23" draw:layer="backgroundobjects" svg:x1="4.9cm" svg:y1="2.5cm" svg:x2="4.9cm" svg:y2="18.7cm">
        <text:p/>
      </draw:line>
      <draw:line draw:style-name="Mgr26" draw:text-style-name="MP23" draw:layer="backgroundobjects" svg:x1="5.3cm" svg:y1="2.5cm" svg:x2="5.3cm" svg:y2="18.7cm">
        <text:p/>
      </draw:line>
      <draw:line draw:style-name="Mgr25" draw:text-style-name="MP23" draw:layer="backgroundobjects" svg:x1="5.691cm" svg:y1="18.7cm" svg:x2="5.691cm" svg:y2="2.3cm">
        <text:p/>
      </draw:line>
      <draw:line draw:style-name="Mgr26" draw:text-style-name="MP23" draw:layer="backgroundobjects" svg:x1="6.109cm" svg:y1="2.5cm" svg:x2="6.109cm" svg:y2="18.7cm">
        <text:p/>
      </draw:line>
      <draw:line draw:style-name="Mgr26" draw:text-style-name="MP23" draw:layer="backgroundobjects" svg:x1="6.509cm" svg:y1="2.5cm" svg:x2="6.509cm" svg:y2="18.7cm">
        <text:p/>
      </draw:line>
      <draw:line draw:style-name="Mgr26" draw:text-style-name="MP23" draw:layer="backgroundobjects" svg:x1="6.909cm" svg:y1="2.5cm" svg:x2="6.909cm" svg:y2="18.7cm">
        <text:p/>
      </draw:line>
      <draw:line draw:style-name="Mgr25" draw:text-style-name="MP23" draw:layer="backgroundobjects" svg:x1="7.3cm" svg:y1="18.7cm" svg:x2="7.3cm" svg:y2="2.3cm">
        <text:p/>
      </draw:line>
      <draw:line draw:style-name="Mgr26" draw:text-style-name="MP23" draw:layer="backgroundobjects" svg:x1="7.718cm" svg:y1="2.5cm" svg:x2="7.718cm" svg:y2="18.7cm">
        <text:p/>
      </draw:line>
      <draw:line draw:style-name="Mgr26" draw:text-style-name="MP23" draw:layer="backgroundobjects" svg:x1="8.118cm" svg:y1="2.5cm" svg:x2="8.118cm" svg:y2="18.7cm">
        <text:p/>
      </draw:line>
      <draw:line draw:style-name="Mgr26" draw:text-style-name="MP23" draw:layer="backgroundobjects" svg:x1="8.518cm" svg:y1="2.5cm" svg:x2="8.518cm" svg:y2="18.7cm">
        <text:p/>
      </draw:line>
      <draw:line draw:style-name="Mgr25" draw:text-style-name="MP23" draw:layer="backgroundobjects" svg:x1="8.909cm" svg:y1="18.7cm" svg:x2="8.909cm" svg:y2="2.3cm">
        <text:p/>
      </draw:line>
      <draw:line draw:style-name="Mgr26" draw:text-style-name="MP23" draw:layer="backgroundobjects" svg:x1="9.327cm" svg:y1="2.5cm" svg:x2="9.327cm" svg:y2="18.7cm">
        <text:p/>
      </draw:line>
      <draw:line draw:style-name="Mgr26" draw:text-style-name="MP23" draw:layer="backgroundobjects" svg:x1="9.727cm" svg:y1="2.5cm" svg:x2="9.727cm" svg:y2="18.7cm">
        <text:p/>
      </draw:line>
      <draw:line draw:style-name="Mgr26" draw:text-style-name="MP23" draw:layer="backgroundobjects" svg:x1="10.127cm" svg:y1="2.5cm" svg:x2="10.127cm" svg:y2="18.7cm">
        <text:p/>
      </draw:line>
      <draw:line draw:style-name="Mgr25" draw:text-style-name="MP23" draw:layer="backgroundobjects" svg:x1="10.518cm" svg:y1="18.7cm" svg:x2="10.518cm" svg:y2="2.3cm">
        <text:p/>
      </draw:line>
      <draw:line draw:style-name="Mgr26" draw:text-style-name="MP23" draw:layer="backgroundobjects" svg:x1="10.936cm" svg:y1="2.5cm" svg:x2="10.936cm" svg:y2="18.7cm">
        <text:p/>
      </draw:line>
      <draw:line draw:style-name="Mgr26" draw:text-style-name="MP23" draw:layer="backgroundobjects" svg:x1="11.336cm" svg:y1="2.5cm" svg:x2="11.336cm" svg:y2="18.7cm">
        <text:p/>
      </draw:line>
      <draw:line draw:style-name="Mgr26" draw:text-style-name="MP23" draw:layer="backgroundobjects" svg:x1="11.736cm" svg:y1="2.5cm" svg:x2="11.736cm" svg:y2="18.7cm">
        <text:p/>
      </draw:line>
      <draw:line draw:style-name="Mgr25" draw:text-style-name="MP23" draw:layer="backgroundobjects" svg:x1="12.127cm" svg:y1="18.7cm" svg:x2="12.127cm" svg:y2="2.3cm">
        <text:p/>
      </draw:line>
      <draw:line draw:style-name="Mgr26" draw:text-style-name="MP23" draw:layer="backgroundobjects" svg:x1="12.545cm" svg:y1="2.5cm" svg:x2="12.545cm" svg:y2="18.7cm">
        <text:p/>
      </draw:line>
      <draw:line draw:style-name="Mgr26" draw:text-style-name="MP23" draw:layer="backgroundobjects" svg:x1="12.945cm" svg:y1="2.5cm" svg:x2="12.945cm" svg:y2="18.7cm">
        <text:p/>
      </draw:line>
      <draw:line draw:style-name="Mgr26" draw:text-style-name="MP23" draw:layer="backgroundobjects" svg:x1="13.345cm" svg:y1="2.5cm" svg:x2="13.345cm" svg:y2="18.7cm">
        <text:p/>
      </draw:line>
      <draw:line draw:style-name="Mgr25" draw:text-style-name="MP23" draw:layer="backgroundobjects" svg:x1="13.736cm" svg:y1="18.7cm" svg:x2="13.736cm" svg:y2="2.3cm">
        <text:p/>
      </draw:line>
      <draw:line draw:style-name="Mgr26" draw:text-style-name="MP23" draw:layer="backgroundobjects" svg:x1="14.154cm" svg:y1="2.5cm" svg:x2="14.154cm" svg:y2="18.7cm">
        <text:p/>
      </draw:line>
      <draw:line draw:style-name="Mgr26" draw:text-style-name="MP23" draw:layer="backgroundobjects" svg:x1="14.554cm" svg:y1="2.5cm" svg:x2="14.554cm" svg:y2="18.7cm">
        <text:p/>
      </draw:line>
      <draw:line draw:style-name="Mgr26" draw:text-style-name="MP23" draw:layer="backgroundobjects" svg:x1="14.954cm" svg:y1="2.5cm" svg:x2="14.954cm" svg:y2="18.7cm">
        <text:p/>
      </draw:line>
      <draw:line draw:style-name="Mgr25" draw:text-style-name="MP23" draw:layer="backgroundobjects" svg:x1="15.345cm" svg:y1="18.7cm" svg:x2="15.345cm" svg:y2="2.3cm">
        <text:p/>
      </draw:line>
      <draw:line draw:style-name="Mgr26" draw:text-style-name="MP23" draw:layer="backgroundobjects" svg:x1="15.763cm" svg:y1="2.5cm" svg:x2="15.763cm" svg:y2="18.7cm">
        <text:p/>
      </draw:line>
      <draw:line draw:style-name="Mgr26" draw:text-style-name="MP23" draw:layer="backgroundobjects" svg:x1="16.163cm" svg:y1="2.5cm" svg:x2="16.163cm" svg:y2="18.7cm">
        <text:p/>
      </draw:line>
      <draw:line draw:style-name="Mgr26" draw:text-style-name="MP23" draw:layer="backgroundobjects" svg:x1="16.563cm" svg:y1="2.5cm" svg:x2="16.563cm" svg:y2="18.7cm">
        <text:p/>
      </draw:line>
      <draw:line draw:style-name="Mgr25" draw:text-style-name="MP23" draw:layer="backgroundobjects" svg:x1="16.954cm" svg:y1="18.7cm" svg:x2="16.954cm" svg:y2="2.3cm">
        <text:p/>
      </draw:line>
      <draw:line draw:style-name="Mgr26" draw:text-style-name="MP23" draw:layer="backgroundobjects" svg:x1="17.372cm" svg:y1="2.5cm" svg:x2="17.372cm" svg:y2="18.7cm">
        <text:p/>
      </draw:line>
      <draw:line draw:style-name="Mgr26" draw:text-style-name="MP23" draw:layer="backgroundobjects" svg:x1="17.772cm" svg:y1="2.5cm" svg:x2="17.772cm" svg:y2="18.7cm">
        <text:p/>
      </draw:line>
      <draw:line draw:style-name="Mgr26" draw:text-style-name="MP23" draw:layer="backgroundobjects" svg:x1="18.172cm" svg:y1="2.5cm" svg:x2="18.172cm" svg:y2="18.7cm">
        <text:p/>
      </draw:line>
      <draw:line draw:style-name="Mgr25" draw:text-style-name="MP23" draw:layer="backgroundobjects" svg:x1="18.563cm" svg:y1="18.7cm" svg:x2="18.563cm" svg:y2="2.3cm">
        <text:p/>
      </draw:line>
      <draw:line draw:style-name="Mgr26" draw:text-style-name="MP23" draw:layer="backgroundobjects" svg:x1="18.981cm" svg:y1="2.5cm" svg:x2="18.981cm" svg:y2="18.7cm">
        <text:p/>
      </draw:line>
      <draw:line draw:style-name="Mgr26" draw:text-style-name="MP23" draw:layer="backgroundobjects" svg:x1="19.381cm" svg:y1="2.5cm" svg:x2="19.381cm" svg:y2="18.7cm">
        <text:p/>
      </draw:line>
      <draw:line draw:style-name="Mgr26" draw:text-style-name="MP23" draw:layer="backgroundobjects" svg:x1="19.781cm" svg:y1="2.5cm" svg:x2="19.781cm" svg:y2="18.7cm">
        <text:p/>
      </draw:line>
      <draw:line draw:style-name="Mgr25" draw:text-style-name="MP23" draw:layer="backgroundobjects" svg:x1="20.172cm" svg:y1="18.7cm" svg:x2="20.172cm" svg:y2="2.3cm">
        <text:p/>
      </draw:line>
      <draw:line draw:style-name="Mgr26" draw:text-style-name="MP23" draw:layer="backgroundobjects" svg:x1="20.59cm" svg:y1="2.5cm" svg:x2="20.59cm" svg:y2="18.7cm">
        <text:p/>
      </draw:line>
      <draw:line draw:style-name="Mgr26" draw:text-style-name="MP23" draw:layer="backgroundobjects" svg:x1="20.99cm" svg:y1="2.5cm" svg:x2="20.99cm" svg:y2="18.7cm">
        <text:p/>
      </draw:line>
      <draw:line draw:style-name="Mgr26" draw:text-style-name="MP23" draw:layer="backgroundobjects" svg:x1="21.39cm" svg:y1="2.5cm" svg:x2="21.39cm" svg:y2="18.7cm">
        <text:p/>
      </draw:line>
      <draw:line draw:style-name="Mgr25" draw:text-style-name="MP23" draw:layer="backgroundobjects" svg:x1="21.781cm" svg:y1="18.7cm" svg:x2="21.781cm" svg:y2="2.3cm">
        <text:p/>
      </draw:line>
      <draw:line draw:style-name="Mgr26" draw:text-style-name="MP23" draw:layer="backgroundobjects" svg:x1="22.199cm" svg:y1="2.5cm" svg:x2="22.199cm" svg:y2="18.7cm">
        <text:p/>
      </draw:line>
      <draw:line draw:style-name="Mgr26" draw:text-style-name="MP23" draw:layer="backgroundobjects" svg:x1="22.599cm" svg:y1="2.5cm" svg:x2="22.599cm" svg:y2="18.7cm">
        <text:p/>
      </draw:line>
      <draw:line draw:style-name="Mgr26" draw:text-style-name="MP23" draw:layer="backgroundobjects" svg:x1="22.999cm" svg:y1="2.5cm" svg:x2="22.999cm" svg:y2="18.7cm">
        <text:p/>
      </draw:line>
      <draw:line draw:style-name="Mgr25" draw:text-style-name="MP23" draw:layer="backgroundobjects" svg:x1="23.39cm" svg:y1="18.7cm" svg:x2="23.39cm" svg:y2="2.3cm">
        <text:p/>
      </draw:line>
      <draw:line draw:style-name="Mgr26" draw:text-style-name="MP23" draw:layer="backgroundobjects" svg:x1="3.3cm" svg:y1="2.5cm" svg:x2="3.3cm" svg:y2="18.7cm">
        <text:p/>
      </draw:line>
      <draw:line draw:style-name="Mgr26" draw:text-style-name="MP23" draw:layer="backgroundobjects" svg:x1="3.7cm" svg:y1="2.5cm" svg:x2="3.7cm" svg:y2="18.7cm">
        <text:p/>
      </draw:line>
      <draw:line draw:style-name="Mgr26" draw:text-style-name="MP23" draw:layer="backgroundobjects" svg:x1="23.799cm" svg:y1="2.5cm" svg:x2="23.799cm" svg:y2="18.7cm">
        <text:p/>
      </draw:line>
      <draw:line draw:style-name="Mgr26" draw:text-style-name="MP23" draw:layer="backgroundobjects" svg:x1="24.199cm" svg:y1="2.5cm" svg:x2="24.199cm" svg:y2="18.7cm">
        <text:p/>
      </draw:line>
      <draw:frame presentation:style-name="預設_20_3-outline1" draw:layer="backgroundobjects" svg:width="25.199cm" svg:height="1cm" svg:x="1.2cm" svg:y="19.6cm" presentation:class="outline" presentation:placeholder="true">
        <draw:text-box/>
      </draw:frame>
      <draw:custom-shape draw:name="CustomShape 1" draw:style-name="Mgr9" draw:text-style-name="MP13" draw:layer="backgroundobjects" svg:width="28cm" svg:height="0.2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0" draw:text-style-name="MP14" draw:layer="backgroundobjects" svg:width="28cm" svg:height="1.127cm" svg:x="0cm" svg:y="0.4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2" draw:style-name="Mgr5" draw:text-style-name="MP7" draw:layer="backgroundobjects" svg:width="6.511cm" svg:height="1.658cm" svg:x="20.922cm" svg:y="0.533cm">
        <draw:image xlink:href="Pictures/1000020100000320000000CC92ED98D1A1A58207.png" xlink:type="simple" xlink:show="embed" xlink:actuate="onLoad">
          <text:p/>
        </draw:image>
      </draw:frame>
      <draw:custom-shape draw:name="CustomShape 3" draw:style-name="Mgr11" draw:text-style-name="MP9" draw:layer="backgroundobjects" svg:width="28cm" svg:height="1.802cm" svg:x="0cm" svg:y="19.248cm">
        <text:p text:style-name="MP8"><text:span text:style-name="MT3"><text:s text:c="194"/></text:span><text:span text:style-name="MT4"><text:s text:c="2"/></text:span><text:span text:style-name="MT2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2" draw:text-style-name="MP10" draw:layer="backgroundobjects" svg:width="5.795cm" svg:height="1.114cm" svg:x="1.624cm" svg:y="19.244cm">
        <text:p text:style-name="MP5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3" draw:text-style-name="MP12" draw:layer="backgroundobjects" svg:width="9.691cm" svg:height="0.597cm" svg:x="7.633cm" svg:y="19.423cm">
        <text:p text:style-name="MP11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5" draw:text-style-name="MP7" draw:layer="backgroundobjects" svg:width="3.864cm" svg:height="0.983cm" svg:x="23.568cm" svg:y="19.299cm">
        <draw:image xlink:href="Pictures/1000020100000320000000CC92ED98D1A1A58207.png" xlink:type="simple" xlink:show="embed" xlink:actuate="onLoad">
          <text:p/>
        </draw:image>
      </draw:frame>
      <draw:frame presentation:style-name="Mpr6" draw:layer="backgroundobjects" svg:width="18cm" svg:height="1.6cm" svg:x="2.4cm" svg:y="0.4cm" presentation:class="title">
        <draw:text-box>
          <text:p>請按一下滑鼠，編輯題名文字格式。</text:p>
        </draw:text-box>
      </draw:frame>
      <draw:frame draw:style-name="Mgr23" draw:text-style-name="MP23" draw:layer="backgroundobjects" svg:width="2cm" svg:height="2cm" svg:x="0.2cm" svg:y="0.3cm">
        <draw:image xlink:href="Pictures/100037E200001CC600001CC63531727BC5EA3235.svg" xlink:type="simple" xlink:show="embed" xlink:actuate="onLoad">
          <text:p/>
        </draw:image>
        <draw:image xlink:href="Pictures/1000020100000116000001162B3486F6335D7DBD.png" xlink:type="simple" xlink:show="embed" xlink:actuate="onLoad"/>
      </draw:frame>
      <presentation:notes style:page-layout-name="PM0">
        <draw:page-thumbnail presentation:style-name="預設_20_3-title" draw:layer="backgroundobjects" svg:width="14.848cm" svg:height="11.136cm" svg:x="3.075cm" svg:y="2.257cm" presentation:class="page"/>
        <draw:frame presentation:style-name="預設_20_3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預設_20_5" style:display-name="預設 5" style:page-layout-name="PM1" draw:style-name="Mdp1">
      <draw:frame presentation:style-name="預設_20_5-outline1" draw:layer="backgroundobjects" svg:width="25.199cm" svg:height="0.693cm" svg:x="1.201cm" svg:y="19.6cm" presentation:class="outline" presentation:placeholder="true">
        <draw:text-box/>
      </draw:frame>
      <draw:custom-shape draw:name="CustomShape 1" draw:style-name="Mgr9" draw:text-style-name="MP13" draw:layer="backgroundobjects" svg:width="28cm" svg:height="0.2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0" draw:text-style-name="MP14" draw:layer="backgroundobjects" svg:width="28cm" svg:height="1.127cm" svg:x="0cm" svg:y="0.4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2" draw:style-name="Mgr5" draw:text-style-name="MP7" draw:layer="backgroundobjects" svg:width="6.511cm" svg:height="1.658cm" svg:x="20.922cm" svg:y="0.533cm">
        <draw:image xlink:href="Pictures/1000020100000320000000CC92ED98D1A1A58207.png" xlink:type="simple" xlink:show="embed" xlink:actuate="onLoad">
          <text:p/>
        </draw:image>
      </draw:frame>
      <draw:frame draw:style-name="Mgr23" draw:text-style-name="MP23" draw:layer="backgroundobjects" svg:width="2cm" svg:height="2cm" svg:x="0.2cm" svg:y="0.3cm">
        <draw:image xlink:href="Pictures/100037E200001CC600001CC63531727BC5EA3235.svg" xlink:type="simple" xlink:show="embed" xlink:actuate="onLoad">
          <text:p/>
        </draw:image>
        <draw:image xlink:href="Pictures/1000020100000116000001162B3486F6335D7DBD.png" xlink:type="simple" xlink:show="embed" xlink:actuate="onLoad"/>
      </draw:frame>
      <draw:frame presentation:style-name="Mpr9" draw:layer="backgroundobjects" svg:width="18cm" svg:height="1.6cm" svg:x="2.4cm" svg:y="0.4cm" presentation:class="title">
        <draw:text-box>
          <text:p>請按一下滑鼠，編輯題名文字格式。</text:p>
        </draw:text-box>
      </draw:frame>
      <draw:custom-shape draw:name="CustomShape 3" draw:style-name="Mgr11" draw:text-style-name="MP9" draw:layer="backgroundobjects" svg:width="28cm" svg:height="1.802cm" svg:x="0cm" svg:y="19.248cm">
        <text:p text:style-name="MP8"><text:span text:style-name="MT3"><text:s text:c="194"/></text:span><text:span text:style-name="MT4"><text:s text:c="2"/></text:span><text:span text:style-name="MT2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2" draw:text-style-name="MP10" draw:layer="backgroundobjects" svg:width="5.795cm" svg:height="1.114cm" svg:x="1.624cm" svg:y="19.244cm">
        <text:p text:style-name="MP5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3" draw:text-style-name="MP12" draw:layer="backgroundobjects" svg:width="9.691cm" svg:height="0.597cm" svg:x="7.633cm" svg:y="19.423cm">
        <text:p text:style-name="MP11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5" draw:text-style-name="MP7" draw:layer="backgroundobjects" svg:width="3.864cm" svg:height="0.983cm" svg:x="23.568cm" svg:y="19.299cm">
        <draw:image xlink:href="Pictures/1000020100000320000000CC92ED98D1A1A58207.png" xlink:type="simple" xlink:show="embed" xlink:actuate="onLoad">
          <text:p/>
        </draw:image>
      </draw:frame>
      <draw:g>
        <draw:custom-shape draw:style-name="Mgr14" draw:text-style-name="MP15" draw:layer="backgroundobjects" svg:width="26cm" svg:height="1cm" svg:x="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15" draw:text-style-name="MP16" draw:layer="backgroundobjects" svg:width="26cm" svg:height="1cm" svg:x="1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14" draw:text-style-name="MP15" draw:layer="backgroundobjects" svg:width="26cm" svg:height="1cm" svg:x="1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15" draw:text-style-name="MP16" draw:layer="backgroundobjects" svg:width="26cm" svg:height="1cm" svg:x="1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14" draw:text-style-name="MP15" draw:layer="backgroundobjects" svg:width="26cm" svg:height="1cm" svg:x="1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15" draw:text-style-name="MP16" draw:layer="backgroundobjects" svg:width="26cm" svg:height="1cm" svg:x="1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14" draw:text-style-name="MP15" draw:layer="backgroundobjects" svg:width="26cm" svg:height="1cm" svg:x="1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g>
      <draw:g>
        <draw:custom-shape draw:style-name="Mgr14" draw:text-style-name="MP15" draw:layer="backgroundobjects" svg:width="26cm" svg:height="1cm" svg:x="1cm" svg:y="16.6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16" draw:layer="backgroundobjects" svg:width="26cm" svg:height="1cm" svg:x="1cm" svg:y="15.6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15" draw:layer="backgroundobjects" svg:width="26cm" svg:height="1cm" svg:x="1cm" svg:y="14.6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16" draw:layer="backgroundobjects" svg:width="26cm" svg:height="1cm" svg:x="1cm" svg:y="13.6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15" draw:layer="backgroundobjects" svg:width="26cm" svg:height="1cm" svg:x="1cm" svg:y="12.6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16" draw:layer="backgroundobjects" svg:width="26cm" svg:height="1cm" svg:x="1cm" svg:y="11.6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15" draw:layer="backgroundobjects" svg:width="26cm" svg:height="1cm" svg:x="1cm" svg:y="10.6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16" draw:layer="backgroundobjects" svg:width="26cm" svg:height="1cm" svg:x="1cm" svg:y="17.6cm">
          <text:p/>
          <draw:enhanced-geometry svg:viewBox="0 0 21600 21600" draw:type="rectangle" draw:enhanced-path="M 0 0 L 21600 0 21600 21600 0 21600 0 0 Z N"/>
        </draw:custom-shape>
      </draw:g>
      <draw:g>
        <draw:line draw:style-name="Mgr25" draw:text-style-name="MP23" draw:layer="backgroundobjects" svg:x1="3.596cm" svg:y1="18.7cm" svg:x2="3.596cm" svg:y2="2.3cm">
          <text:p/>
        </draw:line>
        <draw:line draw:style-name="Mgr26" draw:text-style-name="MP23" draw:layer="backgroundobjects" svg:x1="3.996cm" svg:y1="2.5cm" svg:x2="3.996cm" svg:y2="18.6cm">
          <text:p/>
        </draw:line>
        <draw:line draw:style-name="Mgr26" draw:text-style-name="MP23" draw:layer="backgroundobjects" svg:x1="4.396cm" svg:y1="2.5cm" svg:x2="4.396cm" svg:y2="18.6cm">
          <text:p/>
        </draw:line>
        <draw:line draw:style-name="Mgr26" draw:text-style-name="MP23" draw:layer="backgroundobjects" svg:x1="4.796cm" svg:y1="2.5cm" svg:x2="4.796cm" svg:y2="18.6cm">
          <text:p/>
        </draw:line>
        <draw:line draw:style-name="Mgr25" draw:text-style-name="MP23" draw:layer="backgroundobjects" svg:x1="5.196cm" svg:y1="18.7cm" svg:x2="5.196cm" svg:y2="2.3cm">
          <text:p/>
        </draw:line>
        <draw:line draw:style-name="Mgr26" draw:text-style-name="MP23" draw:layer="backgroundobjects" svg:x1="5.596cm" svg:y1="2.5cm" svg:x2="5.596cm" svg:y2="18.6cm">
          <text:p/>
        </draw:line>
        <draw:line draw:style-name="Mgr26" draw:text-style-name="MP23" draw:layer="backgroundobjects" svg:x1="5.996cm" svg:y1="2.5cm" svg:x2="5.996cm" svg:y2="18.6cm">
          <text:p/>
        </draw:line>
        <draw:line draw:style-name="Mgr26" draw:text-style-name="MP23" draw:layer="backgroundobjects" svg:x1="6.396cm" svg:y1="2.5cm" svg:x2="6.396cm" svg:y2="18.6cm">
          <text:p/>
        </draw:line>
        <draw:line draw:style-name="Mgr25" draw:text-style-name="MP23" draw:layer="backgroundobjects" svg:x1="6.796cm" svg:y1="18.7cm" svg:x2="6.796cm" svg:y2="2.3cm">
          <text:p/>
        </draw:line>
        <draw:line draw:style-name="Mgr26" draw:text-style-name="MP23" draw:layer="backgroundobjects" svg:x1="7.196cm" svg:y1="2.5cm" svg:x2="7.196cm" svg:y2="18.6cm">
          <text:p/>
        </draw:line>
        <draw:line draw:style-name="Mgr26" draw:text-style-name="MP23" draw:layer="backgroundobjects" svg:x1="7.596cm" svg:y1="2.5cm" svg:x2="7.596cm" svg:y2="18.6cm">
          <text:p/>
        </draw:line>
        <draw:line draw:style-name="Mgr26" draw:text-style-name="MP23" draw:layer="backgroundobjects" svg:x1="7.996cm" svg:y1="2.5cm" svg:x2="7.996cm" svg:y2="18.6cm">
          <text:p/>
        </draw:line>
        <draw:line draw:style-name="Mgr25" draw:text-style-name="MP23" draw:layer="backgroundobjects" svg:x1="8.396cm" svg:y1="18.7cm" svg:x2="8.396cm" svg:y2="2.3cm">
          <text:p/>
        </draw:line>
        <draw:line draw:style-name="Mgr26" draw:text-style-name="MP23" draw:layer="backgroundobjects" svg:x1="8.796cm" svg:y1="2.5cm" svg:x2="8.796cm" svg:y2="18.6cm">
          <text:p/>
        </draw:line>
        <draw:line draw:style-name="Mgr26" draw:text-style-name="MP23" draw:layer="backgroundobjects" svg:x1="9.196cm" svg:y1="2.5cm" svg:x2="9.196cm" svg:y2="18.6cm">
          <text:p/>
        </draw:line>
        <draw:line draw:style-name="Mgr26" draw:text-style-name="MP23" draw:layer="backgroundobjects" svg:x1="9.596cm" svg:y1="2.5cm" svg:x2="9.596cm" svg:y2="18.6cm">
          <text:p/>
        </draw:line>
        <draw:line draw:style-name="Mgr25" draw:text-style-name="MP23" draw:layer="backgroundobjects" svg:x1="9.996cm" svg:y1="18.7cm" svg:x2="9.996cm" svg:y2="2.3cm">
          <text:p/>
        </draw:line>
        <draw:line draw:style-name="Mgr26" draw:text-style-name="MP23" draw:layer="backgroundobjects" svg:x1="10.396cm" svg:y1="2.5cm" svg:x2="10.396cm" svg:y2="18.6cm">
          <text:p/>
        </draw:line>
        <draw:line draw:style-name="Mgr26" draw:text-style-name="MP23" draw:layer="backgroundobjects" svg:x1="10.796cm" svg:y1="2.5cm" svg:x2="10.796cm" svg:y2="18.6cm">
          <text:p/>
        </draw:line>
        <draw:line draw:style-name="Mgr26" draw:text-style-name="MP23" draw:layer="backgroundobjects" svg:x1="11.196cm" svg:y1="2.5cm" svg:x2="11.196cm" svg:y2="18.6cm">
          <text:p/>
        </draw:line>
        <draw:line draw:style-name="Mgr25" draw:text-style-name="MP23" draw:layer="backgroundobjects" svg:x1="11.596cm" svg:y1="18.7cm" svg:x2="11.596cm" svg:y2="2.3cm">
          <text:p/>
        </draw:line>
        <draw:line draw:style-name="Mgr26" draw:text-style-name="MP23" draw:layer="backgroundobjects" svg:x1="11.996cm" svg:y1="2.5cm" svg:x2="11.996cm" svg:y2="18.6cm">
          <text:p/>
        </draw:line>
        <draw:line draw:style-name="Mgr26" draw:text-style-name="MP23" draw:layer="backgroundobjects" svg:x1="12.396cm" svg:y1="2.5cm" svg:x2="12.396cm" svg:y2="18.6cm">
          <text:p/>
        </draw:line>
        <draw:line draw:style-name="Mgr26" draw:text-style-name="MP23" draw:layer="backgroundobjects" svg:x1="12.796cm" svg:y1="2.5cm" svg:x2="12.796cm" svg:y2="18.6cm">
          <text:p/>
        </draw:line>
        <draw:line draw:style-name="Mgr25" draw:text-style-name="MP23" draw:layer="backgroundobjects" svg:x1="13.196cm" svg:y1="18.7cm" svg:x2="13.196cm" svg:y2="2.3cm">
          <text:p/>
        </draw:line>
        <draw:line draw:style-name="Mgr26" draw:text-style-name="MP23" draw:layer="backgroundobjects" svg:x1="13.596cm" svg:y1="2.5cm" svg:x2="13.596cm" svg:y2="18.6cm">
          <text:p/>
        </draw:line>
        <draw:line draw:style-name="Mgr26" draw:text-style-name="MP23" draw:layer="backgroundobjects" svg:x1="13.996cm" svg:y1="2.5cm" svg:x2="13.996cm" svg:y2="18.6cm">
          <text:p/>
        </draw:line>
        <draw:line draw:style-name="Mgr26" draw:text-style-name="MP23" draw:layer="backgroundobjects" svg:x1="14.396cm" svg:y1="2.5cm" svg:x2="14.396cm" svg:y2="18.6cm">
          <text:p/>
        </draw:line>
        <draw:line draw:style-name="Mgr25" draw:text-style-name="MP23" draw:layer="backgroundobjects" svg:x1="14.796cm" svg:y1="18.7cm" svg:x2="14.796cm" svg:y2="2.3cm">
          <text:p/>
        </draw:line>
        <draw:line draw:style-name="Mgr26" draw:text-style-name="MP23" draw:layer="backgroundobjects" svg:x1="15.196cm" svg:y1="2.5cm" svg:x2="15.196cm" svg:y2="18.6cm">
          <text:p/>
        </draw:line>
        <draw:line draw:style-name="Mgr26" draw:text-style-name="MP23" draw:layer="backgroundobjects" svg:x1="15.596cm" svg:y1="2.5cm" svg:x2="15.596cm" svg:y2="18.6cm">
          <text:p/>
        </draw:line>
        <draw:line draw:style-name="Mgr26" draw:text-style-name="MP23" draw:layer="backgroundobjects" svg:x1="15.996cm" svg:y1="2.5cm" svg:x2="15.996cm" svg:y2="18.6cm">
          <text:p/>
        </draw:line>
        <draw:line draw:style-name="Mgr25" draw:text-style-name="MP23" draw:layer="backgroundobjects" svg:x1="16.396cm" svg:y1="18.7cm" svg:x2="16.396cm" svg:y2="2.3cm">
          <text:p/>
        </draw:line>
        <draw:line draw:style-name="Mgr26" draw:text-style-name="MP23" draw:layer="backgroundobjects" svg:x1="16.796cm" svg:y1="2.5cm" svg:x2="16.796cm" svg:y2="18.6cm">
          <text:p/>
        </draw:line>
        <draw:line draw:style-name="Mgr26" draw:text-style-name="MP23" draw:layer="backgroundobjects" svg:x1="17.196cm" svg:y1="2.5cm" svg:x2="17.196cm" svg:y2="18.6cm">
          <text:p/>
        </draw:line>
        <draw:line draw:style-name="Mgr26" draw:text-style-name="MP23" draw:layer="backgroundobjects" svg:x1="17.596cm" svg:y1="2.5cm" svg:x2="17.596cm" svg:y2="18.6cm">
          <text:p/>
        </draw:line>
        <draw:line draw:style-name="Mgr25" draw:text-style-name="MP23" draw:layer="backgroundobjects" svg:x1="17.996cm" svg:y1="18.7cm" svg:x2="17.996cm" svg:y2="2.3cm">
          <text:p/>
        </draw:line>
        <draw:line draw:style-name="Mgr26" draw:text-style-name="MP23" draw:layer="backgroundobjects" svg:x1="18.396cm" svg:y1="2.5cm" svg:x2="18.396cm" svg:y2="18.6cm">
          <text:p/>
        </draw:line>
        <draw:line draw:style-name="Mgr26" draw:text-style-name="MP23" draw:layer="backgroundobjects" svg:x1="18.796cm" svg:y1="2.5cm" svg:x2="18.796cm" svg:y2="18.6cm">
          <text:p/>
        </draw:line>
        <draw:line draw:style-name="Mgr26" draw:text-style-name="MP23" draw:layer="backgroundobjects" svg:x1="19.196cm" svg:y1="2.5cm" svg:x2="19.196cm" svg:y2="18.6cm">
          <text:p/>
        </draw:line>
        <draw:line draw:style-name="Mgr25" draw:text-style-name="MP23" draw:layer="backgroundobjects" svg:x1="19.596cm" svg:y1="18.7cm" svg:x2="19.596cm" svg:y2="2.3cm">
          <text:p/>
        </draw:line>
        <draw:line draw:style-name="Mgr26" draw:text-style-name="MP23" draw:layer="backgroundobjects" svg:x1="19.996cm" svg:y1="2.5cm" svg:x2="19.996cm" svg:y2="18.6cm">
          <text:p/>
        </draw:line>
        <draw:line draw:style-name="Mgr26" draw:text-style-name="MP23" draw:layer="backgroundobjects" svg:x1="20.396cm" svg:y1="2.5cm" svg:x2="20.396cm" svg:y2="18.6cm">
          <text:p/>
        </draw:line>
        <draw:line draw:style-name="Mgr26" draw:text-style-name="MP23" draw:layer="backgroundobjects" svg:x1="20.796cm" svg:y1="2.5cm" svg:x2="20.796cm" svg:y2="18.6cm">
          <text:p/>
        </draw:line>
        <draw:line draw:style-name="Mgr25" draw:text-style-name="MP23" draw:layer="backgroundobjects" svg:x1="21.196cm" svg:y1="18.7cm" svg:x2="21.196cm" svg:y2="2.3cm">
          <text:p/>
        </draw:line>
        <draw:line draw:style-name="Mgr26" draw:text-style-name="MP23" draw:layer="backgroundobjects" svg:x1="21.596cm" svg:y1="2.5cm" svg:x2="21.596cm" svg:y2="18.6cm">
          <text:p/>
        </draw:line>
        <draw:line draw:style-name="Mgr26" draw:text-style-name="MP23" draw:layer="backgroundobjects" svg:x1="21.996cm" svg:y1="2.5cm" svg:x2="21.996cm" svg:y2="18.6cm">
          <text:p/>
        </draw:line>
        <draw:line draw:style-name="Mgr26" draw:text-style-name="MP23" draw:layer="backgroundobjects" svg:x1="22.396cm" svg:y1="2.5cm" svg:x2="22.396cm" svg:y2="18.6cm">
          <text:p/>
        </draw:line>
        <draw:line draw:style-name="Mgr25" draw:text-style-name="MP23" draw:layer="backgroundobjects" svg:x1="22.796cm" svg:y1="18.7cm" svg:x2="22.796cm" svg:y2="2.3cm">
          <text:p/>
        </draw:line>
        <draw:line draw:style-name="Mgr26" draw:text-style-name="MP23" draw:layer="backgroundobjects" svg:x1="2.796cm" svg:y1="2.5cm" svg:x2="2.796cm" svg:y2="18.6cm">
          <text:p/>
        </draw:line>
        <draw:line draw:style-name="Mgr26" draw:text-style-name="MP23" draw:layer="backgroundobjects" svg:x1="3.196cm" svg:y1="2.5cm" svg:x2="3.196cm" svg:y2="18.6cm">
          <text:p/>
        </draw:line>
        <draw:line draw:style-name="Mgr26" draw:text-style-name="MP23" draw:layer="backgroundobjects" svg:x1="23.196cm" svg:y1="2.5cm" svg:x2="23.196cm" svg:y2="18.6cm">
          <text:p/>
        </draw:line>
        <draw:line draw:style-name="Mgr26" draw:text-style-name="MP23" draw:layer="backgroundobjects" svg:x1="23.596cm" svg:y1="2.5cm" svg:x2="23.596cm" svg:y2="18.6cm">
          <text:p/>
        </draw:line>
        <draw:line draw:style-name="Mgr26" draw:text-style-name="MP23" draw:layer="backgroundobjects" svg:x1="2.396cm" svg:y1="2.5cm" svg:x2="2.396cm" svg:y2="18.6cm">
          <text:p/>
        </draw:line>
        <draw:line draw:style-name="Mgr26" draw:text-style-name="MP23" draw:layer="backgroundobjects" svg:x1="23.996cm" svg:y1="2.5cm" svg:x2="23.996cm" svg:y2="18.6cm">
          <text:p/>
        </draw:line>
        <draw:line draw:style-name="Mgr25" draw:text-style-name="MP23" draw:layer="backgroundobjects" svg:x1="1.996cm" svg:y1="18.7cm" svg:x2="1.996cm" svg:y2="2.3cm">
          <text:p/>
        </draw:line>
        <draw:line draw:style-name="Mgr25" draw:text-style-name="MP23" draw:layer="backgroundobjects" svg:x1="24.396cm" svg:y1="18.7cm" svg:x2="24.396cm" svg:y2="2.3cm">
          <text:p/>
        </draw:line>
        <draw:line draw:style-name="Mgr26" draw:text-style-name="MP23" draw:layer="backgroundobjects" svg:x1="24.805cm" svg:y1="2.5cm" svg:x2="24.805cm" svg:y2="18.6cm">
          <text:p/>
        </draw:line>
        <draw:line draw:style-name="Mgr26" draw:text-style-name="MP23" draw:layer="backgroundobjects" svg:x1="25.205cm" svg:y1="2.5cm" svg:x2="25.205cm" svg:y2="18.6cm">
          <text:p/>
        </draw:line>
        <draw:line draw:style-name="Mgr26" draw:text-style-name="MP23" draw:layer="backgroundobjects" svg:x1="25.605cm" svg:y1="2.5cm" svg:x2="25.605cm" svg:y2="18.6cm">
          <text:p/>
        </draw:line>
        <draw:line draw:style-name="Mgr25" draw:text-style-name="MP23" draw:layer="backgroundobjects" svg:x1="26.005cm" svg:y1="18.7cm" svg:x2="26.005cm" svg:y2="2.3cm">
          <text:p/>
        </draw:line>
      </draw:g>
      <draw:g>
        <draw:custom-shape draw:name="OTLSHAPE_TB_00000000000000000000000000000000_ScaleContainer" draw:style-name="Mgr27" draw:text-style-name="MP25" draw:layer="backgroundobjects" svg:width="26cm" svg:height="1.057cm" svg:x="1cm" svg:y="9.543cm">
          <text:p/>
          <draw:enhanced-geometry draw:mirror-horizontal="false" draw:mirror-vertical="false" svg:viewBox="0 0 0 0" draw:text-areas="?f5 ?f5 ?f6 ?f7" draw:type="ooxml-roundRect" draw:modifiers="10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TLSHAPE_TB_00000000000000000000000000000000_TimescaleInterval1" draw:style-name="Mgr28" draw:text-style-name="MP27" draw:layer="backgroundobjects" svg:width="1.596cm" svg:height="0.516cm" svg:x="10.003cm" svg:y="9.813cm">
          <text:p text:style-name="MP26"><text:span text:style-name="MT8">M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TLSHAPE_TB_00000000000000000000000000000000_Separator1" draw:style-name="Mgr29" draw:text-style-name="MP7" draw:layer="backgroundobjects" svg:x1="5.199cm" svg:y1="9.771cm" svg:x2="5.199cm" svg:y2="10.371cm">
          <text:p/>
        </draw:line>
        <draw:custom-shape draw:name="OTLSHAPE_TB_00000000000000000000000000000000_TimescaleInterval2" draw:style-name="Mgr30" draw:text-style-name="MP27" draw:layer="backgroundobjects" svg:width="1.596cm" svg:height="0.516cm" svg:x="11.603cm" svg:y="9.813cm">
          <text:p text:style-name="MP26"><text:span text:style-name="MT8">J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TLSHAPE_TB_00000000000000000000000000000000_Separator2" draw:style-name="Mgr29" draw:text-style-name="MP7" draw:layer="backgroundobjects" svg:x1="6.799cm" svg:y1="9.771cm" svg:x2="6.799cm" svg:y2="10.371cm">
          <text:p/>
        </draw:line>
        <draw:custom-shape draw:name="OTLSHAPE_TB_00000000000000000000000000000000_TimescaleInterval3" draw:style-name="Mgr31" draw:text-style-name="MP27" draw:layer="backgroundobjects" svg:width="1.6cm" svg:height="0.516cm" svg:x="13.199cm" svg:y="9.813cm">
          <text:p text:style-name="MP26"><text:span text:style-name="MT9">J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TLSHAPE_TB_00000000000000000000000000000000_Separator3" draw:style-name="Mgr29" draw:text-style-name="MP7" draw:layer="backgroundobjects" svg:x1="8.399cm" svg:y1="9.771cm" svg:x2="8.399cm" svg:y2="10.371cm">
          <text:p/>
        </draw:line>
        <draw:custom-shape draw:name="OTLSHAPE_TB_00000000000000000000000000000000_TimescaleInterval4" draw:style-name="Mgr32" draw:text-style-name="MP27" draw:layer="backgroundobjects" svg:width="1.6cm" svg:height="0.516cm" svg:x="14.799cm" svg:y="9.813cm">
          <text:p text:style-name="MP26"><text:span text:style-name="MT9">Au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TLSHAPE_TB_00000000000000000000000000000000_Separator4" draw:style-name="Mgr29" draw:text-style-name="MP7" draw:layer="backgroundobjects" svg:x1="10.003cm" svg:y1="9.771cm" svg:x2="10.003cm" svg:y2="10.371cm">
          <text:p/>
        </draw:line>
        <draw:custom-shape draw:name="OTLSHAPE_TB_00000000000000000000000000000000_TimescaleInterval5" draw:style-name="Mgr33" draw:text-style-name="MP27" draw:layer="backgroundobjects" svg:width="1.6cm" svg:height="0.516cm" svg:x="16.399cm" svg:y="9.813cm">
          <text:p text:style-name="MP26"><text:span text:style-name="MT8">S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TLSHAPE_TB_00000000000000000000000000000000_Separator5" draw:style-name="Mgr29" draw:text-style-name="MP7" draw:layer="backgroundobjects" svg:x1="11.603cm" svg:y1="9.746cm" svg:x2="11.603cm" svg:y2="10.397cm">
          <text:p/>
        </draw:line>
        <draw:custom-shape draw:name="OTLSHAPE_TB_00000000000000000000000000000000_TimescaleInterval6" draw:style-name="Mgr34" draw:text-style-name="MP27" draw:layer="backgroundobjects" svg:width="1.6cm" svg:height="0.516cm" svg:x="17.999cm" svg:y="9.813cm">
          <text:p text:style-name="MP26"><text:span text:style-name="MT10">O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TLSHAPE_TB_00000000000000000000000000000000_Separator6" draw:style-name="Mgr29" draw:text-style-name="MP7" draw:layer="backgroundobjects" svg:x1="13.199cm" svg:y1="9.771cm" svg:x2="13.199cm" svg:y2="10.371cm">
          <text:p/>
        </draw:line>
        <draw:custom-shape draw:name="OTLSHAPE_TB_00000000000000000000000000000000_TimescaleInterval7" draw:style-name="Mgr35" draw:text-style-name="MP27" draw:layer="backgroundobjects" svg:width="1.596cm" svg:height="0.516cm" svg:x="19.603cm" svg:y="9.813cm">
          <text:p text:style-name="MP26"><text:span text:style-name="MT9">N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TLSHAPE_TB_00000000000000000000000000000000_Separator7" draw:style-name="Mgr29" draw:text-style-name="MP7" draw:layer="backgroundobjects" svg:x1="14.799cm" svg:y1="9.771cm" svg:x2="14.799cm" svg:y2="10.371cm">
          <text:p/>
        </draw:line>
        <draw:line draw:name="OTLSHAPE_TB_00000000000000000000000000000000_Separator8" draw:style-name="Mgr29" draw:text-style-name="MP7" draw:layer="backgroundobjects" svg:x1="16.399cm" svg:y1="9.771cm" svg:x2="16.399cm" svg:y2="10.371cm">
          <text:p/>
        </draw:line>
        <draw:line draw:name="OTLSHAPE_TB_00000000000000000000000000000000_Separator8" draw:style-name="Mgr29" draw:text-style-name="MP7" draw:layer="backgroundobjects" svg:x1="17.999cm" svg:y1="9.771cm" svg:x2="17.999cm" svg:y2="10.371cm">
          <text:p/>
        </draw:line>
        <draw:line draw:name="OTLSHAPE_TB_00000000000000000000000000000000_Separator8" draw:style-name="Mgr29" draw:text-style-name="MP7" draw:layer="backgroundobjects" svg:x1="19.599cm" svg:y1="9.752cm" svg:x2="19.599cm" svg:y2="10.39cm">
          <text:p/>
        </draw:line>
        <draw:line draw:name="OTLSHAPE_TB_00000000000000000000000000000000_Separator8" draw:style-name="Mgr29" draw:text-style-name="MP7" draw:layer="backgroundobjects" svg:x1="21.199cm" svg:y1="9.771cm" svg:x2="21.199cm" svg:y2="10.371cm">
          <text:p/>
        </draw:line>
        <draw:custom-shape draw:name="OTLSHAPE_TB_00000000000000000000000000000000_TimescaleInterval1" draw:style-name="Mgr36" draw:text-style-name="MP27" draw:layer="backgroundobjects" svg:width="1.596cm" svg:height="0.516cm" svg:x="8.403cm" svg:y="9.813cm">
          <text:p text:style-name="MP26"><text:span text:style-name="MT8">Ap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B_00000000000000000000000000000000_TimescaleInterval1" draw:style-name="Mgr37" draw:text-style-name="MP27" draw:layer="backgroundobjects" svg:width="1.604cm" svg:height="0.516cm" svg:x="6.799cm" svg:y="9.813cm">
          <text:p text:style-name="MP26"><text:span text:style-name="MT8">M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B_00000000000000000000000000000000_TimescaleInterval1" draw:style-name="Mgr38" draw:text-style-name="MP27" draw:layer="backgroundobjects" svg:width="1.6cm" svg:height="0.516cm" svg:x="5.199cm" svg:y="9.813cm">
          <text:p text:style-name="MP26"><text:span text:style-name="MT8">F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TLSHAPE_TB_00000000000000000000000000000000_Separator1" draw:style-name="Mgr29" draw:text-style-name="MP7" draw:layer="backgroundobjects" svg:x1="3.599cm" svg:y1="9.771cm" svg:x2="3.594cm" svg:y2="10.371cm">
          <text:p/>
        </draw:line>
        <draw:custom-shape draw:name="OTLSHAPE_TB_00000000000000000000000000000000_TimescaleInterval1" draw:style-name="Mgr39" draw:text-style-name="MP27" draw:layer="backgroundobjects" svg:width="1.6cm" svg:height="0.516cm" svg:x="3.599cm" svg:y="9.813cm">
          <text:p text:style-name="MP26"><text:span text:style-name="MT8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B_00000000000000000000000000000000_TimescaleInterval7" draw:style-name="Mgr40" draw:text-style-name="MP27" draw:layer="backgroundobjects" svg:width="1.6cm" svg:height="0.516cm" svg:x="21.199cm" svg:y="9.813cm">
          <text:p text:style-name="MP26"><text:span text:style-name="MT9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TLSHAPE_TB_00000000000000000000000000000000_Separator8" draw:style-name="Mgr29" draw:text-style-name="MP7" draw:layer="backgroundobjects" svg:x1="22.799cm" svg:y1="9.771cm" svg:x2="22.799cm" svg:y2="10.371cm">
          <text:p/>
        </draw:line>
        <draw:line draw:name="OTLSHAPE_TB_00000000000000000000000000000000_Separator1" draw:style-name="Mgr29" draw:text-style-name="MP7" draw:layer="backgroundobjects" svg:x1="2cm" svg:y1="9.771cm" svg:x2="1.995cm" svg:y2="10.371cm">
          <text:p/>
        </draw:line>
        <draw:line draw:name="OTLSHAPE_TB_00000000000000000000000000000000_Separator8" draw:style-name="Mgr29" draw:text-style-name="MP7" draw:layer="backgroundobjects" svg:x1="24.399cm" svg:y1="9.771cm" svg:x2="24.399cm" svg:y2="10.371cm">
          <text:p/>
        </draw:line>
        <draw:line draw:name="OTLSHAPE_TB_00000000000000000000000000000000_Separator8" draw:style-name="Mgr29" draw:text-style-name="MP7" draw:layer="backgroundobjects" svg:x1="25.999cm" svg:y1="9.771cm" svg:x2="25.999cm" svg:y2="10.371cm">
          <text:p/>
        </draw:line>
      </draw:g>
      <presentation:notes style:page-layout-name="PM0">
        <draw:page-thumbnail presentation:style-name="預設_20_5-title" draw:layer="backgroundobjects" svg:width="14.848cm" svg:height="11.136cm" svg:x="3.075cm" svg:y="2.257cm" presentation:class="page"/>
        <draw:frame presentation:style-name="預設_20_5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預設_20_4" style:display-name="預設 4" style:page-layout-name="PM1" draw:style-name="Mdp1">
      <draw:frame presentation:style-name="預設_20_4-outline1" draw:layer="backgroundobjects" svg:width="26.832cm" svg:height="1.4cm" svg:x="0.6cm" svg:y="19.423cm" presentation:class="outline" presentation:placeholder="true">
        <draw:text-box/>
      </draw:frame>
      <draw:custom-shape draw:name="CustomShape 1" draw:style-name="Mgr9" draw:text-style-name="MP13" draw:layer="backgroundobjects" svg:width="28cm" svg:height="0.2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0" draw:text-style-name="MP14" draw:layer="backgroundobjects" svg:width="28cm" svg:height="1.127cm" svg:x="0cm" svg:y="0.4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2" draw:style-name="Mgr5" draw:text-style-name="MP7" draw:layer="backgroundobjects" svg:width="6.511cm" svg:height="1.658cm" svg:x="20.922cm" svg:y="0.533cm">
        <draw:image xlink:href="Pictures/1000020100000320000000CC92ED98D1A1A58207.png" xlink:type="simple" xlink:show="embed" xlink:actuate="onLoad">
          <text:p/>
        </draw:image>
      </draw:frame>
      <draw:custom-shape draw:name="CustomShape 3" draw:style-name="Mgr11" draw:text-style-name="MP9" draw:layer="backgroundobjects" svg:width="28cm" svg:height="1.802cm" svg:x="0cm" svg:y="19.248cm">
        <text:p text:style-name="MP8"><text:span text:style-name="MT3"><text:s text:c="194"/></text:span><text:span text:style-name="MT4"><text:s text:c="2"/></text:span><text:span text:style-name="MT2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2" draw:text-style-name="MP10" draw:layer="backgroundobjects" svg:width="5.795cm" svg:height="1.114cm" svg:x="1.624cm" svg:y="19.244cm">
        <text:p text:style-name="MP5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12" draw:layer="backgroundobjects" svg:width="19cm" svg:height="1.6cm" svg:x="1.4cm" svg:y="0.4cm" presentation:class="title">
        <draw:text-box>
          <text:p>請按一下滑鼠，編輯題名文字格式。</text:p>
        </draw:text-box>
      </draw:frame>
      <draw:frame draw:style-name="Mgr23" draw:text-style-name="MP23" draw:layer="backgroundobjects" svg:width="2cm" svg:height="2cm" svg:x="0.2cm" svg:y="0.3cm">
        <draw:image xlink:href="Pictures/100037E200001CC600001CC63531727BC5EA3235.svg" xlink:type="simple" xlink:show="embed" xlink:actuate="onLoad">
          <text:p/>
        </draw:image>
        <draw:image xlink:href="Pictures/1000020100000116000001162B3486F6335D7DBD.png" xlink:type="simple" xlink:show="embed" xlink:actuate="onLoad"/>
      </draw:frame>
      <draw:custom-shape draw:name="CustomShape 5" draw:style-name="Mgr13" draw:text-style-name="MP12" draw:layer="backgroundobjects" svg:width="9.691cm" svg:height="0.597cm" svg:x="7.633cm" svg:y="19.423cm">
        <text:p text:style-name="MP11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5" draw:text-style-name="MP7" draw:layer="backgroundobjects" svg:width="3.864cm" svg:height="0.983cm" svg:x="23.568cm" svg:y="19.299cm">
        <draw:image xlink:href="Pictures/1000020100000320000000CC92ED98D1A1A58207.png" xlink:type="simple" xlink:show="embed" xlink:actuate="onLoad">
          <text:p/>
        </draw:image>
      </draw:frame>
      <draw:g>
        <draw:custom-shape draw:name="OTLSHAPE_TB_00000000000000000000000000000000_ScaleContainer" draw:style-name="Mgr41" draw:text-style-name="MP25" draw:layer="backgroundobjects" svg:width="23.739cm" svg:height="1.057cm" svg:x="2.131cm" svg:y="9.972cm">
          <text:p/>
          <draw:enhanced-geometry draw:mirror-horizontal="false" draw:mirror-vertical="false" svg:viewBox="0 0 0 0" draw:text-areas="?f5 ?f5 ?f6 ?f7" draw:type="ooxml-roundRect" draw:modifiers="10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TLSHAPE_TB_00000000000000000000000000000000_TimescaleInterval1" draw:style-name="Mgr42" draw:text-style-name="MP29" draw:layer="backgroundobjects" svg:width="0.775cm" svg:height="0.516cm" svg:x="10.352cm" svg:y="10.243cm">
          <text:p text:style-name="MP28"><text:span text:style-name="MT8">M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TLSHAPE_TB_00000000000000000000000000000000_Separator1" draw:style-name="Mgr29" draw:text-style-name="MP7" draw:layer="backgroundobjects" svg:x1="4.408cm" svg:y1="10.148cm" svg:x2="4.409cm" svg:y2="10.854cm">
          <text:p/>
        </draw:line>
        <draw:custom-shape draw:name="OTLSHAPE_TB_00000000000000000000000000000000_TimescaleInterval2" draw:style-name="Mgr43" draw:text-style-name="MP29" draw:layer="backgroundobjects" svg:width="0.599cm" svg:height="0.516cm" svg:x="12.285cm" svg:y="10.243cm">
          <text:p text:style-name="MP28"><text:span text:style-name="MT8">J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TLSHAPE_TB_00000000000000000000000000000000_Separator2" draw:style-name="Mgr29" draw:text-style-name="MP7" draw:layer="backgroundobjects" svg:x1="6.269cm" svg:y1="10.148cm" svg:x2="6.27cm" svg:y2="10.854cm">
          <text:p/>
        </draw:line>
        <draw:custom-shape draw:name="OTLSHAPE_TB_00000000000000000000000000000000_TimescaleInterval3" draw:style-name="Mgr44" draw:text-style-name="MP29" draw:layer="backgroundobjects" svg:width="0.458cm" svg:height="0.516cm" svg:x="14.146cm" svg:y="10.243cm">
          <text:p text:style-name="MP28"><text:span text:style-name="MT9">J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TLSHAPE_TB_00000000000000000000000000000000_Separator3" draw:style-name="Mgr29" draw:text-style-name="MP7" draw:layer="backgroundobjects" svg:x1="8.203cm" svg:y1="10.148cm" svg:x2="8.204cm" svg:y2="10.854cm">
          <text:p/>
        </draw:line>
        <draw:custom-shape draw:name="OTLSHAPE_TB_00000000000000000000000000000000_TimescaleInterval4" draw:style-name="Mgr45" draw:text-style-name="MP29" draw:layer="backgroundobjects" svg:width="0.669cm" svg:height="0.516cm" svg:x="16.08cm" svg:y="10.243cm">
          <text:p text:style-name="MP28"><text:span text:style-name="MT9">Au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TLSHAPE_TB_00000000000000000000000000000000_Separator4" draw:style-name="Mgr29" draw:text-style-name="MP7" draw:layer="backgroundobjects" svg:x1="10.136cm" svg:y1="10.148cm" svg:x2="10.137cm" svg:y2="10.854cm">
          <text:p/>
        </draw:line>
        <draw:custom-shape draw:name="OTLSHAPE_TB_00000000000000000000000000000000_TimescaleInterval5" draw:style-name="Mgr46" draw:text-style-name="MP29" draw:layer="backgroundobjects" svg:width="0.634cm" svg:height="0.516cm" svg:x="18.013cm" svg:y="10.243cm">
          <text:p text:style-name="MP28"><text:span text:style-name="MT8">S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TLSHAPE_TB_00000000000000000000000000000000_Separator5" draw:style-name="Mgr29" draw:text-style-name="MP7" draw:layer="backgroundobjects" svg:x1="11.997cm" svg:y1="10.148cm" svg:x2="11.998cm" svg:y2="10.854cm">
          <text:p/>
        </draw:line>
        <draw:custom-shape draw:name="OTLSHAPE_TB_00000000000000000000000000000000_TimescaleInterval6" draw:style-name="Mgr47" draw:text-style-name="MP29" draw:layer="backgroundobjects" svg:width="0.634cm" svg:height="0.516cm" svg:x="19.874cm" svg:y="10.243cm">
          <text:p text:style-name="MP28"><text:span text:style-name="MT10">O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TLSHAPE_TB_00000000000000000000000000000000_Separator6" draw:style-name="Mgr29" draw:text-style-name="MP7" draw:layer="backgroundobjects" svg:x1="13.93cm" svg:y1="10.148cm" svg:x2="13.931cm" svg:y2="10.854cm">
          <text:p/>
        </draw:line>
        <draw:custom-shape draw:name="OTLSHAPE_TB_00000000000000000000000000000000_TimescaleInterval7" draw:style-name="Mgr48" draw:text-style-name="MP29" draw:layer="backgroundobjects" svg:width="0.705cm" svg:height="0.516cm" svg:x="21.807cm" svg:y="10.243cm">
          <text:p text:style-name="MP28"><text:span text:style-name="MT9">N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TLSHAPE_TB_00000000000000000000000000000000_Separator7" draw:style-name="Mgr29" draw:text-style-name="MP7" draw:layer="backgroundobjects" svg:x1="15.791cm" svg:y1="10.148cm" svg:x2="15.792cm" svg:y2="10.854cm">
          <text:p/>
        </draw:line>
        <draw:custom-shape draw:name="OTLSHAPE_TB_00000000000000000000000000000000_TimescaleInterval8" draw:style-name="Mgr49" draw:text-style-name="MP29" draw:layer="backgroundobjects" svg:width="0.669cm" svg:height="0.516cm" svg:x="23.668cm" svg:y="10.243cm">
          <text:p text:style-name="MP28"><text:span text:style-name="MT10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TLSHAPE_TB_00000000000000000000000000000000_Separator8" draw:style-name="Mgr29" draw:text-style-name="MP7" draw:layer="backgroundobjects" svg:x1="17.724cm" svg:y1="10.148cm" svg:x2="17.725cm" svg:y2="10.854cm">
          <text:p/>
        </draw:line>
        <draw:line draw:name="OTLSHAPE_TB_00000000000000000000000000000000_Separator8" draw:style-name="Mgr29" draw:text-style-name="MP7" draw:layer="backgroundobjects" svg:x1="19.659cm" svg:y1="10.148cm" svg:x2="19.66cm" svg:y2="10.854cm">
          <text:p/>
        </draw:line>
        <draw:line draw:name="OTLSHAPE_TB_00000000000000000000000000000000_Separator8" draw:style-name="Mgr29" draw:text-style-name="MP7" draw:layer="backgroundobjects" svg:x1="21.594cm" svg:y1="10.148cm" svg:x2="21.595cm" svg:y2="10.854cm">
          <text:p/>
        </draw:line>
        <draw:line draw:name="OTLSHAPE_TB_00000000000000000000000000000000_Separator8" draw:style-name="Mgr29" draw:text-style-name="MP7" draw:layer="backgroundobjects" svg:x1="23.53cm" svg:y1="10.148cm" svg:x2="23.531cm" svg:y2="10.854cm">
          <text:p/>
        </draw:line>
        <draw:custom-shape draw:name="OTLSHAPE_TB_00000000000000000000000000000000_TimescaleInterval1" draw:style-name="Mgr50" draw:text-style-name="MP29" draw:layer="backgroundobjects" svg:width="0.775cm" svg:height="0.516cm" svg:x="8.452cm" svg:y="10.243cm">
          <text:p text:style-name="MP28"><text:span text:style-name="MT8">Ap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B_00000000000000000000000000000000_TimescaleInterval1" draw:style-name="Mgr51" draw:text-style-name="MP29" draw:layer="backgroundobjects" svg:width="0.775cm" svg:height="0.516cm" svg:x="6.552cm" svg:y="10.243cm">
          <text:p text:style-name="MP28"><text:span text:style-name="MT8">M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B_00000000000000000000000000000000_TimescaleInterval1" draw:style-name="Mgr52" draw:text-style-name="MP29" draw:layer="backgroundobjects" svg:width="0.775cm" svg:height="0.516cm" svg:x="4.652cm" svg:y="10.243cm">
          <text:p text:style-name="MP28"><text:span text:style-name="MT8">F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B_00000000000000000000000000000000_TimescaleInterval1" draw:style-name="Mgr53" draw:text-style-name="MP29" draw:layer="backgroundobjects" svg:width="0.775cm" svg:height="0.516cm" svg:x="2.752cm" svg:y="10.243cm">
          <text:p text:style-name="MP28"><text:span text:style-name="MT8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presentation:notes style:page-layout-name="PM0">
        <draw:page-thumbnail presentation:style-name="預設_20_4-title" draw:layer="backgroundobjects" svg:width="0.001cm" svg:height="0.001cm" svg:x="0cm" svg:y="2.257cm" presentation:class="page"/>
        <draw:frame presentation:style-name="預設_20_4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預設_20_2" style:display-name="預設 2" style:page-layout-name="PM1" draw:style-name="Mdp1">
      <draw:frame presentation:style-name="預設_20_2-title" draw:layer="backgroundobjects" svg:width="25.199cm" svg:height="3.506cm" svg:x="1.4cm" svg:y="0.837cm" presentation:class="title" presentation:placeholder="true">
        <draw:text-box/>
      </draw:frame>
      <draw:frame presentation:style-name="預設_20_2-outline1" draw:layer="backgroundobjects" svg:width="25.199cm" svg:height="12.179cm" svg:x="1.4cm" svg:y="4.914cm" presentation:class="outline" presentation:placeholder="true">
        <draw:text-box/>
      </draw:frame>
      <draw:custom-shape draw:name="CustomShape 1" draw:style-name="Mgr9" draw:text-style-name="MP13" draw:layer="backgroundobjects" svg:width="28cm" svg:height="0.2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0" draw:text-style-name="MP14" draw:layer="backgroundobjects" svg:width="28cm" svg:height="1.127cm" svg:x="0cm" svg:y="0.4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2" draw:style-name="Mgr5" draw:text-style-name="MP7" draw:layer="backgroundobjects" svg:width="6.511cm" svg:height="1.658cm" svg:x="20.922cm" svg:y="0.533cm">
        <draw:image xlink:href="Pictures/1000020100000320000000CC92ED98D1A1A58207.png" xlink:type="simple" xlink:show="embed" xlink:actuate="onLoad">
          <text:p/>
        </draw:image>
      </draw:frame>
      <draw:custom-shape draw:name="CustomShape 3" draw:style-name="Mgr11" draw:text-style-name="MP9" draw:layer="backgroundobjects" svg:width="28cm" svg:height="1.802cm" svg:x="0cm" svg:y="19.248cm">
        <text:p text:style-name="MP8"><text:span text:style-name="MT3"><text:s text:c="194"/></text:span><text:span text:style-name="MT4"><text:s text:c="2"/></text:span><text:span text:style-name="MT2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2" draw:text-style-name="MP10" draw:layer="backgroundobjects" svg:width="5.795cm" svg:height="1.114cm" svg:x="1.624cm" svg:y="19.244cm">
        <text:p text:style-name="MP5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3" draw:text-style-name="MP12" draw:layer="backgroundobjects" svg:width="9.691cm" svg:height="0.597cm" svg:x="7.633cm" svg:y="19.423cm">
        <text:p text:style-name="MP11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5" draw:text-style-name="MP7" draw:layer="backgroundobjects" svg:width="3.864cm" svg:height="0.983cm" svg:x="23.568cm" svg:y="19.299cm">
        <draw:image xlink:href="Pictures/1000020100000320000000CC92ED98D1A1A58207.png" xlink:type="simple" xlink:show="embed" xlink:actuate="onLoad">
          <text:p/>
        </draw:image>
      </draw:frame>
      <draw:custom-shape draw:name="CustomShape 1" draw:style-name="Mgr54" draw:text-style-name="MP6" draw:layer="backgroundobjects" svg:width="28cm" svg:height="3.04cm" svg:x="0cm" svg:y="8.285cm">
        <text:p text:style-name="MP5"><text:span text:style-name="MT11"/></text:p>
        <text:p text:style-name="MP5"><text:span text:style-name="MT11"/></text:p>
        <text:p text:style-name="MP5"><text:span text:style-name="MT11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3" draw:style-name="Mgr5" draw:text-style-name="MP7" draw:layer="backgroundobjects" svg:width="8.547cm" svg:height="2.179cm" svg:x="9.116cm" svg:y="8.835cm">
        <draw:image xlink:href="Pictures/1000020100000320000000CC92ED98D1A1A58207.png" xlink:type="simple" xlink:show="embed" xlink:actuate="onLoad">
          <text:p/>
        </draw:image>
      </draw:frame>
      <presentation:notes style:page-layout-name="PM0">
        <draw:page-thumbnail presentation:style-name="預設_20_2-title" draw:layer="backgroundobjects" svg:width="0.001cm" svg:height="0.001cm" svg:x="0cm" svg:y="2.257cm" presentation:class="page"/>
        <draw:frame presentation:style-name="預設_20_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5:45:16.891925361</meta:creation-date>
    <meta:editing-duration>PT11H55M59S</meta:editing-duration>
    <meta:editing-cycles>97</meta:editing-cycles>
    <meta:generator>LibreOffice/5.1.6.2$Linux_X86_64 LibreOffice_project/10m0$Build-2</meta:generator>
    <dc:date>2017-06-28T12:58:57.499971609</dc:date>
    <meta:document-statistic meta:object-count="593"/>
  </office:meta>
</office:document-meta>
</file>